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30">
      <style:table-cell-properties fo:border="thin solid #000000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30">
      <style:table-cell-properties fo:border-top="none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ackground-color="#FFF200"/>
    </style:style>
    <style:style style:name="ce10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14  05:00:00" table:formula="of:=COM.MICROSOFT.CONCAT([.C2];[.D2];[.E2])" table:style-name="ce1">
            <text:p>2022-11-14 <text:s/>05:00:00</text:p>
          </table:table-cell>
          <table:table-cell office:value-type="string" office:string-value="2022-11-14  09:00:00" table:formula="of:=COM.MICROSOFT.CONCAT([.C2];[.D2];[.F2])" table:style-name="ce1">
            <text:p>2022-11-14 <text:s/>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14  19:00:00" table:formula="of:=COM.MICROSOFT.CONCAT([.C3];[.D3];[.E3])" table:style-name="ce1">
            <text:p>2022-11-14 <text:s/>19:00:00</text:p>
          </table:table-cell>
          <table:table-cell office:value-type="string" office:string-value="2022-11-14  20:30:00" table:formula="of:=COM.MICROSOFT.CONCAT([.C3];[.D3];[.F3])" table:style-name="ce1">
            <text:p>2022-11-14 <text:s/>20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4  21:30:00" table:formula="of:=COM.MICROSOFT.CONCAT([.C4];[.D4];[.E4])" table:style-name="ce1">
            <text:p>2022-11-14 <text:s/>21:30:00</text:p>
          </table:table-cell>
          <table:table-cell office:value-type="string" office:string-value="2022-11-14  22:30:00" table:formula="of:=COM.MICROSOFT.CONCAT([.C4];[.D4];[.F4])" table:style-name="ce1">
            <text:p>2022-11-14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30:00</text:p>
          </table:table-cell>
          <table:table-cell office:value-type="string" office:string-value="2022-11-15  22:30:00" table:formula="of:=COM.MICROSOFT.CONCAT([.C5];[.D5];[.E5])" table:style-name="ce1">
            <text:p>2022-11-15 <text:s/>22:30:00</text:p>
          </table:table-cell>
          <table:table-cell office:value-type="string" office:string-value="2022-11-15  23:30:00" table:formula="of:=COM.MICROSOFT.CONCAT([.C5];[.D5];[.F5])" table:style-name="ce1">
            <text:p>2022-11-15 <text:s/>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5  21:30:00" table:formula="of:=COM.MICROSOFT.CONCAT([.C6];[.D6];[.E6])" table:style-name="ce1">
            <text:p>2022-11-15 <text:s/>21:30:00</text:p>
          </table:table-cell>
          <table:table-cell office:value-type="string" office:string-value="2022-11-15  22:30:00" table:formula="of:=COM.MICROSOFT.CONCAT([.C6];[.D6];[.F6])" table:style-name="ce1">
            <text:p>2022-11-15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6  21:30:00" table:formula="of:=COM.MICROSOFT.CONCAT([.C7];[.D7];[.E7])" table:style-name="ce1">
            <text:p>2022-11-16 <text:s/>21:30:00</text:p>
          </table:table-cell>
          <table:table-cell office:value-type="string" office:string-value="2022-11-16  22:30:00" table:formula="of:=COM.MICROSOFT.CONCAT([.C7];[.D7];[.F7])" table:style-name="ce1">
            <text:p>2022-11-16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7  21:30:00" table:formula="of:=COM.MICROSOFT.CONCAT([.C8];[.D8];[.E8])" table:style-name="ce1">
            <text:p>2022-11-17 <text:s/>21:30:00</text:p>
          </table:table-cell>
          <table:table-cell office:value-type="string" office:string-value="2022-11-17  22:30:00" table:formula="of:=COM.MICROSOFT.CONCAT([.C8];[.D8];[.F8])" table:style-name="ce1">
            <text:p>2022-11-17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8  21:30:00" table:formula="of:=COM.MICROSOFT.CONCAT([.C9];[.D9];[.E9])" table:style-name="ce1">
            <text:p>2022-11-18 <text:s/>21:30:00</text:p>
          </table:table-cell>
          <table:table-cell office:value-type="string" office:string-value="2022-11-18  22:30:00" table:formula="of:=COM.MICROSOFT.CONCAT([.C9];[.D9];[.F9])" table:style-name="ce1">
            <text:p>2022-11-18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4  21:45:00" table:formula="of:=COM.MICROSOFT.CONCAT([.C10];[.D10];[.E10])" table:style-name="ce1">
            <text:p>2022-11-14 <text:s/>21:45:00</text:p>
          </table:table-cell>
          <table:table-cell office:value-type="string" office:string-value="2022-11-14  23:00:00" table:formula="of:=COM.MICROSOFT.CONCAT([.C10];[.D10];[.F10])" table:style-name="ce1">
            <text:p>2022-11-14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5  21:45:00" table:formula="of:=COM.MICROSOFT.CONCAT([.C11];[.D11];[.E11])" table:style-name="ce1">
            <text:p>2022-11-15 <text:s/>21:45:00</text:p>
          </table:table-cell>
          <table:table-cell office:value-type="string" office:string-value="2022-11-15  23:00:00" table:formula="of:=COM.MICROSOFT.CONCAT([.C11];[.D11];[.F11])" table:style-name="ce1">
            <text:p>2022-11-15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6  21:45:00" table:formula="of:=COM.MICROSOFT.CONCAT([.C12];[.D12];[.E12])" table:style-name="ce1">
            <text:p>2022-11-16 <text:s/>21:45:00</text:p>
          </table:table-cell>
          <table:table-cell office:value-type="string" office:string-value="2022-11-16  23:00:00" table:formula="of:=COM.MICROSOFT.CONCAT([.C12];[.D12];[.F12])" table:style-name="ce1">
            <text:p>2022-11-16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7  21:45:00" table:formula="of:=COM.MICROSOFT.CONCAT([.C13];[.D13];[.E13])" table:style-name="ce1">
            <text:p>2022-11-17 <text:s/>21:45:00</text:p>
          </table:table-cell>
          <table:table-cell office:value-type="string" office:string-value="2022-11-17  23:00:00" table:formula="of:=COM.MICROSOFT.CONCAT([.C13];[.D13];[.F13])" table:style-name="ce1">
            <text:p>2022-11-17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8  21:45:00" table:formula="of:=COM.MICROSOFT.CONCAT([.C14];[.D14];[.E14])" table:style-name="ce1">
            <text:p>2022-11-18 <text:s/>21:45:00</text:p>
          </table:table-cell>
          <table:table-cell office:value-type="string" office:string-value="2022-11-18  23:00:00" table:formula="of:=COM.MICROSOFT.CONCAT([.C14];[.D14];[.F14])" table:style-name="ce1">
            <text:p>2022-11-18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4  20:30:00" table:formula="of:=COM.MICROSOFT.CONCAT([.C15];[.D15];[.E15])" table:style-name="ce1">
            <text:p>2022-11-14 <text:s/>20:30:00</text:p>
          </table:table-cell>
          <table:table-cell office:value-type="string" office:string-value="2022-11-14  23:00:00" table:formula="of:=COM.MICROSOFT.CONCAT([.C15];[.D15];[.F15])" table:style-name="ce1">
            <text:p>2022-11-14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5  20:30:00" table:formula="of:=COM.MICROSOFT.CONCAT([.C16];[.D16];[.E16])" table:style-name="ce1">
            <text:p>2022-11-15 <text:s/>20:30:00</text:p>
          </table:table-cell>
          <table:table-cell office:value-type="string" office:string-value="2022-11-15  23:00:00" table:formula="of:=COM.MICROSOFT.CONCAT([.C16];[.D16];[.F16])" table:style-name="ce1">
            <text:p>2022-11-15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6  20:30:00" table:formula="of:=COM.MICROSOFT.CONCAT([.C17];[.D17];[.E17])" table:style-name="ce1">
            <text:p>2022-11-16 <text:s/>20:30:00</text:p>
          </table:table-cell>
          <table:table-cell office:value-type="string" office:string-value="2022-11-16  23:00:00" table:formula="of:=COM.MICROSOFT.CONCAT([.C17];[.D17];[.F17])" table:style-name="ce1">
            <text:p>2022-11-1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7  20:30:00" table:formula="of:=COM.MICROSOFT.CONCAT([.C18];[.D18];[.E18])" table:style-name="ce1">
            <text:p>2022-11-17 <text:s/>20:30:00</text:p>
          </table:table-cell>
          <table:table-cell office:value-type="string" office:string-value="2022-11-17  23:00:00" table:formula="of:=COM.MICROSOFT.CONCAT([.C18];[.D18];[.F18])" table:style-name="ce1">
            <text:p>2022-11-1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8  20:30:00" table:formula="of:=COM.MICROSOFT.CONCAT([.C19];[.D19];[.E19])" table:style-name="ce1">
            <text:p>2022-11-18 <text:s/>20:30:00</text:p>
          </table:table-cell>
          <table:table-cell office:value-type="string" office:string-value="2022-11-18  23:00:00" table:formula="of:=COM.MICROSOFT.CONCAT([.C19];[.D19];[.F19])" table:style-name="ce1">
            <text:p>2022-11-18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3:59:00</text:p>
          </table:table-cell>
          <table:table-cell office:value-type="string" office:string-value="2022-11-18  19:00:00" table:formula="of:=COM.MICROSOFT.CONCAT([.C20];[.D20];[.E20])" table:style-name="ce1">
            <text:p>2022-11-18 <text:s/>19:00:00</text:p>
          </table:table-cell>
          <table:table-cell office:value-type="string" office:string-value="2022-11-18  23:59:00" table:formula="of:=COM.MICROSOFT.CONCAT([.C20];[.D20];[.F20])" table:style-name="ce1">
            <text:p>2022-11-18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19:00:00</text:p>
          </table:table-cell>
          <table:table-cell office:value-type="string" office:string-value="2022-11-19  18:00:00" table:formula="of:=COM.MICROSOFT.CONCAT([.C21];[.D21];[.E21])" table:style-name="ce1">
            <text:p>2022-11-19 <text:s/>18:00:00</text:p>
          </table:table-cell>
          <table:table-cell office:value-type="string" office:string-value="2022-11-19  19:00:00" table:formula="of:=COM.MICROSOFT.CONCAT([.C21];[.D21];[.F21])" table:style-name="ce1">
            <text:p>2022-11-19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3:00:00</text:p>
          </table:table-cell>
          <table:table-cell office:value-type="string" table:style-name="ce2">
            <text:p>12:00:00</text:p>
          </table:table-cell>
          <table:table-cell office:value-type="string" office:string-value="2022-11-19  23:00:00" table:formula="of:=COM.MICROSOFT.CONCAT([.C22];[.D22];[.E22])" table:style-name="ce1">
            <text:p>2022-11-19 <text:s/>23:00:00</text:p>
          </table:table-cell>
          <table:table-cell office:value-type="string" office:string-value="2022-11-19  12:00:00" table:formula="of:=COM.MICROSOFT.CONCAT([.C22];[.D22];[.F22])" table:style-name="ce1">
            <text:p>2022-11-19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9  20:30:00" table:formula="of:=COM.MICROSOFT.CONCAT([.C23];[.D23];[.E23])" table:style-name="ce1">
            <text:p>2022-11-19 <text:s/>20:30:00</text:p>
          </table:table-cell>
          <table:table-cell office:value-type="string" office:string-value="2022-11-19  23:00:00" table:formula="of:=COM.MICROSOFT.CONCAT([.C23];[.D23];[.F23])" table:style-name="ce1">
            <text:p>2022-11-1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1-19  21:00:00" table:formula="of:=COM.MICROSOFT.CONCAT([.C24];[.D24];[.E24])" table:style-name="ce1">
            <text:p>2022-11-19 <text:s/>21:00:00</text:p>
          </table:table-cell>
          <table:table-cell office:value-type="string" office:string-value="2022-11-19  23:30:00" table:formula="of:=COM.MICROSOFT.CONCAT([.C24];[.D24];[.F24])" table:style-name="ce1">
            <text:p>2022-11-19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5:00</text:p>
          </table:table-cell>
          <table:table-cell office:value-type="string" table:style-name="ce2">
            <text:p>21:00:00</text:p>
          </table:table-cell>
          <table:table-cell office:value-type="string" office:string-value="2022-11-19  18:25:00" table:formula="of:=COM.MICROSOFT.CONCAT([.C25];[.D25];[.E25])" table:style-name="ce1">
            <text:p>2022-11-19 <text:s/>18:25:00</text:p>
          </table:table-cell>
          <table:table-cell office:value-type="string" office:string-value="2022-11-19  21:00:00" table:formula="of:=COM.MICROSOFT.CONCAT([.C25];[.D25];[.F25])" table:style-name="ce1">
            <text:p>2022-11-19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26:00</text:p>
          </table:table-cell>
          <table:table-cell office:value-type="string" table:style-name="ce2">
            <text:p>22:00:00</text:p>
          </table:table-cell>
          <table:table-cell office:value-type="string" office:string-value="2022-11-19  19:26:00" table:formula="of:=COM.MICROSOFT.CONCAT([.C26];[.D26];[.E26])" table:style-name="ce1">
            <text:p>2022-11-19 <text:s/>19:26:00</text:p>
          </table:table-cell>
          <table:table-cell office:value-type="string" office:string-value="2022-11-19  22:00:00" table:formula="of:=COM.MICROSOFT.CONCAT([.C26];[.D26];[.F26])" table:style-name="ce1">
            <text:p>2022-11-19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 OTT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20  22:00:00" table:formula="of:=COM.MICROSOFT.CONCAT([.C27];[.D27];[.E27])" table:style-name="ce1">
            <text:p>2022-11-20 <text:s/>22:00:00</text:p>
          </table:table-cell>
          <table:table-cell office:value-type="string" office:string-value="2022-11-20  23:30:00" table:formula="of:=COM.MICROSOFT.CONCAT([.C27];[.D27];[.F27])" table:style-name="ce1">
            <text:p>2022-11-2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1-20  18:30:00" table:formula="of:=COM.MICROSOFT.CONCAT([.C28];[.D28];[.E28])" table:style-name="ce1">
            <text:p>2022-11-20 <text:s/>18:30:00</text:p>
          </table:table-cell>
          <table:table-cell office:value-type="string" office:string-value="2022-11-20  20:30:00" table:formula="of:=COM.MICROSOFT.CONCAT([.C28];[.D28];[.F28])" table:style-name="ce1">
            <text:p>2022-11-20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2-11-20  15:30:00" table:formula="of:=COM.MICROSOFT.CONCAT([.C29];[.D29];[.E29])" table:style-name="ce1">
            <text:p>2022-11-20 <text:s/>15:30:00</text:p>
          </table:table-cell>
          <table:table-cell office:value-type="string" office:string-value="2022-11-20  17:30:00" table:formula="of:=COM.MICROSOFT.CONCAT([.C29];[.D29];[.F29])" table:style-name="ce1">
            <text:p>2022-11-20 <text:s/>17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 OTT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20:00</text:p>
          </table:table-cell>
          <table:table-cell office:value-type="string" table:style-name="ce2">
            <text:p>20:00:00</text:p>
          </table:table-cell>
          <table:table-cell office:value-type="string" office:string-value="2022-11-20  13:20:00" table:formula="of:=COM.MICROSOFT.CONCAT([.C30];[.D30];[.E30])" table:style-name="ce1">
            <text:p>2022-11-20 <text:s/>13:20:00</text:p>
          </table:table-cell>
          <table:table-cell office:value-type="string" office:string-value="2022-11-20  20:00:00" table:formula="of:=COM.MICROSOFT.CONCAT([.C30];[.D30];[.F30])" table:style-name="ce1">
            <text:p>2022-11-2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2-11-20  22:00:00" table:formula="of:=COM.MICROSOFT.CONCAT([.C31];[.D31];[.E31])" table:style-name="ce1">
            <text:p>2022-11-20 <text:s/>22:00:00</text:p>
          </table:table-cell>
          <table:table-cell office:value-type="string" office:string-value="2022-11-20  23:59:00" table:formula="of:=COM.MICROSOFT.CONCAT([.C31];[.D31];[.F31])" table:style-name="ce1">
            <text:p>2022-11-20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20  19:00:00" table:formula="of:=COM.MICROSOFT.CONCAT([.C32];[.D32];[.E32])" table:style-name="ce1">
            <text:p>2022-11-20 <text:s/>19:00:00</text:p>
          </table:table-cell>
          <table:table-cell office:value-type="string" office:string-value="2022-11-20  20:00:00" table:formula="of:=COM.MICROSOFT.CONCAT([.C32];[.D32];[.F32])" table:style-name="ce1">
            <text:p>2022-11-2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NAMERICANA TELEVSION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00:00</text:p>
          </table:table-cell>
          <table:table-cell office:value-type="string" office:string-value="2022-11-20  19:50:00" table:formula="of:=COM.MICROSOFT.CONCAT([.C33];[.D33];[.E33])" table:style-name="ce1">
            <text:p>2022-11-20 <text:s/>19:50:00</text:p>
          </table:table-cell>
          <table:table-cell office:value-type="string" office:string-value="2022-11-20  22:00:00" table:formula="of:=COM.MICROSOFT.CONCAT([.C33];[.D33];[.F33])" table:style-name="ce1">
            <text:p>2022-11-20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4];[.D34];[.E34])" table:style-name="ce1">
            <text:p><text:s text:c="2"/></text:p>
          </table:table-cell>
          <table:table-cell office:value-type="string" office:string-value="  " table:formula="of:=COM.MICROSOFT.CONCAT([.C34];[.D34];[.F3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5];[.D35];[.E35])" table:style-name="ce1">
            <text:p><text:s text:c="2"/></text:p>
          </table:table-cell>
          <table:table-cell office:value-type="string" office:string-value="  " table:formula="of:=COM.MICROSOFT.CONCAT([.C35];[.D35];[.F35])" table:style-name="ce1">
            <text:p><text:s text:c="2"/>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5:00:00</text:p>
          </table:table-cell>
          <table:table-cell office:value-type="string" table:style-name="ce4">
            <text:p>9:00:00</text:p>
          </table:table-cell>
          <table:table-cell office:value-type="string" office:string-value="2022-11-21  5:00:00" table:formula="of:=COM.MICROSOFT.CONCAT([.C36];[.D36];[.E36])" table:style-name="ce1">
            <text:p>2022-11-21 <text:s/>5:00:00</text:p>
          </table:table-cell>
          <table:table-cell office:value-type="string" office:string-value="2022-11-21  9:00:00" table:formula="of:=COM.MICROSOFT.CONCAT([.C36];[.D36];[.F36])" table:style-name="ce1">
            <text:p>2022-11-21 <text:s/>9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1  20:40:00" table:formula="of:=COM.MICROSOFT.CONCAT([.C37];[.D37];[.E37])" table:style-name="ce1">
            <text:p>2022-11-21 <text:s/>20:40:00</text:p>
          </table:table-cell>
          <table:table-cell office:value-type="string" office:string-value="2022-11-21  21:40:00" table:formula="of:=COM.MICROSOFT.CONCAT([.C37];[.D37];[.F37])" table:style-name="ce1">
            <text:p>2022-11-21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2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2  20:40:00" table:formula="of:=COM.MICROSOFT.CONCAT([.C38];[.D38];[.E38])" table:style-name="ce1">
            <text:p>2022-11-22 <text:s/>20:40:00</text:p>
          </table:table-cell>
          <table:table-cell office:value-type="string" office:string-value="2022-11-22  21:40:00" table:formula="of:=COM.MICROSOFT.CONCAT([.C38];[.D38];[.F38])" table:style-name="ce1">
            <text:p>2022-11-22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3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3  20:40:00" table:formula="of:=COM.MICROSOFT.CONCAT([.C39];[.D39];[.E39])" table:style-name="ce1">
            <text:p>2022-11-23 <text:s/>20:40:00</text:p>
          </table:table-cell>
          <table:table-cell office:value-type="string" office:string-value="2022-11-23  21:40:00" table:formula="of:=COM.MICROSOFT.CONCAT([.C39];[.D39];[.F39])" table:style-name="ce1">
            <text:p>2022-11-23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4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4  20:40:00" table:formula="of:=COM.MICROSOFT.CONCAT([.C40];[.D40];[.E40])" table:style-name="ce1">
            <text:p>2022-11-24 <text:s/>20:40:00</text:p>
          </table:table-cell>
          <table:table-cell office:value-type="string" office:string-value="2022-11-24  21:40:00" table:formula="of:=COM.MICROSOFT.CONCAT([.C40];[.D40];[.F40])" table:style-name="ce1">
            <text:p>2022-11-24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5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5  20:40:00" table:formula="of:=COM.MICROSOFT.CONCAT([.C41];[.D41];[.E41])" table:style-name="ce1">
            <text:p>2022-11-25 <text:s/>20:40:00</text:p>
          </table:table-cell>
          <table:table-cell office:value-type="string" office:string-value="2022-11-25  21:40:00" table:formula="of:=COM.MICROSOFT.CONCAT([.C41];[.D41];[.F41])" table:style-name="ce1">
            <text:p>2022-11-25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1  21:45:00" table:formula="of:=COM.MICROSOFT.CONCAT([.C42];[.D42];[.E42])" table:style-name="ce1">
            <text:p>2022-11-21 <text:s/>21:45:00</text:p>
          </table:table-cell>
          <table:table-cell office:value-type="string" office:string-value="2022-11-21  23:00:00" table:formula="of:=COM.MICROSOFT.CONCAT([.C42];[.D42];[.F42])" table:style-name="ce1">
            <text:p>2022-11-21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2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2  21:45:00" table:formula="of:=COM.MICROSOFT.CONCAT([.C43];[.D43];[.E43])" table:style-name="ce1">
            <text:p>2022-11-22 <text:s/>21:45:00</text:p>
          </table:table-cell>
          <table:table-cell office:value-type="string" office:string-value="2022-11-22  23:00:00" table:formula="of:=COM.MICROSOFT.CONCAT([.C43];[.D43];[.F43])" table:style-name="ce1">
            <text:p>2022-11-22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3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3  21:45:00" table:formula="of:=COM.MICROSOFT.CONCAT([.C44];[.D44];[.E44])" table:style-name="ce1">
            <text:p>2022-11-23 <text:s/>21:45:00</text:p>
          </table:table-cell>
          <table:table-cell office:value-type="string" office:string-value="2022-11-23  23:00:00" table:formula="of:=COM.MICROSOFT.CONCAT([.C44];[.D44];[.F44])" table:style-name="ce1">
            <text:p>2022-11-23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4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4  21:45:00" table:formula="of:=COM.MICROSOFT.CONCAT([.C45];[.D45];[.E45])" table:style-name="ce1">
            <text:p>2022-11-24 <text:s/>21:45:00</text:p>
          </table:table-cell>
          <table:table-cell office:value-type="string" office:string-value="2022-11-24  23:00:00" table:formula="of:=COM.MICROSOFT.CONCAT([.C45];[.D45];[.F45])" table:style-name="ce1">
            <text:p>2022-11-24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5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5  21:45:00" table:formula="of:=COM.MICROSOFT.CONCAT([.C46];[.D46];[.E46])" table:style-name="ce1">
            <text:p>2022-11-25 <text:s/>21:45:00</text:p>
          </table:table-cell>
          <table:table-cell office:value-type="string" office:string-value="2022-11-25  23:00:00" table:formula="of:=COM.MICROSOFT.CONCAT([.C46];[.D46];[.F46])" table:style-name="ce1">
            <text:p>2022-11-25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1  19:00:00" table:formula="of:=COM.MICROSOFT.CONCAT([.C47];[.D47];[.E47])" table:style-name="ce1">
            <text:p>2022-11-21 <text:s/>19:00:00</text:p>
          </table:table-cell>
          <table:table-cell office:value-type="string" office:string-value="2022-11-21  20:30:00" table:formula="of:=COM.MICROSOFT.CONCAT([.C47];[.D47];[.F47])" table:style-name="ce1">
            <text:p>2022-11-21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2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2  19:00:00" table:formula="of:=COM.MICROSOFT.CONCAT([.C48];[.D48];[.E48])" table:style-name="ce1">
            <text:p>2022-11-22 <text:s/>19:00:00</text:p>
          </table:table-cell>
          <table:table-cell office:value-type="string" office:string-value="2022-11-22  20:30:00" table:formula="of:=COM.MICROSOFT.CONCAT([.C48];[.D48];[.F48])" table:style-name="ce1">
            <text:p>2022-11-22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3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3  19:00:00" table:formula="of:=COM.MICROSOFT.CONCAT([.C49];[.D49];[.E49])" table:style-name="ce1">
            <text:p>2022-11-23 <text:s/>19:00:00</text:p>
          </table:table-cell>
          <table:table-cell office:value-type="string" office:string-value="2022-11-23  20:30:00" table:formula="of:=COM.MICROSOFT.CONCAT([.C49];[.D49];[.F49])" table:style-name="ce1">
            <text:p>2022-11-23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4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4  19:00:00" table:formula="of:=COM.MICROSOFT.CONCAT([.C50];[.D50];[.E50])" table:style-name="ce1">
            <text:p>2022-11-24 <text:s/>19:00:00</text:p>
          </table:table-cell>
          <table:table-cell office:value-type="string" office:string-value="2022-11-24  20:30:00" table:formula="of:=COM.MICROSOFT.CONCAT([.C50];[.D50];[.F50])" table:style-name="ce1">
            <text:p>2022-11-24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5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5  19:00:00" table:formula="of:=COM.MICROSOFT.CONCAT([.C51];[.D51];[.E51])" table:style-name="ce1">
            <text:p>2022-11-25 <text:s/>19:00:00</text:p>
          </table:table-cell>
          <table:table-cell office:value-type="string" office:string-value="2022-11-25  20:30:00" table:formula="of:=COM.MICROSOFT.CONCAT([.C51];[.D51];[.F51])" table:style-name="ce1">
            <text:p>2022-11-25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X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8:15:00</text:p>
          </table:table-cell>
          <table:table-cell office:value-type="string" table:style-name="ce4">
            <text:p>23:45:00</text:p>
          </table:table-cell>
          <table:table-cell office:value-type="string" office:string-value="2022-11-26  18:15:00" table:formula="of:=COM.MICROSOFT.CONCAT([.C52];[.D52];[.E52])" table:style-name="ce1">
            <text:p>2022-11-26 <text:s/>18:15:00</text:p>
          </table:table-cell>
          <table:table-cell office:value-type="string" office:string-value="2022-11-26  23:45:00" table:formula="of:=COM.MICROSOFT.CONCAT([.C52];[.D52];[.F52])" table:style-name="ce1">
            <text:p>2022-11-26 <text:s/>23:45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1:00:00</text:p>
          </table:table-cell>
          <table:table-cell office:value-type="string" table:style-name="ce4">
            <text:p>12:00:00</text:p>
          </table:table-cell>
          <table:table-cell office:value-type="string" office:string-value="2022-11-26  11:00:00" table:formula="of:=COM.MICROSOFT.CONCAT([.C53];[.D53];[.E53])" table:style-name="ce1">
            <text:p>2022-11-26 <text:s/>11:00:00</text:p>
          </table:table-cell>
          <table:table-cell office:value-type="string" office:string-value="2022-11-26  12:00:00" table:formula="of:=COM.MICROSOFT.CONCAT([.C53];[.D53];[.F53])" table:style-name="ce1">
            <text:p>2022-11-26 <text:s/>1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3:00:00</text:p>
          </table:table-cell>
          <table:table-cell office:value-type="string" office:string-value="2022-11-26  20:30:00" table:formula="of:=COM.MICROSOFT.CONCAT([.C54];[.D54];[.E54])" table:style-name="ce1">
            <text:p>2022-11-26 <text:s/>20:30:00</text:p>
          </table:table-cell>
          <table:table-cell office:value-type="string" office:string-value="2022-11-26  23:00:00" table:formula="of:=COM.MICROSOFT.CONCAT([.C54];[.D54];[.F54])" table:style-name="ce1">
            <text:p>2022-11-26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3">
            <text:p>21:00:00</text:p>
          </table:table-cell>
          <table:table-cell office:value-type="string" table:style-name="ce3">
            <text:p>23:30:00</text:p>
          </table:table-cell>
          <table:table-cell office:value-type="string" office:string-value="2022-11-26  21:00:00" table:formula="of:=COM.MICROSOFT.CONCAT([.C55];[.D55];[.E55])" table:style-name="ce1">
            <text:p>2022-11-26 <text:s/>21:00:00</text:p>
          </table:table-cell>
          <table:table-cell office:value-type="string" office:string-value="2022-11-26  23:30:00" table:formula="of:=COM.MICROSOFT.CONCAT([.C55];[.D55];[.F55])" table:style-name="ce1">
            <text:p>2022-11-26 <text:s/>23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SPACE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5:00:00</text:p>
          </table:table-cell>
          <table:table-cell office:value-type="string" table:style-name="ce4">
            <text:p>21:00:00</text:p>
          </table:table-cell>
          <table:table-cell office:value-type="string" office:string-value="2022-11-26  5:00:00" table:formula="of:=COM.MICROSOFT.CONCAT([.C56];[.D56];[.E56])" table:style-name="ce1">
            <text:p>2022-11-26 <text:s/>5:00:00</text:p>
          </table:table-cell>
          <table:table-cell office:value-type="string" office:string-value="2022-11-26  21:00:00" table:formula="of:=COM.MICROSOFT.CONCAT([.C56];[.D56];[.F56])" table:style-name="ce1">
            <text:p>2022-11-26 <text:s/>21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CINECANAL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7:45:00</text:p>
          </table:table-cell>
          <table:table-cell office:value-type="string" table:style-name="ce4">
            <text:p>19:40:00</text:p>
          </table:table-cell>
          <table:table-cell office:value-type="string" office:string-value="2022-11-26  17:45:00" table:formula="of:=COM.MICROSOFT.CONCAT([.C57];[.D57];[.E57])" table:style-name="ce1">
            <text:p>2022-11-26 <text:s/>17:45:00</text:p>
          </table:table-cell>
          <table:table-cell office:value-type="string" office:string-value="2022-11-26  19:40:00" table:formula="of:=COM.MICROSOFT.CONCAT([.C57];[.D57];[.F57])" table:style-name="ce1">
            <text:p>2022-11-26 <text:s/>19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8:30:00</text:p>
          </table:table-cell>
          <table:table-cell office:value-type="string" table:style-name="ce4">
            <text:p>20:30:00</text:p>
          </table:table-cell>
          <table:table-cell office:value-type="string" office:string-value="2022-11-27  18:30:00" table:formula="of:=COM.MICROSOFT.CONCAT([.C58];[.D58];[.E58])" table:style-name="ce1">
            <text:p>2022-11-27 <text:s/>18:30:00</text:p>
          </table:table-cell>
          <table:table-cell office:value-type="string" office:string-value="2022-11-27  20:30:00" table:formula="of:=COM.MICROSOFT.CONCAT([.C58];[.D58];[.F58])" table:style-name="ce1">
            <text:p>2022-11-27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 DEPORTES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00:00</text:p>
          </table:table-cell>
          <table:table-cell office:value-type="string" office:string-value="2022-11-27  19:00:00" table:formula="of:=COM.MICROSOFT.CONCAT([.C59];[.D59];[.E59])" table:style-name="ce1">
            <text:p>2022-11-27 <text:s/>19:00:00</text:p>
          </table:table-cell>
          <table:table-cell office:value-type="string" office:string-value="2022-11-27  20:00:00" table:formula="of:=COM.MICROSOFT.CONCAT([.C59];[.D59];[.F59])" table:style-name="ce1">
            <text:p>2022-11-27 <text:s/>20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TNT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00:00</text:p>
          </table:table-cell>
          <table:table-cell office:value-type="string" table:style-name="ce4">
            <text:p>22:00:00</text:p>
          </table:table-cell>
          <table:table-cell office:value-type="string" office:string-value="2022-11-27  20:00:00" table:formula="of:=COM.MICROSOFT.CONCAT([.C60];[.D60];[.E60])" table:style-name="ce1">
            <text:p>2022-11-27 <text:s/>20:00:00</text:p>
          </table:table-cell>
          <table:table-cell office:value-type="string" office:string-value="2022-11-27  22:00:00" table:formula="of:=COM.MICROSOFT.CONCAT([.C60];[.D60];[.F60])" table:style-name="ce1">
            <text:p>2022-11-27 <text:s/>2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SPACE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00:00</text:p>
          </table:table-cell>
          <table:table-cell office:value-type="string" table:style-name="ce4">
            <text:p>22:00:00</text:p>
          </table:table-cell>
          <table:table-cell office:value-type="string" office:string-value="2022-11-27  20:00:00" table:formula="of:=COM.MICROSOFT.CONCAT([.C61];[.D61];[.E61])" table:style-name="ce1">
            <text:p>2022-11-27 <text:s/>20:00:00</text:p>
          </table:table-cell>
          <table:table-cell office:value-type="string" office:string-value="2022-11-27  22:00:00" table:formula="of:=COM.MICROSOFT.CONCAT([.C61];[.D61];[.F61])" table:style-name="ce1">
            <text:p>2022-11-27 <text:s/>2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WARNER CHANNEL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20:00</text:p>
          </table:table-cell>
          <table:table-cell office:value-type="string" table:style-name="ce4">
            <text:p>21:20:00</text:p>
          </table:table-cell>
          <table:table-cell office:value-type="string" office:string-value="2022-11-27  19:20:00" table:formula="of:=COM.MICROSOFT.CONCAT([.C62];[.D62];[.E62])" table:style-name="ce1">
            <text:p>2022-11-27 <text:s/>19:20:00</text:p>
          </table:table-cell>
          <table:table-cell office:value-type="string" office:string-value="2022-11-27  21:20:00" table:formula="of:=COM.MICROSOFT.CONCAT([.C62];[.D62];[.F62])" table:style-name="ce1">
            <text:p>2022-11-27 <text:s/>21:2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6">
            <text:p>20:00:00</text:p>
          </table:table-cell>
          <table:table-cell office:value-type="string" office:string-value="2022-11-27  19:00:00" table:formula="of:=COM.MICROSOFT.CONCAT([.C63];[.D63];[.E63])" table:style-name="ce1">
            <text:p>2022-11-27 <text:s/>19:00:00</text:p>
          </table:table-cell>
          <table:table-cell office:value-type="string" office:string-value="2022-11-27  20:00:00" table:formula="of:=COM.MICROSOFT.CONCAT([.C63];[.D63];[.F63])" table:style-name="ce1">
            <text:p>2022-11-27 <text:s/>20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7">
            <text:p>20:00:00</text:p>
          </table:table-cell>
          <table:table-cell office:value-type="string" table:style-name="ce8">
            <text:p>22:00:00</text:p>
          </table:table-cell>
          <table:table-cell office:value-type="string" office:string-value="2022-11-27  20:00:00" table:formula="of:=COM.MICROSOFT.CONCAT([.C64];[.D64];[.E64])" table:style-name="ce1">
            <text:p>2022-11-27 <text:s/>20:00:00</text:p>
          </table:table-cell>
          <table:table-cell office:value-type="string" office:string-value="2022-11-27  22:00:00" table:formula="of:=COM.MICROSOFT.CONCAT([.C64];[.D64];[.F64])" table:style-name="ce1">
            <text:p>2022-11-27 <text:s/>2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4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2:00:00</text:p>
          </table:table-cell>
          <table:table-cell office:value-type="string" table:style-name="ce6">
            <text:p>23:59:00</text:p>
          </table:table-cell>
          <table:table-cell office:value-type="string" office:string-value="2022-11-27  22:00:00" table:formula="of:=COM.MICROSOFT.CONCAT([.C65];[.D65];[.E65])" table:style-name="ce1">
            <text:p>2022-11-27 <text:s/>22:00:00</text:p>
          </table:table-cell>
          <table:table-cell office:value-type="string" office:string-value="2022-11-27  23:59:00" table:formula="of:=COM.MICROSOFT.CONCAT([.C65];[.D65];[.F65])" table:style-name="ce1">
            <text:p>2022-11-27 <text:s/>23:59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66];[.D66];[.E66])" table:style-name="ce1">
            <text:p><text:s text:c="2"/></text:p>
          </table:table-cell>
          <table:table-cell office:value-type="string" office:string-value="  " table:formula="of:=COM.MICROSOFT.CONCAT([.C66];[.D66];[.F66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67];[.D67];[.E67])" table:style-name="ce1">
            <text:p><text:s text:c="2"/></text:p>
          </table:table-cell>
          <table:table-cell office:value-type="string" office:string-value="  " table:formula="of:=COM.MICROSOFT.CONCAT([.C67];[.D67];[.F67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68];[.D68];[.E68])" table:style-name="ce1">
            <text:p><text:s text:c="2"/></text:p>
          </table:table-cell>
          <table:table-cell office:value-type="string" office:string-value="  " table:formula="of:=COM.MICROSOFT.CONCAT([.C68];[.D68];[.F68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28  05:00:00" table:formula="of:=COM.MICROSOFT.CONCAT([.C69];[.D69];[.E69])" table:style-name="ce1">
            <text:p>2022-11-28 <text:s/>05:00:00</text:p>
          </table:table-cell>
          <table:table-cell office:value-type="string" office:string-value="2022-11-28  09:00:00" table:formula="of:=COM.MICROSOFT.CONCAT([.C69];[.D69];[.F69])" table:style-name="ce1">
            <text:p>2022-11-28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28  19:00:00" table:formula="of:=COM.MICROSOFT.CONCAT([.C70];[.D70];[.E70])" table:style-name="ce1">
            <text:p>2022-11-28 <text:s/>19:00:00</text:p>
          </table:table-cell>
          <table:table-cell office:value-type="string" office:string-value="2022-11-28  20:00:00" table:formula="of:=COM.MICROSOFT.CONCAT([.C70];[.D70];[.F70])" table:style-name="ce1">
            <text:p>2022-11-2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29  19:00:00" table:formula="of:=COM.MICROSOFT.CONCAT([.C71];[.D71];[.E71])" table:style-name="ce1">
            <text:p>2022-11-29 <text:s/>19:00:00</text:p>
          </table:table-cell>
          <table:table-cell office:value-type="string" office:string-value="2022-11-29  20:00:00" table:formula="of:=COM.MICROSOFT.CONCAT([.C71];[.D71];[.F71])" table:style-name="ce1">
            <text:p>2022-11-29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30  19:00:00" table:formula="of:=COM.MICROSOFT.CONCAT([.C72];[.D72];[.E72])" table:style-name="ce1">
            <text:p>2022-11-30 <text:s/>19:00:00</text:p>
          </table:table-cell>
          <table:table-cell office:value-type="string" office:string-value="2022-11-30  20:00:00" table:formula="of:=COM.MICROSOFT.CONCAT([.C72];[.D72];[.F72])" table:style-name="ce1">
            <text:p>2022-11-3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01  19:00:00" table:formula="of:=COM.MICROSOFT.CONCAT([.C73];[.D73];[.E73])" table:style-name="ce1">
            <text:p>2022-12-01 <text:s/>19:00:00</text:p>
          </table:table-cell>
          <table:table-cell office:value-type="string" office:string-value="2022-12-01  20:00:00" table:formula="of:=COM.MICROSOFT.CONCAT([.C73];[.D73];[.F73])" table:style-name="ce1">
            <text:p>2022-12-0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02  19:00:00" table:formula="of:=COM.MICROSOFT.CONCAT([.C74];[.D74];[.E74])" table:style-name="ce1">
            <text:p>2022-12-02 <text:s/>19:00:00</text:p>
          </table:table-cell>
          <table:table-cell office:value-type="string" office:string-value="2022-12-02  20:00:00" table:formula="of:=COM.MICROSOFT.CONCAT([.C74];[.D74];[.F74])" table:style-name="ce1">
            <text:p>2022-12-0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28  20:30:00" table:formula="of:=COM.MICROSOFT.CONCAT([.C75];[.D75];[.E75])" table:style-name="ce1">
            <text:p>2022-11-28 <text:s/>20:30:00</text:p>
          </table:table-cell>
          <table:table-cell office:value-type="string" office:string-value="2022-11-28  22:00:00" table:formula="of:=COM.MICROSOFT.CONCAT([.C75];[.D75];[.F75])" table:style-name="ce1">
            <text:p>2022-11-2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29  20:30:00" table:formula="of:=COM.MICROSOFT.CONCAT([.C76];[.D76];[.E76])" table:style-name="ce1">
            <text:p>2022-11-29 <text:s/>20:30:00</text:p>
          </table:table-cell>
          <table:table-cell office:value-type="string" office:string-value="2022-11-29  22:00:00" table:formula="of:=COM.MICROSOFT.CONCAT([.C76];[.D76];[.F76])" table:style-name="ce1">
            <text:p>2022-11-29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30  20:30:00" table:formula="of:=COM.MICROSOFT.CONCAT([.C77];[.D77];[.E77])" table:style-name="ce1">
            <text:p>2022-11-30 <text:s/>20:30:00</text:p>
          </table:table-cell>
          <table:table-cell office:value-type="string" office:string-value="2022-11-30  22:00:00" table:formula="of:=COM.MICROSOFT.CONCAT([.C77];[.D77];[.F77])" table:style-name="ce1">
            <text:p>2022-11-30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1  20:30:00" table:formula="of:=COM.MICROSOFT.CONCAT([.C78];[.D78];[.E78])" table:style-name="ce1">
            <text:p>2022-12-01 <text:s/>20:30:00</text:p>
          </table:table-cell>
          <table:table-cell office:value-type="string" office:string-value="2022-12-01  22:00:00" table:formula="of:=COM.MICROSOFT.CONCAT([.C78];[.D78];[.F78])" table:style-name="ce1">
            <text:p>2022-12-0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2  20:30:00" table:formula="of:=COM.MICROSOFT.CONCAT([.C79];[.D79];[.E79])" table:style-name="ce1">
            <text:p>2022-12-02 <text:s/>20:30:00</text:p>
          </table:table-cell>
          <table:table-cell office:value-type="string" office:string-value="2022-12-02  22:00:00" table:formula="of:=COM.MICROSOFT.CONCAT([.C79];[.D79];[.F79])" table:style-name="ce1">
            <text:p>2022-12-02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28  19:00:00" table:formula="of:=COM.MICROSOFT.CONCAT([.C80];[.D80];[.E80])" table:style-name="ce1">
            <text:p>2022-11-28 <text:s/>19:00:00</text:p>
          </table:table-cell>
          <table:table-cell office:value-type="string" office:string-value="2022-11-28  20:30:00" table:formula="of:=COM.MICROSOFT.CONCAT([.C80];[.D80];[.F80])" table:style-name="ce1">
            <text:p>2022-11-28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29  19:00:00" table:formula="of:=COM.MICROSOFT.CONCAT([.C81];[.D81];[.E81])" table:style-name="ce1">
            <text:p>2022-11-29 <text:s/>19:00:00</text:p>
          </table:table-cell>
          <table:table-cell office:value-type="string" office:string-value="2022-11-29  20:30:00" table:formula="of:=COM.MICROSOFT.CONCAT([.C81];[.D81];[.F81])" table:style-name="ce1">
            <text:p>2022-11-29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30  19:00:00" table:formula="of:=COM.MICROSOFT.CONCAT([.C82];[.D82];[.E82])" table:style-name="ce1">
            <text:p>2022-11-30 <text:s/>19:00:00</text:p>
          </table:table-cell>
          <table:table-cell office:value-type="string" office:string-value="2022-11-30  20:30:00" table:formula="of:=COM.MICROSOFT.CONCAT([.C82];[.D82];[.F82])" table:style-name="ce1">
            <text:p>2022-11-30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2-01  19:00:00" table:formula="of:=COM.MICROSOFT.CONCAT([.C83];[.D83];[.E83])" table:style-name="ce1">
            <text:p>2022-12-01 <text:s/>19:00:00</text:p>
          </table:table-cell>
          <table:table-cell office:value-type="string" office:string-value="2022-12-01  20:30:00" table:formula="of:=COM.MICROSOFT.CONCAT([.C83];[.D83];[.F83])" table:style-name="ce1">
            <text:p>2022-12-01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2-02  19:00:00" table:formula="of:=COM.MICROSOFT.CONCAT([.C84];[.D84];[.E84])" table:style-name="ce1">
            <text:p>2022-12-02 <text:s/>19:00:00</text:p>
          </table:table-cell>
          <table:table-cell office:value-type="string" office:string-value="2022-12-02  20:30:00" table:formula="of:=COM.MICROSOFT.CONCAT([.C84];[.D84];[.F84])" table:style-name="ce1">
            <text:p>2022-12-02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1-28  14:00:00" table:formula="of:=COM.MICROSOFT.CONCAT([.C85];[.D85];[.E85])" table:style-name="ce1">
            <text:p>2022-11-28 <text:s/>14:00:00</text:p>
          </table:table-cell>
          <table:table-cell office:value-type="string" office:string-value="2022-11-28  19:30:00" table:formula="of:=COM.MICROSOFT.CONCAT([.C85];[.D85];[.F85])" table:style-name="ce1">
            <text:p>2022-11-28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1-29  14:00:00" table:formula="of:=COM.MICROSOFT.CONCAT([.C86];[.D86];[.E86])" table:style-name="ce1">
            <text:p>2022-11-29 <text:s/>14:00:00</text:p>
          </table:table-cell>
          <table:table-cell office:value-type="string" office:string-value="2022-11-29  19:30:00" table:formula="of:=COM.MICROSOFT.CONCAT([.C86];[.D86];[.F86])" table:style-name="ce1">
            <text:p>2022-11-29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1-30  14:00:00" table:formula="of:=COM.MICROSOFT.CONCAT([.C87];[.D87];[.E87])" table:style-name="ce1">
            <text:p>2022-11-30 <text:s/>14:00:00</text:p>
          </table:table-cell>
          <table:table-cell office:value-type="string" office:string-value="2022-11-30  19:30:00" table:formula="of:=COM.MICROSOFT.CONCAT([.C87];[.D87];[.F87])" table:style-name="ce1">
            <text:p>2022-11-30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1  14:00:00" table:formula="of:=COM.MICROSOFT.CONCAT([.C88];[.D88];[.E88])" table:style-name="ce1">
            <text:p>2022-12-01 <text:s/>14:00:00</text:p>
          </table:table-cell>
          <table:table-cell office:value-type="string" office:string-value="2022-12-01  19:30:00" table:formula="of:=COM.MICROSOFT.CONCAT([.C88];[.D88];[.F88])" table:style-name="ce1">
            <text:p>2022-12-01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2  14:00:00" table:formula="of:=COM.MICROSOFT.CONCAT([.C89];[.D89];[.E89])" table:style-name="ce1">
            <text:p>2022-12-02 <text:s/>14:00:00</text:p>
          </table:table-cell>
          <table:table-cell office:value-type="string" office:string-value="2022-12-02  19:30:00" table:formula="of:=COM.MICROSOFT.CONCAT([.C89];[.D89];[.F89])" table:style-name="ce1">
            <text:p>2022-12-02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4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7:00:00</text:p>
          </table:table-cell>
          <table:table-cell office:value-type="string" office:string-value="2022-12-03  13:00:00" table:formula="of:=COM.MICROSOFT.CONCAT([.C90];[.D90];[.E90])" table:style-name="ce1">
            <text:p>2022-12-03 <text:s/>13:00:00</text:p>
          </table:table-cell>
          <table:table-cell office:value-type="string" office:string-value="2022-12-03  17:00:00" table:formula="of:=COM.MICROSOFT.CONCAT([.C90];[.D90];[.F90])" table:style-name="ce1">
            <text:p>2022-12-03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ILLAX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2-12-03  20:00:00" table:formula="of:=COM.MICROSOFT.CONCAT([.C91];[.D91];[.E91])" table:style-name="ce1">
            <text:p>2022-12-03 <text:s/>20:00:00</text:p>
          </table:table-cell>
          <table:table-cell office:value-type="string" office:string-value="2022-12-03  21:00:00" table:formula="of:=COM.MICROSOFT.CONCAT([.C91];[.D91];[.F91])" table:style-name="ce1">
            <text:p>2022-12-03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50:00</text:p>
          </table:table-cell>
          <table:table-cell office:value-type="string" table:style-name="ce2">
            <text:p>22:00:00</text:p>
          </table:table-cell>
          <table:table-cell office:value-type="string" office:string-value="2022-12-03  14:50:00" table:formula="of:=COM.MICROSOFT.CONCAT([.C92];[.D92];[.E92])" table:style-name="ce1">
            <text:p>2022-12-03 <text:s/>14:50:00</text:p>
          </table:table-cell>
          <table:table-cell office:value-type="string" office:string-value="2022-12-03  22:00:00" table:formula="of:=COM.MICROSOFT.CONCAT([.C92];[.D92];[.F92])" table:style-name="ce1">
            <text:p>2022-12-03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3:00:00</text:p>
          </table:table-cell>
          <table:table-cell office:value-type="string" table:style-name="ce2">
            <text:p>12:00:00</text:p>
          </table:table-cell>
          <table:table-cell office:value-type="string" office:string-value="2022-12-03  23:00:00" table:formula="of:=COM.MICROSOFT.CONCAT([.C93];[.D93];[.E93])" table:style-name="ce1">
            <text:p>2022-12-03 <text:s/>23:00:00</text:p>
          </table:table-cell>
          <table:table-cell office:value-type="string" office:string-value="2022-12-03  12:00:00" table:formula="of:=COM.MICROSOFT.CONCAT([.C93];[.D93];[.F93])" table:style-name="ce1">
            <text:p>2022-12-03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03  19:00:00" table:formula="of:=COM.MICROSOFT.CONCAT([.C94];[.D94];[.E94])" table:style-name="ce1">
            <text:p>2022-12-03 <text:s/>19:00:00</text:p>
          </table:table-cell>
          <table:table-cell office:value-type="string" office:string-value="2022-12-03  21:00:00" table:formula="of:=COM.MICROSOFT.CONCAT([.C94];[.D94];[.F94])" table:style-name="ce1">
            <text:p>2022-12-03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03  20:30:00" table:formula="of:=COM.MICROSOFT.CONCAT([.C95];[.D95];[.E95])" table:style-name="ce1">
            <text:p>2022-12-03 <text:s/>20:30:00</text:p>
          </table:table-cell>
          <table:table-cell office:value-type="string" office:string-value="2022-12-03  23:00:00" table:formula="of:=COM.MICROSOFT.CONCAT([.C95];[.D95];[.F95])" table:style-name="ce1">
            <text:p>2022-12-0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03  21:00:00" table:formula="of:=COM.MICROSOFT.CONCAT([.C96];[.D96];[.E96])" table:style-name="ce1">
            <text:p>2022-12-03 <text:s/>21:00:00</text:p>
          </table:table-cell>
          <table:table-cell office:value-type="string" office:string-value="2022-12-03  23:30:00" table:formula="of:=COM.MICROSOFT.CONCAT([.C96];[.D96];[.F96])" table:style-name="ce1">
            <text:p>2022-12-03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3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04  21:00:00" table:formula="of:=COM.MICROSOFT.CONCAT([.C97];[.D97];[.E97])" table:style-name="ce1">
            <text:p>2022-12-04 <text:s/>21:00:00</text:p>
          </table:table-cell>
          <table:table-cell office:value-type="string" office:string-value="2022-12-04  23:30:00" table:formula="of:=COM.MICROSOFT.CONCAT([.C97];[.D97];[.F97])" table:style-name="ce1">
            <text:p>2022-12-04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04  18:30:00" table:formula="of:=COM.MICROSOFT.CONCAT([.C98];[.D98];[.E98])" table:style-name="ce1">
            <text:p>2022-12-04 <text:s/>18:30:00</text:p>
          </table:table-cell>
          <table:table-cell office:value-type="string" office:string-value="2022-12-04  20:30:00" table:formula="of:=COM.MICROSOFT.CONCAT([.C98];[.D98];[.F98])" table:style-name="ce1">
            <text:p>2022-12-04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30:00</text:p>
          </table:table-cell>
          <table:table-cell office:value-type="string" office:string-value="2022-12-04  21:00:00" table:formula="of:=COM.MICROSOFT.CONCAT([.C99];[.D99];[.E99])" table:style-name="ce1">
            <text:p>2022-12-04 <text:s/>21:00:00</text:p>
          </table:table-cell>
          <table:table-cell office:value-type="string" office:string-value="2022-12-04  22:30:00" table:formula="of:=COM.MICROSOFT.CONCAT([.C99];[.D99];[.F99])" table:style-name="ce1">
            <text:p>2022-12-0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5:00</text:p>
          </table:table-cell>
          <table:table-cell office:value-type="string" table:style-name="ce2">
            <text:p>23:00:00</text:p>
          </table:table-cell>
          <table:table-cell office:value-type="string" office:string-value="2022-12-04  18:45:00" table:formula="of:=COM.MICROSOFT.CONCAT([.C100];[.D100];[.E100])" table:style-name="ce1">
            <text:p>2022-12-04 <text:s/>18:45:00</text:p>
          </table:table-cell>
          <table:table-cell office:value-type="string" office:string-value="2022-12-04  23:00:00" table:formula="of:=COM.MICROSOFT.CONCAT([.C100];[.D100];[.F100])" table:style-name="ce1">
            <text:p>2022-12-0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04  22:00:00" table:formula="of:=COM.MICROSOFT.CONCAT([.C101];[.D101];[.E101])" table:style-name="ce1">
            <text:p>2022-12-04 <text:s/>22:00:00</text:p>
          </table:table-cell>
          <table:table-cell office:value-type="string" office:string-value="2022-12-04  23:30:00" table:formula="of:=COM.MICROSOFT.CONCAT([.C101];[.D101];[.F101])" table:style-name="ce1">
            <text:p>2022-12-04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04  19:00:00" table:formula="of:=COM.MICROSOFT.CONCAT([.C102];[.D102];[.E102])" table:style-name="ce1">
            <text:p>2022-12-04 <text:s/>19:00:00</text:p>
          </table:table-cell>
          <table:table-cell office:value-type="string" office:string-value="2022-12-04  20:00:00" table:formula="of:=COM.MICROSOFT.CONCAT([.C102];[.D102];[.F102])" table:style-name="ce1">
            <text:p>2022-12-04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04  20:00:00" table:formula="of:=COM.MICROSOFT.CONCAT([.C103];[.D103];[.E103])" table:style-name="ce1">
            <text:p>2022-12-04 <text:s/>20:00:00</text:p>
          </table:table-cell>
          <table:table-cell office:value-type="string" office:string-value="2022-12-04  22:00:00" table:formula="of:=COM.MICROSOFT.CONCAT([.C103];[.D103];[.F103])" table:style-name="ce1">
            <text:p>2022-12-04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04];[.D104];[.E104])" table:style-name="ce1">
            <text:p><text:s text:c="2"/></text:p>
          </table:table-cell>
          <table:table-cell office:value-type="string" office:string-value="  " table:formula="of:=COM.MICROSOFT.CONCAT([.C104];[.D104];[.F10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05];[.D105];[.E105])" table:style-name="ce1">
            <text:p><text:s text:c="2"/></text:p>
          </table:table-cell>
          <table:table-cell office:value-type="string" office:string-value="  " table:formula="of:=COM.MICROSOFT.CONCAT([.C105];[.D105];[.F10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00:00</text:p>
          </table:table-cell>
          <table:table-cell office:value-type="string" office:string-value="2022-12-05  5:00:00" table:formula="of:=COM.MICROSOFT.CONCAT([.C106];[.D106];[.E106])" table:style-name="ce1">
            <text:p>2022-12-05 <text:s/>5:00:00</text:p>
          </table:table-cell>
          <table:table-cell office:value-type="string" office:string-value="2022-12-05  9:00:00" table:formula="of:=COM.MICROSOFT.CONCAT([.C106];[.D106];[.F106])" table:style-name="ce1">
            <text:p>2022-12-05 <text:s/>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5  20:30:00" table:formula="of:=COM.MICROSOFT.CONCAT([.C107];[.D107];[.E107])" table:style-name="ce1">
            <text:p>2022-12-05 <text:s/>20:30:00</text:p>
          </table:table-cell>
          <table:table-cell office:value-type="string" office:string-value="2022-12-05  22:00:00" table:formula="of:=COM.MICROSOFT.CONCAT([.C107];[.D107];[.F107])" table:style-name="ce1">
            <text:p>2022-12-0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6  20:30:00" table:formula="of:=COM.MICROSOFT.CONCAT([.C108];[.D108];[.E108])" table:style-name="ce1">
            <text:p>2022-12-06 <text:s/>20:30:00</text:p>
          </table:table-cell>
          <table:table-cell office:value-type="string" office:string-value="2022-12-06  22:00:00" table:formula="of:=COM.MICROSOFT.CONCAT([.C108];[.D108];[.F108])" table:style-name="ce1">
            <text:p>2022-12-06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7  20:30:00" table:formula="of:=COM.MICROSOFT.CONCAT([.C109];[.D109];[.E109])" table:style-name="ce1">
            <text:p>2022-12-07 <text:s/>20:30:00</text:p>
          </table:table-cell>
          <table:table-cell office:value-type="string" office:string-value="2022-12-07  22:00:00" table:formula="of:=COM.MICROSOFT.CONCAT([.C109];[.D109];[.F109])" table:style-name="ce1">
            <text:p>2022-12-07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8  20:30:00" table:formula="of:=COM.MICROSOFT.CONCAT([.C110];[.D110];[.E110])" table:style-name="ce1">
            <text:p>2022-12-08 <text:s/>20:30:00</text:p>
          </table:table-cell>
          <table:table-cell office:value-type="string" office:string-value="2022-12-08  22:00:00" table:formula="of:=COM.MICROSOFT.CONCAT([.C110];[.D110];[.F110])" table:style-name="ce1">
            <text:p>2022-12-0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9  20:30:00" table:formula="of:=COM.MICROSOFT.CONCAT([.C111];[.D111];[.E111])" table:style-name="ce1">
            <text:p>2022-12-09 <text:s/>20:30:00</text:p>
          </table:table-cell>
          <table:table-cell office:value-type="string" office:string-value="2022-12-09  22:00:00" table:formula="of:=COM.MICROSOFT.CONCAT([.C111];[.D111];[.F111])" table:style-name="ce1">
            <text:p>2022-12-09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2-12-10  22:00:00" table:formula="of:=COM.MICROSOFT.CONCAT([.C112];[.D112];[.E112])" table:style-name="ce1">
            <text:p>2022-12-10 <text:s/>22:00:00</text:p>
          </table:table-cell>
          <table:table-cell office:value-type="string" office:string-value="2022-12-10  23:59:00" table:formula="of:=COM.MICROSOFT.CONCAT([.C112];[.D112];[.F112])" table:style-name="ce1">
            <text:p>2022-12-10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5  17:00:00" table:formula="of:=COM.MICROSOFT.CONCAT([.C113];[.D113];[.E113])" table:style-name="ce1">
            <text:p>2022-12-05 <text:s/>17:00:00</text:p>
          </table:table-cell>
          <table:table-cell office:value-type="string" office:string-value="2022-12-05  18:30:00" table:formula="of:=COM.MICROSOFT.CONCAT([.C113];[.D113];[.F113])" table:style-name="ce1">
            <text:p>2022-12-05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6  17:00:00" table:formula="of:=COM.MICROSOFT.CONCAT([.C114];[.D114];[.E114])" table:style-name="ce1">
            <text:p>2022-12-06 <text:s/>17:00:00</text:p>
          </table:table-cell>
          <table:table-cell office:value-type="string" office:string-value="2022-12-06  18:30:00" table:formula="of:=COM.MICROSOFT.CONCAT([.C114];[.D114];[.F114])" table:style-name="ce1">
            <text:p>2022-12-06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7  17:00:00" table:formula="of:=COM.MICROSOFT.CONCAT([.C115];[.D115];[.E115])" table:style-name="ce1">
            <text:p>2022-12-07 <text:s/>17:00:00</text:p>
          </table:table-cell>
          <table:table-cell office:value-type="string" office:string-value="2022-12-07  18:30:00" table:formula="of:=COM.MICROSOFT.CONCAT([.C115];[.D115];[.F115])" table:style-name="ce1">
            <text:p>2022-12-07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8  17:00:00" table:formula="of:=COM.MICROSOFT.CONCAT([.C116];[.D116];[.E116])" table:style-name="ce1">
            <text:p>2022-12-08 <text:s/>17:00:00</text:p>
          </table:table-cell>
          <table:table-cell office:value-type="string" office:string-value="2022-12-08  18:30:00" table:formula="of:=COM.MICROSOFT.CONCAT([.C116];[.D116];[.F116])" table:style-name="ce1">
            <text:p>2022-12-08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9  17:00:00" table:formula="of:=COM.MICROSOFT.CONCAT([.C117];[.D117];[.E117])" table:style-name="ce1">
            <text:p>2022-12-09 <text:s/>17:00:00</text:p>
          </table:table-cell>
          <table:table-cell office:value-type="string" office:string-value="2022-12-09  18:30:00" table:formula="of:=COM.MICROSOFT.CONCAT([.C117];[.D117];[.F117])" table:style-name="ce1">
            <text:p>2022-12-09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5  21:30:00" table:formula="of:=COM.MICROSOFT.CONCAT([.C118];[.D118];[.E118])" table:style-name="ce1">
            <text:p>2022-12-05 <text:s/>21:30:00</text:p>
          </table:table-cell>
          <table:table-cell office:value-type="string" office:string-value="2022-12-05  22:30:00" table:formula="of:=COM.MICROSOFT.CONCAT([.C118];[.D118];[.F118])" table:style-name="ce1">
            <text:p>2022-12-0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6  21:30:00" table:formula="of:=COM.MICROSOFT.CONCAT([.C119];[.D119];[.E119])" table:style-name="ce1">
            <text:p>2022-12-06 <text:s/>21:30:00</text:p>
          </table:table-cell>
          <table:table-cell office:value-type="string" office:string-value="2022-12-06  22:30:00" table:formula="of:=COM.MICROSOFT.CONCAT([.C119];[.D119];[.F119])" table:style-name="ce1">
            <text:p>2022-12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7  21:30:00" table:formula="of:=COM.MICROSOFT.CONCAT([.C120];[.D120];[.E120])" table:style-name="ce1">
            <text:p>2022-12-07 <text:s/>21:30:00</text:p>
          </table:table-cell>
          <table:table-cell office:value-type="string" office:string-value="2022-12-07  22:30:00" table:formula="of:=COM.MICROSOFT.CONCAT([.C120];[.D120];[.F120])" table:style-name="ce1">
            <text:p>2022-12-0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8  21:30:00" table:formula="of:=COM.MICROSOFT.CONCAT([.C121];[.D121];[.E121])" table:style-name="ce1">
            <text:p>2022-12-08 <text:s/>21:30:00</text:p>
          </table:table-cell>
          <table:table-cell office:value-type="string" office:string-value="2022-12-08  22:30:00" table:formula="of:=COM.MICROSOFT.CONCAT([.C121];[.D121];[.F121])" table:style-name="ce1">
            <text:p>2022-12-0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9  21:30:00" table:formula="of:=COM.MICROSOFT.CONCAT([.C122];[.D122];[.E122])" table:style-name="ce1">
            <text:p>2022-12-09 <text:s/>21:30:00</text:p>
          </table:table-cell>
          <table:table-cell office:value-type="string" office:string-value="2022-12-09  22:30:00" table:formula="of:=COM.MICROSOFT.CONCAT([.C122];[.D122];[.F122])" table:style-name="ce1">
            <text:p>2022-12-0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5  14:00:00" table:formula="of:=COM.MICROSOFT.CONCAT([.C123];[.D123];[.E123])" table:style-name="ce1">
            <text:p>2022-12-05 <text:s/>14:00:00</text:p>
          </table:table-cell>
          <table:table-cell office:value-type="string" office:string-value="2022-12-05  19:30:00" table:formula="of:=COM.MICROSOFT.CONCAT([.C123];[.D123];[.F123])" table:style-name="ce1">
            <text:p>2022-12-05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6  14:00:00" table:formula="of:=COM.MICROSOFT.CONCAT([.C124];[.D124];[.E124])" table:style-name="ce1">
            <text:p>2022-12-06 <text:s/>14:00:00</text:p>
          </table:table-cell>
          <table:table-cell office:value-type="string" office:string-value="2022-12-06  19:30:00" table:formula="of:=COM.MICROSOFT.CONCAT([.C124];[.D124];[.F124])" table:style-name="ce1">
            <text:p>2022-12-0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7  14:00:00" table:formula="of:=COM.MICROSOFT.CONCAT([.C125];[.D125];[.E125])" table:style-name="ce1">
            <text:p>2022-12-07 <text:s/>14:00:00</text:p>
          </table:table-cell>
          <table:table-cell office:value-type="string" office:string-value="2022-12-07  19:30:00" table:formula="of:=COM.MICROSOFT.CONCAT([.C125];[.D125];[.F125])" table:style-name="ce1">
            <text:p>2022-12-07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8  14:00:00" table:formula="of:=COM.MICROSOFT.CONCAT([.C126];[.D126];[.E126])" table:style-name="ce1">
            <text:p>2022-12-08 <text:s/>14:00:00</text:p>
          </table:table-cell>
          <table:table-cell office:value-type="string" office:string-value="2022-12-08  19:30:00" table:formula="of:=COM.MICROSOFT.CONCAT([.C126];[.D126];[.F126])" table:style-name="ce1">
            <text:p>2022-12-08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9  14:00:00" table:formula="of:=COM.MICROSOFT.CONCAT([.C127];[.D127];[.E127])" table:style-name="ce1">
            <text:p>2022-12-09 <text:s/>14:00:00</text:p>
          </table:table-cell>
          <table:table-cell office:value-type="string" office:string-value="2022-12-09  19:30:00" table:formula="of:=COM.MICROSOFT.CONCAT([.C127];[.D127];[.F127])" table:style-name="ce1">
            <text:p>2022-12-09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21:00:00</text:p>
          </table:table-cell>
          <table:table-cell office:value-type="string" office:string-value="2022-12-10  18:00:00" table:formula="of:=COM.MICROSOFT.CONCAT([.C128];[.D128];[.E128])" table:style-name="ce1">
            <text:p>2022-12-10 <text:s/>18:00:00</text:p>
          </table:table-cell>
          <table:table-cell office:value-type="string" office:string-value="2022-12-10  21:00:00" table:formula="of:=COM.MICROSOFT.CONCAT([.C128];[.D128];[.F128])" table:style-name="ce1">
            <text:p>2022-12-1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22:00:00</text:p>
          </table:table-cell>
          <table:table-cell office:value-type="string" office:string-value="2022-12-10  11:30:00" table:formula="of:=COM.MICROSOFT.CONCAT([.C129];[.D129];[.E129])" table:style-name="ce1">
            <text:p>2022-12-10 <text:s/>11:30:00</text:p>
          </table:table-cell>
          <table:table-cell office:value-type="string" office:string-value="2022-12-10  22:00:00" table:formula="of:=COM.MICROSOFT.CONCAT([.C129];[.D129];[.F129])" table:style-name="ce1">
            <text:p>2022-12-10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2-12-10  11:00:00" table:formula="of:=COM.MICROSOFT.CONCAT([.C130];[.D130];[.E130])" table:style-name="ce1">
            <text:p>2022-12-10 <text:s/>11:00:00</text:p>
          </table:table-cell>
          <table:table-cell office:value-type="string" office:string-value="2022-12-10  12:00:00" table:formula="of:=COM.MICROSOFT.CONCAT([.C130];[.D130];[.F130])" table:style-name="ce1">
            <text:p>2022-12-10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10  19:00:00" table:formula="of:=COM.MICROSOFT.CONCAT([.C131];[.D131];[.E131])" table:style-name="ce1">
            <text:p>2022-12-10 <text:s/>19:00:00</text:p>
          </table:table-cell>
          <table:table-cell office:value-type="string" office:string-value="2022-12-10  21:00:00" table:formula="of:=COM.MICROSOFT.CONCAT([.C131];[.D131];[.F131])" table:style-name="ce1">
            <text:p>2022-12-1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10  20:30:00" table:formula="of:=COM.MICROSOFT.CONCAT([.C132];[.D132];[.E132])" table:style-name="ce1">
            <text:p>2022-12-10 <text:s/>20:30:00</text:p>
          </table:table-cell>
          <table:table-cell office:value-type="string" office:string-value="2022-12-10  23:00:00" table:formula="of:=COM.MICROSOFT.CONCAT([.C132];[.D132];[.F132])" table:style-name="ce1">
            <text:p>2022-12-1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10  21:00:00" table:formula="of:=COM.MICROSOFT.CONCAT([.C133];[.D133];[.E133])" table:style-name="ce1">
            <text:p>2022-12-10 <text:s/>21:00:00</text:p>
          </table:table-cell>
          <table:table-cell office:value-type="string" office:string-value="2022-12-10  23:30:00" table:formula="of:=COM.MICROSOFT.CONCAT([.C133];[.D133];[.F133])" table:style-name="ce1">
            <text:p>2022-12-1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40:00</text:p>
          </table:table-cell>
          <table:table-cell office:value-type="string" table:style-name="ce2">
            <text:p>22:00:00</text:p>
          </table:table-cell>
          <table:table-cell office:value-type="string" office:string-value="2022-12-10  19:40:00" table:formula="of:=COM.MICROSOFT.CONCAT([.C134];[.D134];[.E134])" table:style-name="ce1">
            <text:p>2022-12-10 <text:s/>19:40:00</text:p>
          </table:table-cell>
          <table:table-cell office:value-type="string" office:string-value="2022-12-10  22:00:00" table:formula="of:=COM.MICROSOFT.CONCAT([.C134];[.D134];[.F134])" table:style-name="ce1">
            <text:p>2022-12-10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11  18:30:00" table:formula="of:=COM.MICROSOFT.CONCAT([.C135];[.D135];[.E135])" table:style-name="ce1">
            <text:p>2022-12-11 <text:s/>18:30:00</text:p>
          </table:table-cell>
          <table:table-cell office:value-type="string" office:string-value="2022-12-11  20:30:00" table:formula="of:=COM.MICROSOFT.CONCAT([.C135];[.D135];[.F135])" table:style-name="ce1">
            <text:p>2022-12-11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text:s/>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21:00:00</text:p>
          </table:table-cell>
          <table:table-cell office:value-type="string" office:string-value="2022-12-11  17:20:00" table:formula="of:=COM.MICROSOFT.CONCAT([.C136];[.D136];[.E136])" table:style-name="ce1">
            <text:p>2022-12-11 <text:s/>17:20:00</text:p>
          </table:table-cell>
          <table:table-cell office:value-type="string" office:string-value="2022-12-11  21:00:00" table:formula="of:=COM.MICROSOFT.CONCAT([.C136];[.D136];[.F136])" table:style-name="ce1">
            <text:p>2022-12-11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1  19:00:00" table:formula="of:=COM.MICROSOFT.CONCAT([.C137];[.D137];[.E137])" table:style-name="ce1">
            <text:p>2022-12-11 <text:s/>19:00:00</text:p>
          </table:table-cell>
          <table:table-cell office:value-type="string" office:string-value="2022-12-11  20:00:00" table:formula="of:=COM.MICROSOFT.CONCAT([.C137];[.D137];[.F137])" table:style-name="ce1">
            <text:p>2022-12-1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30:00</text:p>
          </table:table-cell>
          <table:table-cell office:value-type="string" office:string-value="2022-12-11  21:00:00" table:formula="of:=COM.MICROSOFT.CONCAT([.C138];[.D138];[.E138])" table:style-name="ce1">
            <text:p>2022-12-11 <text:s/>21:00:00</text:p>
          </table:table-cell>
          <table:table-cell office:value-type="string" office:string-value="2022-12-11  22:30:00" table:formula="of:=COM.MICROSOFT.CONCAT([.C138];[.D138];[.F138])" table:style-name="ce1">
            <text:p>2022-12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1  19:00:00" table:formula="of:=COM.MICROSOFT.CONCAT([.C139];[.D139];[.E139])" table:style-name="ce1">
            <text:p>2022-12-11 <text:s/>19:00:00</text:p>
          </table:table-cell>
          <table:table-cell office:value-type="string" office:string-value="2022-12-11  20:00:00" table:formula="of:=COM.MICROSOFT.CONCAT([.C139];[.D139];[.F139])" table:style-name="ce1">
            <text:p>2022-12-1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1  20:00:00" table:formula="of:=COM.MICROSOFT.CONCAT([.C140];[.D140];[.E140])" table:style-name="ce1">
            <text:p>2022-12-11 <text:s/>20:00:00</text:p>
          </table:table-cell>
          <table:table-cell office:value-type="string" office:string-value="2022-12-11  22:00:00" table:formula="of:=COM.MICROSOFT.CONCAT([.C140];[.D140];[.F140])" table:style-name="ce1">
            <text:p>2022-12-1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1  20:00:00" table:formula="of:=COM.MICROSOFT.CONCAT([.C141];[.D141];[.E141])" table:style-name="ce1">
            <text:p>2022-12-11 <text:s/>20:00:00</text:p>
          </table:table-cell>
          <table:table-cell office:value-type="string" office:string-value="2022-12-11  22:00:00" table:formula="of:=COM.MICROSOFT.CONCAT([.C141];[.D141];[.F141])" table:style-name="ce1">
            <text:p>2022-12-11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42];[.D142];[.E142])" table:style-name="ce1">
            <text:p><text:s text:c="2"/></text:p>
          </table:table-cell>
          <table:table-cell office:value-type="string" office:string-value="  " table:formula="of:=COM.MICROSOFT.CONCAT([.C142];[.D142];[.F142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43];[.D143];[.E143])" table:style-name="ce1">
            <text:p><text:s text:c="2"/></text:p>
          </table:table-cell>
          <table:table-cell office:value-type="string" office:string-value="  " table:formula="of:=COM.MICROSOFT.CONCAT([.C143];[.D143];[.F14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2-12  05:00:00" table:formula="of:=COM.MICROSOFT.CONCAT([.C144];[.D144];[.E144])" table:style-name="ce1">
            <text:p>2022-12-12 <text:s/>05:00:00</text:p>
          </table:table-cell>
          <table:table-cell office:value-type="string" office:string-value="2022-12-12  09:00:00" table:formula="of:=COM.MICROSOFT.CONCAT([.C144];[.D144];[.F144])" table:style-name="ce1">
            <text:p>2022-12-12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2  19:00:00" table:formula="of:=COM.MICROSOFT.CONCAT([.C145];[.D145];[.E145])" table:style-name="ce1">
            <text:p>2022-12-12 <text:s/>19:00:00</text:p>
          </table:table-cell>
          <table:table-cell office:value-type="string" office:string-value="2022-12-12  20:00:00" table:formula="of:=COM.MICROSOFT.CONCAT([.C145];[.D145];[.F145])" table:style-name="ce1">
            <text:p>2022-12-1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3  19:00:00" table:formula="of:=COM.MICROSOFT.CONCAT([.C146];[.D146];[.E146])" table:style-name="ce1">
            <text:p>2022-12-13 <text:s/>19:00:00</text:p>
          </table:table-cell>
          <table:table-cell office:value-type="string" office:string-value="2022-12-13  20:00:00" table:formula="of:=COM.MICROSOFT.CONCAT([.C146];[.D146];[.F146])" table:style-name="ce1">
            <text:p>2022-12-13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4  19:00:00" table:formula="of:=COM.MICROSOFT.CONCAT([.C147];[.D147];[.E147])" table:style-name="ce1">
            <text:p>2022-12-14 <text:s/>19:00:00</text:p>
          </table:table-cell>
          <table:table-cell office:value-type="string" office:string-value="2022-12-14  20:00:00" table:formula="of:=COM.MICROSOFT.CONCAT([.C147];[.D147];[.F147])" table:style-name="ce1">
            <text:p>2022-12-14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5  19:00:00" table:formula="of:=COM.MICROSOFT.CONCAT([.C148];[.D148];[.E148])" table:style-name="ce1">
            <text:p>2022-12-15 <text:s/>19:00:00</text:p>
          </table:table-cell>
          <table:table-cell office:value-type="string" office:string-value="2022-12-15  20:00:00" table:formula="of:=COM.MICROSOFT.CONCAT([.C148];[.D148];[.F148])" table:style-name="ce1">
            <text:p>2022-12-15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6  19:00:00" table:formula="of:=COM.MICROSOFT.CONCAT([.C149];[.D149];[.E149])" table:style-name="ce1">
            <text:p>2022-12-16 <text:s/>19:00:00</text:p>
          </table:table-cell>
          <table:table-cell office:value-type="string" office:string-value="2022-12-16  20:00:00" table:formula="of:=COM.MICROSOFT.CONCAT([.C149];[.D149];[.F149])" table:style-name="ce1">
            <text:p>2022-12-16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2  19:00:00" table:formula="of:=COM.MICROSOFT.CONCAT([.C150];[.D150];[.E150])" table:style-name="ce1">
            <text:p>2022-12-12 <text:s/>19:00:00</text:p>
          </table:table-cell>
          <table:table-cell office:value-type="string" office:string-value="2022-12-12  20:40:00" table:formula="of:=COM.MICROSOFT.CONCAT([.C150];[.D150];[.F150])" table:style-name="ce1">
            <text:p>2022-12-12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3  19:00:00" table:formula="of:=COM.MICROSOFT.CONCAT([.C151];[.D151];[.E151])" table:style-name="ce1">
            <text:p>2022-12-13 <text:s/>19:00:00</text:p>
          </table:table-cell>
          <table:table-cell office:value-type="string" office:string-value="2022-12-13  20:40:00" table:formula="of:=COM.MICROSOFT.CONCAT([.C151];[.D151];[.F151])" table:style-name="ce1">
            <text:p>2022-12-13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4  19:00:00" table:formula="of:=COM.MICROSOFT.CONCAT([.C152];[.D152];[.E152])" table:style-name="ce1">
            <text:p>2022-12-14 <text:s/>19:00:00</text:p>
          </table:table-cell>
          <table:table-cell office:value-type="string" office:string-value="2022-12-14  20:40:00" table:formula="of:=COM.MICROSOFT.CONCAT([.C152];[.D152];[.F152])" table:style-name="ce1">
            <text:p>2022-12-14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5  19:00:00" table:formula="of:=COM.MICROSOFT.CONCAT([.C153];[.D153];[.E153])" table:style-name="ce1">
            <text:p>2022-12-15 <text:s/>19:00:00</text:p>
          </table:table-cell>
          <table:table-cell office:value-type="string" office:string-value="2022-12-15  20:40:00" table:formula="of:=COM.MICROSOFT.CONCAT([.C153];[.D153];[.F153])" table:style-name="ce1">
            <text:p>2022-12-15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6  19:00:00" table:formula="of:=COM.MICROSOFT.CONCAT([.C154];[.D154];[.E154])" table:style-name="ce1">
            <text:p>2022-12-16 <text:s/>19:00:00</text:p>
          </table:table-cell>
          <table:table-cell office:value-type="string" office:string-value="2022-12-16  20:40:00" table:formula="of:=COM.MICROSOFT.CONCAT([.C154];[.D154];[.F154])" table:style-name="ce1">
            <text:p>2022-12-16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2  14:00:00" table:formula="of:=COM.MICROSOFT.CONCAT([.C155];[.D155];[.E155])" table:style-name="ce1">
            <text:p>2022-12-12 <text:s/>14:00:00</text:p>
          </table:table-cell>
          <table:table-cell office:value-type="string" office:string-value="2022-12-12  19:30:00" table:formula="of:=COM.MICROSOFT.CONCAT([.C155];[.D155];[.F155])" table:style-name="ce1">
            <text:p>2022-12-12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3  14:00:00" table:formula="of:=COM.MICROSOFT.CONCAT([.C156];[.D156];[.E156])" table:style-name="ce1">
            <text:p>2022-12-13 <text:s/>14:00:00</text:p>
          </table:table-cell>
          <table:table-cell office:value-type="string" office:string-value="2022-12-13  19:30:00" table:formula="of:=COM.MICROSOFT.CONCAT([.C156];[.D156];[.F156])" table:style-name="ce1">
            <text:p>2022-12-13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4  14:00:00" table:formula="of:=COM.MICROSOFT.CONCAT([.C157];[.D157];[.E157])" table:style-name="ce1">
            <text:p>2022-12-14 <text:s/>14:00:00</text:p>
          </table:table-cell>
          <table:table-cell office:value-type="string" office:string-value="2022-12-14  19:30:00" table:formula="of:=COM.MICROSOFT.CONCAT([.C157];[.D157];[.F157])" table:style-name="ce1">
            <text:p>2022-12-14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5  14:00:00" table:formula="of:=COM.MICROSOFT.CONCAT([.C158];[.D158];[.E158])" table:style-name="ce1">
            <text:p>2022-12-15 <text:s/>14:00:00</text:p>
          </table:table-cell>
          <table:table-cell office:value-type="string" office:string-value="2022-12-15  19:30:00" table:formula="of:=COM.MICROSOFT.CONCAT([.C158];[.D158];[.F158])" table:style-name="ce1">
            <text:p>2022-12-15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6  14:00:00" table:formula="of:=COM.MICROSOFT.CONCAT([.C159];[.D159];[.E159])" table:style-name="ce1">
            <text:p>2022-12-16 <text:s/>14:00:00</text:p>
          </table:table-cell>
          <table:table-cell office:value-type="string" office:string-value="2022-12-16  19:30:00" table:formula="of:=COM.MICROSOFT.CONCAT([.C159];[.D159];[.F159])" table:style-name="ce1">
            <text:p>2022-12-1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2-12-17  11:00:00" table:formula="of:=COM.MICROSOFT.CONCAT([.C160];[.D160];[.E160])" table:style-name="ce1">
            <text:p>2022-12-17 <text:s/>11:00:00</text:p>
          </table:table-cell>
          <table:table-cell office:value-type="string" office:string-value="2022-12-17  12:00:00" table:formula="of:=COM.MICROSOFT.CONCAT([.C160];[.D160];[.F160])" table:style-name="ce1">
            <text:p>2022-12-17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17  19:00:00" table:formula="of:=COM.MICROSOFT.CONCAT([.C161];[.D161];[.E161])" table:style-name="ce1">
            <text:p>2022-12-17 <text:s/>19:00:00</text:p>
          </table:table-cell>
          <table:table-cell office:value-type="string" office:string-value="2022-12-17  21:00:00" table:formula="of:=COM.MICROSOFT.CONCAT([.C161];[.D161];[.F161])" table:style-name="ce1">
            <text:p>2022-12-17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17  20:30:00" table:formula="of:=COM.MICROSOFT.CONCAT([.C162];[.D162];[.E162])" table:style-name="ce1">
            <text:p>2022-12-17 <text:s/>20:30:00</text:p>
          </table:table-cell>
          <table:table-cell office:value-type="string" office:string-value="2022-12-17  23:00:00" table:formula="of:=COM.MICROSOFT.CONCAT([.C162];[.D162];[.F162])" table:style-name="ce1">
            <text:p>2022-12-1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17  21:00:00" table:formula="of:=COM.MICROSOFT.CONCAT([.C163];[.D163];[.E163])" table:style-name="ce1">
            <text:p>2022-12-17 <text:s/>21:00:00</text:p>
          </table:table-cell>
          <table:table-cell office:value-type="string" office:string-value="2022-12-17  23:30:00" table:formula="of:=COM.MICROSOFT.CONCAT([.C163];[.D163];[.F163])" table:style-name="ce1">
            <text:p>2022-12-17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2:00:00</text:p>
          </table:table-cell>
          <table:table-cell office:value-type="string" office:string-value="2022-12-17  14:30:00" table:formula="of:=COM.MICROSOFT.CONCAT([.C164];[.D164];[.E164])" table:style-name="ce1">
            <text:p>2022-12-17 <text:s/>14:30:00</text:p>
          </table:table-cell>
          <table:table-cell office:value-type="string" office:string-value="2022-12-17  22:00:00" table:formula="of:=COM.MICROSOFT.CONCAT([.C164];[.D164];[.F164])" table:style-name="ce1">
            <text:p>2022-12-17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2-12-17  17:00:00" table:formula="of:=COM.MICROSOFT.CONCAT([.C165];[.D165];[.E165])" table:style-name="ce1">
            <text:p>2022-12-17 <text:s/>17:00:00</text:p>
          </table:table-cell>
          <table:table-cell office:value-type="string" office:string-value="2022-12-17  19:00:00" table:formula="of:=COM.MICROSOFT.CONCAT([.C165];[.D165];[.F165])" table:style-name="ce1">
            <text:p>2022-12-17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23:20:00</text:p>
          </table:table-cell>
          <table:table-cell office:value-type="string" office:string-value="2022-12-17  17:20:00" table:formula="of:=COM.MICROSOFT.CONCAT([.C166];[.D166];[.E166])" table:style-name="ce1">
            <text:p>2022-12-17 <text:s/>17:20:00</text:p>
          </table:table-cell>
          <table:table-cell office:value-type="string" office:string-value="2022-12-17  23:20:00" table:formula="of:=COM.MICROSOFT.CONCAT([.C166];[.D166];[.F166])" table:style-name="ce1">
            <text:p>2022-12-17 <text:s/>23:2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8  19:00:00" table:formula="of:=COM.MICROSOFT.CONCAT([.C167];[.D167];[.E167])" table:style-name="ce1">
            <text:p>2022-12-18 <text:s/>19:00:00</text:p>
          </table:table-cell>
          <table:table-cell office:value-type="string" office:string-value="2022-12-18  20:00:00" table:formula="of:=COM.MICROSOFT.CONCAT([.C167];[.D167];[.F167])" table:style-name="ce1">
            <text:p>2022-12-1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8  20:00:00" table:formula="of:=COM.MICROSOFT.CONCAT([.C168];[.D168];[.E168])" table:style-name="ce1">
            <text:p>2022-12-18 <text:s/>20:00:00</text:p>
          </table:table-cell>
          <table:table-cell office:value-type="string" office:string-value="2022-12-18  22:00:00" table:formula="of:=COM.MICROSOFT.CONCAT([.C168];[.D168];[.F168])" table:style-name="ce1">
            <text:p>2022-12-1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30:00</text:p>
          </table:table-cell>
          <table:table-cell office:value-type="string" office:string-value="2022-12-18  21:00:00" table:formula="of:=COM.MICROSOFT.CONCAT([.C169];[.D169];[.E169])" table:style-name="ce1">
            <text:p>2022-12-18 <text:s/>21:00:00</text:p>
          </table:table-cell>
          <table:table-cell office:value-type="string" office:string-value="2022-12-18  22:30:00" table:formula="of:=COM.MICROSOFT.CONCAT([.C169];[.D169];[.F169])" table:style-name="ce1">
            <text:p>2022-12-1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15:00</text:p>
          </table:table-cell>
          <table:table-cell office:value-type="string" table:style-name="ce2">
            <text:p>20:00:00</text:p>
          </table:table-cell>
          <table:table-cell office:value-type="string" office:string-value="2022-12-18  18:15:00" table:formula="of:=COM.MICROSOFT.CONCAT([.C170];[.D170];[.E170])" table:style-name="ce1">
            <text:p>2022-12-18 <text:s/>18:15:00</text:p>
          </table:table-cell>
          <table:table-cell office:value-type="string" office:string-value="2022-12-18  20:00:00" table:formula="of:=COM.MICROSOFT.CONCAT([.C170];[.D170];[.F170])" table:style-name="ce1">
            <text:p>2022-12-1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8  20:00:00" table:formula="of:=COM.MICROSOFT.CONCAT([.C171];[.D171];[.E171])" table:style-name="ce1">
            <text:p>2022-12-18 <text:s/>20:00:00</text:p>
          </table:table-cell>
          <table:table-cell office:value-type="string" office:string-value="2022-12-18  22:00:00" table:formula="of:=COM.MICROSOFT.CONCAT([.C171];[.D171];[.F171])" table:style-name="ce1">
            <text:p>2022-12-1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18  18:30:00" table:formula="of:=COM.MICROSOFT.CONCAT([.C172];[.D172];[.E172])" table:style-name="ce1">
            <text:p>2022-12-18 <text:s/>18:30:00</text:p>
          </table:table-cell>
          <table:table-cell office:value-type="string" office:string-value="2022-12-18  20:30:00" table:formula="of:=COM.MICROSOFT.CONCAT([.C172];[.D172];[.F172])" table:style-name="ce1">
            <text:p>2022-12-18 <text:s/>20:3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73];[.D173];[.E173])" table:style-name="ce1">
            <text:p><text:s text:c="2"/></text:p>
          </table:table-cell>
          <table:table-cell office:value-type="string" office:string-value="  " table:formula="of:=COM.MICROSOFT.CONCAT([.C173];[.D173];[.F17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74];[.D174];[.E174])" table:style-name="ce1">
            <text:p><text:s text:c="2"/></text:p>
          </table:table-cell>
          <table:table-cell office:value-type="string" office:string-value="  " table:formula="of:=COM.MICROSOFT.CONCAT([.C174];[.D174];[.F17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75];[.D175];[.E175])" table:style-name="ce1">
            <text:p><text:s text:c="2"/></text:p>
          </table:table-cell>
          <table:table-cell office:value-type="string" office:string-value="  " table:formula="of:=COM.MICROSOFT.CONCAT([.C175];[.D175];[.F17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2-19  05:00:00" table:formula="of:=COM.MICROSOFT.CONCAT([.C176];[.D176];[.E176])" table:style-name="ce1">
            <text:p>2022-12-19 <text:s/>05:00:00</text:p>
          </table:table-cell>
          <table:table-cell office:value-type="string" office:string-value="2022-12-19  09:00:00" table:formula="of:=COM.MICROSOFT.CONCAT([.C176];[.D176];[.F176])" table:style-name="ce1">
            <text:p>2022-12-19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19  22:00:00" table:formula="of:=COM.MICROSOFT.CONCAT([.C177];[.D177];[.E177])" table:style-name="ce1">
            <text:p>2022-12-19 <text:s/>22:00:00</text:p>
          </table:table-cell>
          <table:table-cell office:value-type="string" office:string-value="2022-12-19  23:30:00" table:formula="of:=COM.MICROSOFT.CONCAT([.C177];[.D177];[.F177])" table:style-name="ce1">
            <text:p>2022-12-19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20  22:00:00" table:formula="of:=COM.MICROSOFT.CONCAT([.C178];[.D178];[.E178])" table:style-name="ce1">
            <text:p>2022-12-20 <text:s/>22:00:00</text:p>
          </table:table-cell>
          <table:table-cell office:value-type="string" office:string-value="2022-12-20  23:30:00" table:formula="of:=COM.MICROSOFT.CONCAT([.C178];[.D178];[.F178])" table:style-name="ce1">
            <text:p>2022-12-2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21  22:00:00" table:formula="of:=COM.MICROSOFT.CONCAT([.C179];[.D179];[.E179])" table:style-name="ce1">
            <text:p>2022-12-21 <text:s/>22:00:00</text:p>
          </table:table-cell>
          <table:table-cell office:value-type="string" office:string-value="2022-12-21  23:30:00" table:formula="of:=COM.MICROSOFT.CONCAT([.C179];[.D179];[.F179])" table:style-name="ce1">
            <text:p>2022-12-21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1  15:00:00" table:formula="of:=COM.MICROSOFT.CONCAT([.C180];[.D180];[.E180])" table:style-name="ce1">
            <text:p>2022-12-21 <text:s/>15:00:00</text:p>
          </table:table-cell>
          <table:table-cell office:value-type="string" office:string-value="2022-12-21  17:00:00" table:formula="of:=COM.MICROSOFT.CONCAT([.C180];[.D180];[.F180])" table:style-name="ce1">
            <text:p>2022-12-21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2  15:00:00" table:formula="of:=COM.MICROSOFT.CONCAT([.C181];[.D181];[.E181])" table:style-name="ce1">
            <text:p>2022-12-22 <text:s/>15:00:00</text:p>
          </table:table-cell>
          <table:table-cell office:value-type="string" office:string-value="2022-12-22  17:00:00" table:formula="of:=COM.MICROSOFT.CONCAT([.C181];[.D181];[.F181])" table:style-name="ce1">
            <text:p>2022-12-22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19  20:30:00" table:formula="of:=COM.MICROSOFT.CONCAT([.C182];[.D182];[.E182])" table:style-name="ce1">
            <text:p>2022-12-19 <text:s/>20:30:00</text:p>
          </table:table-cell>
          <table:table-cell office:value-type="string" office:string-value="2022-12-19  22:30:00" table:formula="of:=COM.MICROSOFT.CONCAT([.C182];[.D182];[.F182])" table:style-name="ce1">
            <text:p>2022-12-1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0  20:30:00" table:formula="of:=COM.MICROSOFT.CONCAT([.C183];[.D183];[.E183])" table:style-name="ce1">
            <text:p>2022-12-20 <text:s/>20:30:00</text:p>
          </table:table-cell>
          <table:table-cell office:value-type="string" office:string-value="2022-12-20  22:30:00" table:formula="of:=COM.MICROSOFT.CONCAT([.C183];[.D183];[.F183])" table:style-name="ce1">
            <text:p>2022-12-2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1  20:30:00" table:formula="of:=COM.MICROSOFT.CONCAT([.C184];[.D184];[.E184])" table:style-name="ce1">
            <text:p>2022-12-21 <text:s/>20:30:00</text:p>
          </table:table-cell>
          <table:table-cell office:value-type="string" office:string-value="2022-12-21  22:30:00" table:formula="of:=COM.MICROSOFT.CONCAT([.C184];[.D184];[.F184])" table:style-name="ce1">
            <text:p>2022-12-2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2  20:30:00" table:formula="of:=COM.MICROSOFT.CONCAT([.C185];[.D185];[.E185])" table:style-name="ce1">
            <text:p>2022-12-22 <text:s/>20:30:00</text:p>
          </table:table-cell>
          <table:table-cell office:value-type="string" office:string-value="2022-12-22  22:30:00" table:formula="of:=COM.MICROSOFT.CONCAT([.C185];[.D185];[.F185])" table:style-name="ce1">
            <text:p>2022-12-2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3  20:30:00" table:formula="of:=COM.MICROSOFT.CONCAT([.C186];[.D186];[.E186])" table:style-name="ce1">
            <text:p>2022-12-23 <text:s/>20:30:00</text:p>
          </table:table-cell>
          <table:table-cell office:value-type="string" office:string-value="2022-12-23  22:30:00" table:formula="of:=COM.MICROSOFT.CONCAT([.C186];[.D186];[.F186])" table:style-name="ce1">
            <text:p>2022-12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19  20:40:00" table:formula="of:=COM.MICROSOFT.CONCAT([.C187];[.D187];[.E187])" table:style-name="ce1">
            <text:p>2022-12-19 <text:s/>20:40:00</text:p>
          </table:table-cell>
          <table:table-cell office:value-type="string" office:string-value="2022-12-19  21:40:00" table:formula="of:=COM.MICROSOFT.CONCAT([.C187];[.D187];[.F187])" table:style-name="ce1">
            <text:p>2022-12-19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20  20:40:00" table:formula="of:=COM.MICROSOFT.CONCAT([.C188];[.D188];[.E188])" table:style-name="ce1">
            <text:p>2022-12-20 <text:s/>20:40:00</text:p>
          </table:table-cell>
          <table:table-cell office:value-type="string" office:string-value="2022-12-20  21:40:00" table:formula="of:=COM.MICROSOFT.CONCAT([.C188];[.D188];[.F188])" table:style-name="ce1">
            <text:p>2022-12-20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21  20:40:00" table:formula="of:=COM.MICROSOFT.CONCAT([.C189];[.D189];[.E189])" table:style-name="ce1">
            <text:p>2022-12-21 <text:s/>20:40:00</text:p>
          </table:table-cell>
          <table:table-cell office:value-type="string" office:string-value="2022-12-21  21:40:00" table:formula="of:=COM.MICROSOFT.CONCAT([.C189];[.D189];[.F189])" table:style-name="ce1">
            <text:p>2022-12-21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22  20:40:00" table:formula="of:=COM.MICROSOFT.CONCAT([.C190];[.D190];[.E190])" table:style-name="ce1">
            <text:p>2022-12-22 <text:s/>20:40:00</text:p>
          </table:table-cell>
          <table:table-cell office:value-type="string" office:string-value="2022-12-22  21:40:00" table:formula="of:=COM.MICROSOFT.CONCAT([.C190];[.D190];[.F190])" table:style-name="ce1">
            <text:p>2022-12-22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2:30:00</text:p>
          </table:table-cell>
          <table:table-cell office:value-type="string" office:string-value="2022-12-23  20:40:00" table:formula="of:=COM.MICROSOFT.CONCAT([.C191];[.D191];[.E191])" table:style-name="ce1">
            <text:p>2022-12-23 <text:s/>20:40:00</text:p>
          </table:table-cell>
          <table:table-cell office:value-type="string" office:string-value="2022-12-23  22:30:00" table:formula="of:=COM.MICROSOFT.CONCAT([.C191];[.D191];[.F191])" table:style-name="ce1">
            <text:p>2022-12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19  21:45:00" table:formula="of:=COM.MICROSOFT.CONCAT([.C192];[.D192];[.E192])" table:style-name="ce1">
            <text:p>2022-12-19 <text:s/>21:45:00</text:p>
          </table:table-cell>
          <table:table-cell office:value-type="string" office:string-value="2022-12-19  23:00:00" table:formula="of:=COM.MICROSOFT.CONCAT([.C192];[.D192];[.F192])" table:style-name="ce1">
            <text:p>2022-12-1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0  21:45:00" table:formula="of:=COM.MICROSOFT.CONCAT([.C193];[.D193];[.E193])" table:style-name="ce1">
            <text:p>2022-12-20 <text:s/>21:45:00</text:p>
          </table:table-cell>
          <table:table-cell office:value-type="string" office:string-value="2022-12-20  23:00:00" table:formula="of:=COM.MICROSOFT.CONCAT([.C193];[.D193];[.F193])" table:style-name="ce1">
            <text:p>2022-12-2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1  21:45:00" table:formula="of:=COM.MICROSOFT.CONCAT([.C194];[.D194];[.E194])" table:style-name="ce1">
            <text:p>2022-12-21 <text:s/>21:45:00</text:p>
          </table:table-cell>
          <table:table-cell office:value-type="string" office:string-value="2022-12-21  23:00:00" table:formula="of:=COM.MICROSOFT.CONCAT([.C194];[.D194];[.F194])" table:style-name="ce1">
            <text:p>2022-12-2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2  21:45:00" table:formula="of:=COM.MICROSOFT.CONCAT([.C195];[.D195];[.E195])" table:style-name="ce1">
            <text:p>2022-12-22 <text:s/>21:45:00</text:p>
          </table:table-cell>
          <table:table-cell office:value-type="string" office:string-value="2022-12-22  23:00:00" table:formula="of:=COM.MICROSOFT.CONCAT([.C195];[.D195];[.F195])" table:style-name="ce1">
            <text:p>2022-12-2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3  21:45:00" table:formula="of:=COM.MICROSOFT.CONCAT([.C196];[.D196];[.E196])" table:style-name="ce1">
            <text:p>2022-12-23 <text:s/>21:45:00</text:p>
          </table:table-cell>
          <table:table-cell office:value-type="string" office:string-value="2022-12-23  23:00:00" table:formula="of:=COM.MICROSOFT.CONCAT([.C196];[.D196];[.F196])" table:style-name="ce1">
            <text:p>2022-12-2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24  20:00:00" table:formula="of:=COM.MICROSOFT.CONCAT([.C197];[.D197];[.E197])" table:style-name="ce1">
            <text:p>2022-12-24 <text:s/>20:00:00</text:p>
          </table:table-cell>
          <table:table-cell office:value-type="string" office:string-value="2022-12-24  22:00:00" table:formula="of:=COM.MICROSOFT.CONCAT([.C197];[.D197];[.F197])" table:style-name="ce1">
            <text:p>2022-12-24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3:00:00</text:p>
          </table:table-cell>
          <table:table-cell office:value-type="string" table:style-name="ce2">
            <text:p>12:00:00</text:p>
          </table:table-cell>
          <table:table-cell office:value-type="string" office:string-value="2022-12-24  23:00:00" table:formula="of:=COM.MICROSOFT.CONCAT([.C198];[.D198];[.E198])" table:style-name="ce1">
            <text:p>2022-12-24 <text:s/>23:00:00</text:p>
          </table:table-cell>
          <table:table-cell office:value-type="string" office:string-value="2022-12-24  12:00:00" table:formula="of:=COM.MICROSOFT.CONCAT([.C198];[.D198];[.F198])" table:style-name="ce1">
            <text:p>2022-12-24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24  20:30:00" table:formula="of:=COM.MICROSOFT.CONCAT([.C199];[.D199];[.E199])" table:style-name="ce1">
            <text:p>2022-12-24 <text:s/>20:30:00</text:p>
          </table:table-cell>
          <table:table-cell office:value-type="string" office:string-value="2022-12-24  23:00:00" table:formula="of:=COM.MICROSOFT.CONCAT([.C199];[.D199];[.F199])" table:style-name="ce1">
            <text:p>2022-12-2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24  19:00:00" table:formula="of:=COM.MICROSOFT.CONCAT([.C200];[.D200];[.E200])" table:style-name="ce1">
            <text:p>2022-12-24 <text:s/>19:00:00</text:p>
          </table:table-cell>
          <table:table-cell office:value-type="string" office:string-value="2022-12-24  21:00:00" table:formula="of:=COM.MICROSOFT.CONCAT([.C200];[.D200];[.F200])" table:style-name="ce1">
            <text:p>2022-12-2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00:00</text:p>
          </table:table-cell>
          <table:table-cell office:value-type="string" office:string-value="2022-12-24  19:50:00" table:formula="of:=COM.MICROSOFT.CONCAT([.C201];[.D201];[.E201])" table:style-name="ce1">
            <text:p>2022-12-24 <text:s/>19:50:00</text:p>
          </table:table-cell>
          <table:table-cell office:value-type="string" office:string-value="2022-12-24  22:00:00" table:formula="of:=COM.MICROSOFT.CONCAT([.C201];[.D201];[.F201])" table:style-name="ce1">
            <text:p>2022-12-24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45:00</text:p>
          </table:table-cell>
          <table:table-cell office:value-type="string" table:style-name="ce2">
            <text:p>21:00:00</text:p>
          </table:table-cell>
          <table:table-cell office:value-type="string" office:string-value="2022-12-24  17:45:00" table:formula="of:=COM.MICROSOFT.CONCAT([.C202];[.D202];[.E202])" table:style-name="ce1">
            <text:p>2022-12-24 <text:s/>17:45:00</text:p>
          </table:table-cell>
          <table:table-cell office:value-type="string" office:string-value="2022-12-24  21:00:00" table:formula="of:=COM.MICROSOFT.CONCAT([.C202];[.D202];[.F202])" table:style-name="ce1">
            <text:p>2022-12-2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2:00:00</text:p>
          </table:table-cell>
          <table:table-cell office:value-type="string" office:string-value="2022-12-25  18:30:00" table:formula="of:=COM.MICROSOFT.CONCAT([.C203];[.D203];[.E203])" table:style-name="ce1">
            <text:p>2022-12-25 <text:s/>18:30:00</text:p>
          </table:table-cell>
          <table:table-cell office:value-type="string" office:string-value="2022-12-25  22:00:00" table:formula="of:=COM.MICROSOFT.CONCAT([.C203];[.D203];[.F203])" table:style-name="ce1">
            <text:p>2022-12-2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8:00:00</text:p>
          </table:table-cell>
          <table:table-cell office:value-type="string" office:string-value="2022-12-25  12:00:00" table:formula="of:=COM.MICROSOFT.CONCAT([.C204];[.D204];[.E204])" table:style-name="ce1">
            <text:p>2022-12-25 <text:s/>12:00:00</text:p>
          </table:table-cell>
          <table:table-cell office:value-type="string" office:string-value="2022-12-25  18:00:00" table:formula="of:=COM.MICROSOFT.CONCAT([.C204];[.D204];[.F204])" table:style-name="ce1">
            <text:p>2022-12-25 <text:s/>18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50:00</text:p>
          </table:table-cell>
          <table:table-cell office:value-type="string" table:style-name="ce2">
            <text:p>22:00:00</text:p>
          </table:table-cell>
          <table:table-cell office:value-type="string" office:string-value="2022-12-25  16:50:00" table:formula="of:=COM.MICROSOFT.CONCAT([.C205];[.D205];[.E205])" table:style-name="ce1">
            <text:p>2022-12-25 <text:s/>16:50:00</text:p>
          </table:table-cell>
          <table:table-cell office:value-type="string" office:string-value="2022-12-25  22:00:00" table:formula="of:=COM.MICROSOFT.CONCAT([.C205];[.D205];[.F205])" table:style-name="ce1">
            <text:p>2022-12-2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25  20:00:00" table:formula="of:=COM.MICROSOFT.CONCAT([.C206];[.D206];[.E206])" table:style-name="ce1">
            <text:p>2022-12-25 <text:s/>20:00:00</text:p>
          </table:table-cell>
          <table:table-cell office:value-type="string" office:string-value="2022-12-25  22:00:00" table:formula="of:=COM.MICROSOFT.CONCAT([.C206];[.D206];[.F206])" table:style-name="ce1">
            <text:p>2022-12-2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2-12-25  21:00:00" table:formula="of:=COM.MICROSOFT.CONCAT([.C207];[.D207];[.E207])" table:style-name="ce1">
            <text:p>2022-12-25 <text:s/>21:00:00</text:p>
          </table:table-cell>
          <table:table-cell office:value-type="string" office:string-value="2022-12-25  23:00:00" table:formula="of:=COM.MICROSOFT.CONCAT([.C207];[.D207];[.F207])" table:style-name="ce1">
            <text:p>2022-12-25 <text:s/>23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08];[.D208];[.E208])" table:style-name="ce1">
            <text:p><text:s text:c="2"/></text:p>
          </table:table-cell>
          <table:table-cell office:value-type="string" office:string-value="  " table:formula="of:=COM.MICROSOFT.CONCAT([.C208];[.D208];[.F208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09];[.D209];[.E209])" table:style-name="ce1">
            <text:p><text:s text:c="2"/></text:p>
          </table:table-cell>
          <table:table-cell office:value-type="string" office:string-value="  " table:formula="of:=COM.MICROSOFT.CONCAT([.C209];[.D209];[.F209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10];[.D210];[.E210])" table:style-name="ce1">
            <text:p><text:s text:c="2"/></text:p>
          </table:table-cell>
          <table:table-cell office:value-type="string" office:string-value="  " table:formula="of:=COM.MICROSOFT.CONCAT([.C210];[.D210];[.F210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2-26  05:00:00" table:formula="of:=COM.MICROSOFT.CONCAT([.C211];[.D211];[.E211])" table:style-name="ce1">
            <text:p>2022-12-26 <text:s/>05:00:00</text:p>
          </table:table-cell>
          <table:table-cell office:value-type="string" office:string-value="2022-12-26  09:00:00" table:formula="of:=COM.MICROSOFT.CONCAT([.C211];[.D211];[.F211])" table:style-name="ce1">
            <text:p>2022-12-26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2-12-26  12:30:00" table:formula="of:=COM.MICROSOFT.CONCAT([.C212];[.D212];[.E212])" table:style-name="ce1">
            <text:p>2022-12-26 <text:s/>12:30:00</text:p>
          </table:table-cell>
          <table:table-cell office:value-type="string" office:string-value="2022-12-26  14:30:00" table:formula="of:=COM.MICROSOFT.CONCAT([.C212];[.D212];[.F212])" table:style-name="ce1">
            <text:p>2022-12-26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6  15:00:00" table:formula="of:=COM.MICROSOFT.CONCAT([.C213];[.D213];[.E213])" table:style-name="ce1">
            <text:p>2022-12-26 <text:s/>15:00:00</text:p>
          </table:table-cell>
          <table:table-cell office:value-type="string" office:string-value="2022-12-26  17:00:00" table:formula="of:=COM.MICROSOFT.CONCAT([.C213];[.D213];[.F213])" table:style-name="ce1">
            <text:p>2022-12-26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7  15:00:00" table:formula="of:=COM.MICROSOFT.CONCAT([.C214];[.D214];[.E214])" table:style-name="ce1">
            <text:p>2022-12-27 <text:s/>15:00:00</text:p>
          </table:table-cell>
          <table:table-cell office:value-type="string" office:string-value="2022-12-27  17:00:00" table:formula="of:=COM.MICROSOFT.CONCAT([.C214];[.D214];[.F214])" table:style-name="ce1">
            <text:p>2022-12-27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8  15:00:00" table:formula="of:=COM.MICROSOFT.CONCAT([.C215];[.D215];[.E215])" table:style-name="ce1">
            <text:p>2022-12-28 <text:s/>15:00:00</text:p>
          </table:table-cell>
          <table:table-cell office:value-type="string" office:string-value="2022-12-28  17:00:00" table:formula="of:=COM.MICROSOFT.CONCAT([.C215];[.D215];[.F215])" table:style-name="ce1">
            <text:p>2022-12-2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9  15:00:00" table:formula="of:=COM.MICROSOFT.CONCAT([.C216];[.D216];[.E216])" table:style-name="ce1">
            <text:p>2022-12-29 <text:s/>15:00:00</text:p>
          </table:table-cell>
          <table:table-cell office:value-type="string" office:string-value="2022-12-29  17:00:00" table:formula="of:=COM.MICROSOFT.CONCAT([.C216];[.D216];[.F216])" table:style-name="ce1">
            <text:p>2022-12-29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2-12-29  15:30:00" table:formula="of:=COM.MICROSOFT.CONCAT([.C217];[.D217];[.E217])" table:style-name="ce1">
            <text:p>2022-12-29 <text:s/>15:30:00</text:p>
          </table:table-cell>
          <table:table-cell office:value-type="string" office:string-value="2022-12-29  17:30:00" table:formula="of:=COM.MICROSOFT.CONCAT([.C217];[.D217];[.F217])" table:style-name="ce1">
            <text:p>2022-12-29 <text:s/>17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2-12-30  15:30:00" table:formula="of:=COM.MICROSOFT.CONCAT([.C218];[.D218];[.E218])" table:style-name="ce1">
            <text:p>2022-12-30 <text:s/>15:30:00</text:p>
          </table:table-cell>
          <table:table-cell office:value-type="string" office:string-value="2022-12-30  17:30:00" table:formula="of:=COM.MICROSOFT.CONCAT([.C218];[.D218];[.F218])" table:style-name="ce1">
            <text:p>2022-12-30 <text:s/>17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2-12-31  12:30:00" table:formula="of:=COM.MICROSOFT.CONCAT([.C219];[.D219];[.E219])" table:style-name="ce1">
            <text:p>2022-12-31 <text:s/>12:30:00</text:p>
          </table:table-cell>
          <table:table-cell office:value-type="string" office:string-value="2022-12-31  14:30:00" table:formula="of:=COM.MICROSOFT.CONCAT([.C219];[.D219];[.F219])" table:style-name="ce1">
            <text:p>2022-12-31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1-01  11:30:00" table:formula="of:=COM.MICROSOFT.CONCAT([.C220];[.D220];[.E220])" table:style-name="ce1">
            <text:p>2023-01-01 <text:s/>11:30:00</text:p>
          </table:table-cell>
          <table:table-cell office:value-type="string" office:string-value="2023-01-01  13:30:00" table:formula="of:=COM.MICROSOFT.CONCAT([.C220];[.D220];[.F220])" table:style-name="ce1">
            <text:p>2023-01-01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01  14:45:00" table:formula="of:=COM.MICROSOFT.CONCAT([.C221];[.D221];[.E221])" table:style-name="ce1">
            <text:p>2023-01-01 <text:s/>14:45:00</text:p>
          </table:table-cell>
          <table:table-cell office:value-type="string" office:string-value="2023-01-01  16:45:00" table:formula="of:=COM.MICROSOFT.CONCAT([.C221];[.D221];[.F221])" table:style-name="ce1">
            <text:p>2023-01-01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6  21:40:00" table:formula="of:=COM.MICROSOFT.CONCAT([.C222];[.D222];[.E222])" table:style-name="ce1">
            <text:p>2022-12-26 <text:s/>21:40:00</text:p>
          </table:table-cell>
          <table:table-cell office:value-type="string" office:string-value="2022-12-26  22:30:00" table:formula="of:=COM.MICROSOFT.CONCAT([.C222];[.D222];[.F222])" table:style-name="ce1">
            <text:p>2022-12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7  21:40:00" table:formula="of:=COM.MICROSOFT.CONCAT([.C223];[.D223];[.E223])" table:style-name="ce1">
            <text:p>2022-12-27 <text:s/>21:40:00</text:p>
          </table:table-cell>
          <table:table-cell office:value-type="string" office:string-value="2022-12-27  22:30:00" table:formula="of:=COM.MICROSOFT.CONCAT([.C223];[.D223];[.F223])" table:style-name="ce1">
            <text:p>2022-12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8  21:40:00" table:formula="of:=COM.MICROSOFT.CONCAT([.C224];[.D224];[.E224])" table:style-name="ce1">
            <text:p>2022-12-28 <text:s/>21:40:00</text:p>
          </table:table-cell>
          <table:table-cell office:value-type="string" office:string-value="2022-12-28  22:30:00" table:formula="of:=COM.MICROSOFT.CONCAT([.C224];[.D224];[.F224])" table:style-name="ce1">
            <text:p>2022-12-2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9  21:40:00" table:formula="of:=COM.MICROSOFT.CONCAT([.C225];[.D225];[.E225])" table:style-name="ce1">
            <text:p>2022-12-29 <text:s/>21:40:00</text:p>
          </table:table-cell>
          <table:table-cell office:value-type="string" office:string-value="2022-12-29  22:30:00" table:formula="of:=COM.MICROSOFT.CONCAT([.C225];[.D225];[.F225])" table:style-name="ce1">
            <text:p>2022-12-2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30  21:40:00" table:formula="of:=COM.MICROSOFT.CONCAT([.C226];[.D226];[.E226])" table:style-name="ce1">
            <text:p>2022-12-30 <text:s/>21:40:00</text:p>
          </table:table-cell>
          <table:table-cell office:value-type="string" office:string-value="2022-12-30  22:30:00" table:formula="of:=COM.MICROSOFT.CONCAT([.C226];[.D226];[.F226])" table:style-name="ce1">
            <text:p>2022-12-3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6  14:00:00" table:formula="of:=COM.MICROSOFT.CONCAT([.C227];[.D227];[.E227])" table:style-name="ce1">
            <text:p>2022-12-26 <text:s/>14:00:00</text:p>
          </table:table-cell>
          <table:table-cell office:value-type="string" office:string-value="2022-12-26  19:30:00" table:formula="of:=COM.MICROSOFT.CONCAT([.C227];[.D227];[.F227])" table:style-name="ce1">
            <text:p>2022-12-2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7  14:00:00" table:formula="of:=COM.MICROSOFT.CONCAT([.C228];[.D228];[.E228])" table:style-name="ce1">
            <text:p>2022-12-27 <text:s/>14:00:00</text:p>
          </table:table-cell>
          <table:table-cell office:value-type="string" office:string-value="2022-12-27  19:30:00" table:formula="of:=COM.MICROSOFT.CONCAT([.C228];[.D228];[.F228])" table:style-name="ce1">
            <text:p>2022-12-27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8  14:00:00" table:formula="of:=COM.MICROSOFT.CONCAT([.C229];[.D229];[.E229])" table:style-name="ce1">
            <text:p>2022-12-28 <text:s/>14:00:00</text:p>
          </table:table-cell>
          <table:table-cell office:value-type="string" office:string-value="2022-12-28  19:30:00" table:formula="of:=COM.MICROSOFT.CONCAT([.C229];[.D229];[.F229])" table:style-name="ce1">
            <text:p>2022-12-28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9  14:00:00" table:formula="of:=COM.MICROSOFT.CONCAT([.C230];[.D230];[.E230])" table:style-name="ce1">
            <text:p>2022-12-29 <text:s/>14:00:00</text:p>
          </table:table-cell>
          <table:table-cell office:value-type="string" office:string-value="2022-12-29  19:30:00" table:formula="of:=COM.MICROSOFT.CONCAT([.C230];[.D230];[.F230])" table:style-name="ce1">
            <text:p>2022-12-29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30  14:00:00" table:formula="of:=COM.MICROSOFT.CONCAT([.C231];[.D231];[.E231])" table:style-name="ce1">
            <text:p>2022-12-30 <text:s/>14:00:00</text:p>
          </table:table-cell>
          <table:table-cell office:value-type="string" office:string-value="2022-12-30  19:30:00" table:formula="of:=COM.MICROSOFT.CONCAT([.C231];[.D231];[.F231])" table:style-name="ce1">
            <text:p>2022-12-30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6  20:30:00" table:formula="of:=COM.MICROSOFT.CONCAT([.C232];[.D232];[.E232])" table:style-name="ce1">
            <text:p>2022-12-26 <text:s/>20:30:00</text:p>
          </table:table-cell>
          <table:table-cell office:value-type="string" office:string-value="2022-12-26  22:30:00" table:formula="of:=COM.MICROSOFT.CONCAT([.C232];[.D232];[.F232])" table:style-name="ce1">
            <text:p>2022-12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7  20:30:00" table:formula="of:=COM.MICROSOFT.CONCAT([.C233];[.D233];[.E233])" table:style-name="ce1">
            <text:p>2022-12-27 <text:s/>20:30:00</text:p>
          </table:table-cell>
          <table:table-cell office:value-type="string" office:string-value="2022-12-27  22:30:00" table:formula="of:=COM.MICROSOFT.CONCAT([.C233];[.D233];[.F233])" table:style-name="ce1">
            <text:p>2022-12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8  20:30:00" table:formula="of:=COM.MICROSOFT.CONCAT([.C234];[.D234];[.E234])" table:style-name="ce1">
            <text:p>2022-12-28 <text:s/>20:30:00</text:p>
          </table:table-cell>
          <table:table-cell office:value-type="string" office:string-value="2022-12-28  22:30:00" table:formula="of:=COM.MICROSOFT.CONCAT([.C234];[.D234];[.F234])" table:style-name="ce1">
            <text:p>2022-12-2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9  20:30:00" table:formula="of:=COM.MICROSOFT.CONCAT([.C235];[.D235];[.E235])" table:style-name="ce1">
            <text:p>2022-12-29 <text:s/>20:30:00</text:p>
          </table:table-cell>
          <table:table-cell office:value-type="string" office:string-value="2022-12-29  22:30:00" table:formula="of:=COM.MICROSOFT.CONCAT([.C235];[.D235];[.F235])" table:style-name="ce1">
            <text:p>2022-12-2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30  20:30:00" table:formula="of:=COM.MICROSOFT.CONCAT([.C236];[.D236];[.E236])" table:style-name="ce1">
            <text:p>2022-12-30 <text:s/>20:30:00</text:p>
          </table:table-cell>
          <table:table-cell office:value-type="string" office:string-value="2022-12-30  22:30:00" table:formula="of:=COM.MICROSOFT.CONCAT([.C236];[.D236];[.F236])" table:style-name="ce1">
            <text:p>2022-12-3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6  21:45:00" table:formula="of:=COM.MICROSOFT.CONCAT([.C237];[.D237];[.E237])" table:style-name="ce1">
            <text:p>2022-12-26 <text:s/>21:45:00</text:p>
          </table:table-cell>
          <table:table-cell office:value-type="string" office:string-value="2022-12-26  23:00:00" table:formula="of:=COM.MICROSOFT.CONCAT([.C237];[.D237];[.F237])" table:style-name="ce1">
            <text:p>2022-12-2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7  21:45:00" table:formula="of:=COM.MICROSOFT.CONCAT([.C238];[.D238];[.E238])" table:style-name="ce1">
            <text:p>2022-12-27 <text:s/>21:45:00</text:p>
          </table:table-cell>
          <table:table-cell office:value-type="string" office:string-value="2022-12-27  23:00:00" table:formula="of:=COM.MICROSOFT.CONCAT([.C238];[.D238];[.F238])" table:style-name="ce1">
            <text:p>2022-12-2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8  21:45:00" table:formula="of:=COM.MICROSOFT.CONCAT([.C239];[.D239];[.E239])" table:style-name="ce1">
            <text:p>2022-12-28 <text:s/>21:45:00</text:p>
          </table:table-cell>
          <table:table-cell office:value-type="string" office:string-value="2022-12-28  23:00:00" table:formula="of:=COM.MICROSOFT.CONCAT([.C239];[.D239];[.F239])" table:style-name="ce1">
            <text:p>2022-12-28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9  21:45:00" table:formula="of:=COM.MICROSOFT.CONCAT([.C240];[.D240];[.E240])" table:style-name="ce1">
            <text:p>2022-12-29 <text:s/>21:45:00</text:p>
          </table:table-cell>
          <table:table-cell office:value-type="string" office:string-value="2022-12-29  23:00:00" table:formula="of:=COM.MICROSOFT.CONCAT([.C240];[.D240];[.F240])" table:style-name="ce1">
            <text:p>2022-12-2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30  21:45:00" table:formula="of:=COM.MICROSOFT.CONCAT([.C241];[.D241];[.E241])" table:style-name="ce1">
            <text:p>2022-12-30 <text:s/>21:45:00</text:p>
          </table:table-cell>
          <table:table-cell office:value-type="string" office:string-value="2022-12-30  23:00:00" table:formula="of:=COM.MICROSOFT.CONCAT([.C241];[.D241];[.F241])" table:style-name="ce1">
            <text:p>2022-12-3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29  20:30:00" table:formula="of:=COM.MICROSOFT.CONCAT([.C242];[.D242];[.E242])" table:style-name="ce1">
            <text:p>2022-12-29 <text:s/>20:30:00</text:p>
          </table:table-cell>
          <table:table-cell office:value-type="string" office:string-value="2022-12-29  23:00:00" table:formula="of:=COM.MICROSOFT.CONCAT([.C242];[.D242];[.F242])" table:style-name="ce1">
            <text:p>2022-12-2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5:30:00</text:p>
          </table:table-cell>
          <table:table-cell office:value-type="string" office:string-value="2022-12-29  13:50:00" table:formula="of:=COM.MICROSOFT.CONCAT([.C243];[.D243];[.E243])" table:style-name="ce1">
            <text:p>2022-12-29 <text:s/>13:50:00</text:p>
          </table:table-cell>
          <table:table-cell office:value-type="string" office:string-value="2022-12-29  15:30:00" table:formula="of:=COM.MICROSOFT.CONCAT([.C243];[.D243];[.F243])" table:style-name="ce1">
            <text:p>2022-12-29 <text:s/>15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7:00</text:p>
          </table:table-cell>
          <table:table-cell office:value-type="string" office:string-value="2022-12-29  22:00:00" table:formula="of:=COM.MICROSOFT.CONCAT([.C244];[.D244];[.E244])" table:style-name="ce1">
            <text:p>2022-12-29 <text:s/>22:00:00</text:p>
          </table:table-cell>
          <table:table-cell office:value-type="string" office:string-value="2022-12-29  23:57:00" table:formula="of:=COM.MICROSOFT.CONCAT([.C244];[.D244];[.F244])" table:style-name="ce1">
            <text:p>2022-12-29 <text:s/>23:5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2:00</text:p>
          </table:table-cell>
          <table:table-cell office:value-type="string" office:string-value="2022-12-29  22:00:00" table:formula="of:=COM.MICROSOFT.CONCAT([.C245];[.D245];[.E245])" table:style-name="ce1">
            <text:p>2022-12-29 <text:s/>22:00:00</text:p>
          </table:table-cell>
          <table:table-cell office:value-type="string" office:string-value="2022-12-29  23:52:00" table:formula="of:=COM.MICROSOFT.CONCAT([.C245];[.D245];[.F245])" table:style-name="ce1">
            <text:p>2022-12-29 <text:s/>23:52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2-12-30  13:00:00" table:formula="of:=COM.MICROSOFT.CONCAT([.C246];[.D246];[.E246])" table:style-name="ce1">
            <text:p>2022-12-30 <text:s/>13:00:00</text:p>
          </table:table-cell>
          <table:table-cell office:value-type="string" office:string-value="2022-12-30  15:00:00" table:formula="of:=COM.MICROSOFT.CONCAT([.C246];[.D246];[.F246])" table:style-name="ce1">
            <text:p>2022-12-30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30  19:00:00" table:formula="of:=COM.MICROSOFT.CONCAT([.C247];[.D247];[.E247])" table:style-name="ce1">
            <text:p>2022-12-30 <text:s/>19:00:00</text:p>
          </table:table-cell>
          <table:table-cell office:value-type="string" office:string-value="2022-12-30  20:00:00" table:formula="of:=COM.MICROSOFT.CONCAT([.C247];[.D247];[.F247])" table:style-name="ce1">
            <text:p>2022-12-3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1:00:00</text:p>
          </table:table-cell>
          <table:table-cell office:value-type="string" office:string-value="2022-12-30  18:30:00" table:formula="of:=COM.MICROSOFT.CONCAT([.C248];[.D248];[.E248])" table:style-name="ce1">
            <text:p>2022-12-30 <text:s/>18:30:00</text:p>
          </table:table-cell>
          <table:table-cell office:value-type="string" office:string-value="2022-12-30  21:00:00" table:formula="of:=COM.MICROSOFT.CONCAT([.C248];[.D248];[.F248])" table:style-name="ce1">
            <text:p>2022-12-3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30  18:30:00" table:formula="of:=COM.MICROSOFT.CONCAT([.C249];[.D249];[.E249])" table:style-name="ce1">
            <text:p>2022-12-30 <text:s/>18:30:00</text:p>
          </table:table-cell>
          <table:table-cell office:value-type="string" office:string-value="2022-12-30  20:30:00" table:formula="of:=COM.MICROSOFT.CONCAT([.C249];[.D249];[.F249])" table:style-name="ce1">
            <text:p>2022-12-30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10:00</text:p>
          </table:table-cell>
          <table:table-cell office:value-type="string" office:string-value="2022-12-30  21:00:00" table:formula="of:=COM.MICROSOFT.CONCAT([.C250];[.D250];[.E250])" table:style-name="ce1">
            <text:p>2022-12-30 <text:s/>21:00:00</text:p>
          </table:table-cell>
          <table:table-cell office:value-type="string" office:string-value="2022-12-30  23:10:00" table:formula="of:=COM.MICROSOFT.CONCAT([.C250];[.D250];[.F250])" table:style-name="ce1">
            <text:p>2022-12-30 <text:s/>23:1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23:45:00</text:p>
          </table:table-cell>
          <table:table-cell office:value-type="string" office:string-value="2022-12-30  18:00:00" table:formula="of:=COM.MICROSOFT.CONCAT([.C251];[.D251];[.E251])" table:style-name="ce1">
            <text:p>2022-12-30 <text:s/>18:00:00</text:p>
          </table:table-cell>
          <table:table-cell office:value-type="string" office:string-value="2022-12-30  23:45:00" table:formula="of:=COM.MICROSOFT.CONCAT([.C251];[.D251];[.F251])" table:style-name="ce1">
            <text:p>2022-12-30 <text:s/>23:45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52];[.D252];[.E252])" table:style-name="ce1">
            <text:p><text:s text:c="2"/></text:p>
          </table:table-cell>
          <table:table-cell office:value-type="string" office:string-value="  " table:formula="of:=COM.MICROSOFT.CONCAT([.C252];[.D252];[.F252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1-02  12:30:00" table:formula="of:=COM.MICROSOFT.CONCAT([.C253];[.D253];[.E253])" table:style-name="ce1">
            <text:p>2023-01-02 <text:s/>12:30:00</text:p>
          </table:table-cell>
          <table:table-cell office:value-type="string" office:string-value="2023-01-02  14:30:00" table:formula="of:=COM.MICROSOFT.CONCAT([.C253];[.D253];[.F253])" table:style-name="ce1">
            <text:p>2023-01-02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03  14:45:00" table:formula="of:=COM.MICROSOFT.CONCAT([.C254];[.D254];[.E254])" table:style-name="ce1">
            <text:p>2023-01-03 <text:s/>14:45:00</text:p>
          </table:table-cell>
          <table:table-cell office:value-type="string" office:string-value="2023-01-03  16:45:00" table:formula="of:=COM.MICROSOFT.CONCAT([.C254];[.D254];[.F254])" table:style-name="ce1">
            <text:p>2023-01-03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5  15:00:00" table:formula="of:=COM.MICROSOFT.CONCAT([.C255];[.D255];[.E255])" table:style-name="ce1">
            <text:p>2023-01-05 <text:s/>15:00:00</text:p>
          </table:table-cell>
          <table:table-cell office:value-type="string" office:string-value="2023-01-05  17:00:00" table:formula="of:=COM.MICROSOFT.CONCAT([.C255];[.D255];[.F255])" table:style-name="ce1">
            <text:p>2023-01-05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04  14:45:00" table:formula="of:=COM.MICROSOFT.CONCAT([.C256];[.D256];[.E256])" table:style-name="ce1">
            <text:p>2023-01-04 <text:s/>14:45:00</text:p>
          </table:table-cell>
          <table:table-cell office:value-type="string" office:string-value="2023-01-04  16:45:00" table:formula="of:=COM.MICROSOFT.CONCAT([.C256];[.D256];[.F256])" table:style-name="ce1">
            <text:p>2023-01-04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6  15:00:00" table:formula="of:=COM.MICROSOFT.CONCAT([.C257];[.D257];[.E257])" table:style-name="ce1">
            <text:p>2023-01-06 <text:s/>15:00:00</text:p>
          </table:table-cell>
          <table:table-cell office:value-type="string" office:string-value="2023-01-06  17:00:00" table:formula="of:=COM.MICROSOFT.CONCAT([.C257];[.D257];[.F257])" table:style-name="ce1">
            <text:p>2023-01-06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7  15:00:00" table:formula="of:=COM.MICROSOFT.CONCAT([.C258];[.D258];[.E258])" table:style-name="ce1">
            <text:p>2023-01-07 <text:s/>15:00:00</text:p>
          </table:table-cell>
          <table:table-cell office:value-type="string" office:string-value="2023-01-07  17:00:00" table:formula="of:=COM.MICROSOFT.CONCAT([.C258];[.D258];[.F258])" table:style-name="ce1">
            <text:p>2023-01-07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1-08  11:30:00" table:formula="of:=COM.MICROSOFT.CONCAT([.C259];[.D259];[.E259])" table:style-name="ce1">
            <text:p>2023-01-08 <text:s/>11:30:00</text:p>
          </table:table-cell>
          <table:table-cell office:value-type="string" office:string-value="2023-01-08  13:30:00" table:formula="of:=COM.MICROSOFT.CONCAT([.C259];[.D259];[.F259])" table:style-name="ce1">
            <text:p>2023-01-08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8  15:00:00" table:formula="of:=COM.MICROSOFT.CONCAT([.C260];[.D260];[.E260])" table:style-name="ce1">
            <text:p>2023-01-08 <text:s/>15:00:00</text:p>
          </table:table-cell>
          <table:table-cell office:value-type="string" office:string-value="2023-01-08  17:00:00" table:formula="of:=COM.MICROSOFT.CONCAT([.C260];[.D260];[.F260])" table:style-name="ce1">
            <text:p>2023-01-0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2  12:00:00" table:formula="of:=COM.MICROSOFT.CONCAT([.C261];[.D261];[.E261])" table:style-name="ce1">
            <text:p>2023-01-02 <text:s/>12:00:00</text:p>
          </table:table-cell>
          <table:table-cell office:value-type="string" office:string-value="2023-01-02  19:00:00" table:formula="of:=COM.MICROSOFT.CONCAT([.C261];[.D261];[.F261])" table:style-name="ce1">
            <text:p>2023-01-02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3  12:00:00" table:formula="of:=COM.MICROSOFT.CONCAT([.C262];[.D262];[.E262])" table:style-name="ce1">
            <text:p>2023-01-03 <text:s/>12:00:00</text:p>
          </table:table-cell>
          <table:table-cell office:value-type="string" office:string-value="2023-01-03  19:00:00" table:formula="of:=COM.MICROSOFT.CONCAT([.C262];[.D262];[.F262])" table:style-name="ce1">
            <text:p>2023-01-03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4  12:00:00" table:formula="of:=COM.MICROSOFT.CONCAT([.C263];[.D263];[.E263])" table:style-name="ce1">
            <text:p>2023-01-04 <text:s/>12:00:00</text:p>
          </table:table-cell>
          <table:table-cell office:value-type="string" office:string-value="2023-01-04  19:00:00" table:formula="of:=COM.MICROSOFT.CONCAT([.C263];[.D263];[.F263])" table:style-name="ce1">
            <text:p>2023-01-04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5  12:00:00" table:formula="of:=COM.MICROSOFT.CONCAT([.C264];[.D264];[.E264])" table:style-name="ce1">
            <text:p>2023-01-05 <text:s/>12:00:00</text:p>
          </table:table-cell>
          <table:table-cell office:value-type="string" office:string-value="2023-01-05  19:00:00" table:formula="of:=COM.MICROSOFT.CONCAT([.C264];[.D264];[.F264])" table:style-name="ce1">
            <text:p>2023-01-05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6  12:00:00" table:formula="of:=COM.MICROSOFT.CONCAT([.C265];[.D265];[.E265])" table:style-name="ce1">
            <text:p>2023-01-06 <text:s/>12:00:00</text:p>
          </table:table-cell>
          <table:table-cell office:value-type="string" office:string-value="2023-01-06  19:00:00" table:formula="of:=COM.MICROSOFT.CONCAT([.C265];[.D265];[.F265])" table:style-name="ce1">
            <text:p>2023-01-06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2  20:30:00" table:formula="of:=COM.MICROSOFT.CONCAT([.C266];[.D266];[.E266])" table:style-name="ce1">
            <text:p>2023-01-02 <text:s/>20:30:00</text:p>
          </table:table-cell>
          <table:table-cell office:value-type="string" office:string-value="2023-01-02  22:30:00" table:formula="of:=COM.MICROSOFT.CONCAT([.C266];[.D266];[.F266])" table:style-name="ce1">
            <text:p>2023-01-0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3  20:30:00" table:formula="of:=COM.MICROSOFT.CONCAT([.C267];[.D267];[.E267])" table:style-name="ce1">
            <text:p>2023-01-03 <text:s/>20:30:00</text:p>
          </table:table-cell>
          <table:table-cell office:value-type="string" office:string-value="2023-01-03  22:30:00" table:formula="of:=COM.MICROSOFT.CONCAT([.C267];[.D267];[.F267])" table:style-name="ce1">
            <text:p>2023-01-0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4  20:30:00" table:formula="of:=COM.MICROSOFT.CONCAT([.C268];[.D268];[.E268])" table:style-name="ce1">
            <text:p>2023-01-04 <text:s/>20:30:00</text:p>
          </table:table-cell>
          <table:table-cell office:value-type="string" office:string-value="2023-01-04  22:30:00" table:formula="of:=COM.MICROSOFT.CONCAT([.C268];[.D268];[.F268])" table:style-name="ce1">
            <text:p>2023-01-0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5  20:30:00" table:formula="of:=COM.MICROSOFT.CONCAT([.C269];[.D269];[.E269])" table:style-name="ce1">
            <text:p>2023-01-05 <text:s/>20:30:00</text:p>
          </table:table-cell>
          <table:table-cell office:value-type="string" office:string-value="2023-01-05  22:30:00" table:formula="of:=COM.MICROSOFT.CONCAT([.C269];[.D269];[.F269])" table:style-name="ce1">
            <text:p>2023-01-0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6  20:30:00" table:formula="of:=COM.MICROSOFT.CONCAT([.C270];[.D270];[.E270])" table:style-name="ce1">
            <text:p>2023-01-06 <text:s/>20:30:00</text:p>
          </table:table-cell>
          <table:table-cell office:value-type="string" office:string-value="2023-01-06  22:30:00" table:formula="of:=COM.MICROSOFT.CONCAT([.C270];[.D270];[.F270])" table:style-name="ce1">
            <text:p>2023-01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2  21:45:00" table:formula="of:=COM.MICROSOFT.CONCAT([.C271];[.D271];[.E271])" table:style-name="ce1">
            <text:p>2023-01-02 <text:s/>21:45:00</text:p>
          </table:table-cell>
          <table:table-cell office:value-type="string" office:string-value="2023-01-02  23:00:00" table:formula="of:=COM.MICROSOFT.CONCAT([.C271];[.D271];[.F271])" table:style-name="ce1">
            <text:p>2023-01-0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3  21:45:00" table:formula="of:=COM.MICROSOFT.CONCAT([.C272];[.D272];[.E272])" table:style-name="ce1">
            <text:p>2023-01-03 <text:s/>21:45:00</text:p>
          </table:table-cell>
          <table:table-cell office:value-type="string" office:string-value="2023-01-03  23:00:00" table:formula="of:=COM.MICROSOFT.CONCAT([.C272];[.D272];[.F272])" table:style-name="ce1">
            <text:p>2023-01-0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4  21:45:00" table:formula="of:=COM.MICROSOFT.CONCAT([.C273];[.D273];[.E273])" table:style-name="ce1">
            <text:p>2023-01-04 <text:s/>21:45:00</text:p>
          </table:table-cell>
          <table:table-cell office:value-type="string" office:string-value="2023-01-04  23:00:00" table:formula="of:=COM.MICROSOFT.CONCAT([.C273];[.D273];[.F273])" table:style-name="ce1">
            <text:p>2023-01-0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5  21:45:00" table:formula="of:=COM.MICROSOFT.CONCAT([.C274];[.D274];[.E274])" table:style-name="ce1">
            <text:p>2023-01-05 <text:s/>21:45:00</text:p>
          </table:table-cell>
          <table:table-cell office:value-type="string" office:string-value="2023-01-05  23:00:00" table:formula="of:=COM.MICROSOFT.CONCAT([.C274];[.D274];[.F274])" table:style-name="ce1">
            <text:p>2023-01-05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6  21:45:00" table:formula="of:=COM.MICROSOFT.CONCAT([.C275];[.D275];[.E275])" table:style-name="ce1">
            <text:p>2023-01-06 <text:s/>21:45:00</text:p>
          </table:table-cell>
          <table:table-cell office:value-type="string" office:string-value="2023-01-06  23:00:00" table:formula="of:=COM.MICROSOFT.CONCAT([.C275];[.D275];[.F275])" table:style-name="ce1">
            <text:p>2023-01-0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2  21:40:00" table:formula="of:=COM.MICROSOFT.CONCAT([.C276];[.D276];[.E276])" table:style-name="ce1">
            <text:p>2023-01-02 <text:s/>21:40:00</text:p>
          </table:table-cell>
          <table:table-cell office:value-type="string" office:string-value="2023-01-02  22:30:00" table:formula="of:=COM.MICROSOFT.CONCAT([.C276];[.D276];[.F276])" table:style-name="ce1">
            <text:p>2023-01-0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3  21:40:00" table:formula="of:=COM.MICROSOFT.CONCAT([.C277];[.D277];[.E277])" table:style-name="ce1">
            <text:p>2023-01-03 <text:s/>21:40:00</text:p>
          </table:table-cell>
          <table:table-cell office:value-type="string" office:string-value="2023-01-03  22:30:00" table:formula="of:=COM.MICROSOFT.CONCAT([.C277];[.D277];[.F277])" table:style-name="ce1">
            <text:p>2023-01-0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4  21:40:00" table:formula="of:=COM.MICROSOFT.CONCAT([.C278];[.D278];[.E278])" table:style-name="ce1">
            <text:p>2023-01-04 <text:s/>21:40:00</text:p>
          </table:table-cell>
          <table:table-cell office:value-type="string" office:string-value="2023-01-04  22:30:00" table:formula="of:=COM.MICROSOFT.CONCAT([.C278];[.D278];[.F278])" table:style-name="ce1">
            <text:p>2023-01-0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5  21:40:00" table:formula="of:=COM.MICROSOFT.CONCAT([.C279];[.D279];[.E279])" table:style-name="ce1">
            <text:p>2023-01-05 <text:s/>21:40:00</text:p>
          </table:table-cell>
          <table:table-cell office:value-type="string" office:string-value="2023-01-05  22:30:00" table:formula="of:=COM.MICROSOFT.CONCAT([.C279];[.D279];[.F279])" table:style-name="ce1">
            <text:p>2023-01-0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6  21:40:00" table:formula="of:=COM.MICROSOFT.CONCAT([.C280];[.D280];[.E280])" table:style-name="ce1">
            <text:p>2023-01-06 <text:s/>21:40:00</text:p>
          </table:table-cell>
          <table:table-cell office:value-type="string" office:string-value="2023-01-06  22:30:00" table:formula="of:=COM.MICROSOFT.CONCAT([.C280];[.D280];[.F280])" table:style-name="ce1">
            <text:p>2023-01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2  09:00:00" table:formula="of:=COM.MICROSOFT.CONCAT([.C281];[.D281];[.E281])" table:style-name="ce1">
            <text:p>2023-01-02 <text:s/>09:00:00</text:p>
          </table:table-cell>
          <table:table-cell office:value-type="string" office:string-value="2023-01-02  12:00:00" table:formula="of:=COM.MICROSOFT.CONCAT([.C281];[.D281];[.F281])" table:style-name="ce1">
            <text:p>2023-01-02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3  09:00:00" table:formula="of:=COM.MICROSOFT.CONCAT([.C282];[.D282];[.E282])" table:style-name="ce1">
            <text:p>2023-01-03 <text:s/>09:00:00</text:p>
          </table:table-cell>
          <table:table-cell office:value-type="string" office:string-value="2023-01-03  12:00:00" table:formula="of:=COM.MICROSOFT.CONCAT([.C282];[.D282];[.F282])" table:style-name="ce1">
            <text:p>2023-01-03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4  09:00:00" table:formula="of:=COM.MICROSOFT.CONCAT([.C283];[.D283];[.E283])" table:style-name="ce1">
            <text:p>2023-01-04 <text:s/>09:00:00</text:p>
          </table:table-cell>
          <table:table-cell office:value-type="string" office:string-value="2023-01-04  12:00:00" table:formula="of:=COM.MICROSOFT.CONCAT([.C283];[.D283];[.F283])" table:style-name="ce1">
            <text:p>2023-01-04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5  09:00:00" table:formula="of:=COM.MICROSOFT.CONCAT([.C284];[.D284];[.E284])" table:style-name="ce1">
            <text:p>2023-01-05 <text:s/>09:00:00</text:p>
          </table:table-cell>
          <table:table-cell office:value-type="string" office:string-value="2023-01-05  12:00:00" table:formula="of:=COM.MICROSOFT.CONCAT([.C284];[.D284];[.F284])" table:style-name="ce1">
            <text:p>2023-01-05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6  09:00:00" table:formula="of:=COM.MICROSOFT.CONCAT([.C285];[.D285];[.E285])" table:style-name="ce1">
            <text:p>2023-01-06 <text:s/>09:00:00</text:p>
          </table:table-cell>
          <table:table-cell office:value-type="string" office:string-value="2023-01-06  12:00:00" table:formula="of:=COM.MICROSOFT.CONCAT([.C285];[.D285];[.F285])" table:style-name="ce1">
            <text:p>2023-01-06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1-07  11:00:00" table:formula="of:=COM.MICROSOFT.CONCAT([.C286];[.D286];[.E286])" table:style-name="ce1">
            <text:p>2023-01-07 <text:s/>11:00:00</text:p>
          </table:table-cell>
          <table:table-cell office:value-type="string" office:string-value="2023-01-07  12:00:00" table:formula="of:=COM.MICROSOFT.CONCAT([.C286];[.D286];[.F286])" table:style-name="ce1">
            <text:p>2023-01-07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7  20:30:00" table:formula="of:=COM.MICROSOFT.CONCAT([.C287];[.D287];[.E287])" table:style-name="ce1">
            <text:p>2023-01-07 <text:s/>20:30:00</text:p>
          </table:table-cell>
          <table:table-cell office:value-type="string" office:string-value="2023-01-07  22:30:00" table:formula="of:=COM.MICROSOFT.CONCAT([.C287];[.D287];[.F287])" table:style-name="ce1">
            <text:p>2023-01-0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2:00:00</text:p>
          </table:table-cell>
          <table:table-cell office:value-type="string" office:string-value="2023-01-07  18:30:00" table:formula="of:=COM.MICROSOFT.CONCAT([.C288];[.D288];[.E288])" table:style-name="ce1">
            <text:p>2023-01-07 <text:s/>18:30:00</text:p>
          </table:table-cell>
          <table:table-cell office:value-type="string" office:string-value="2023-01-07  22:00:00" table:formula="of:=COM.MICROSOFT.CONCAT([.C288];[.D288];[.F288])" table:style-name="ce1">
            <text:p>2023-01-07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07  22:00:00" table:formula="of:=COM.MICROSOFT.CONCAT([.C289];[.D289];[.E289])" table:style-name="ce1">
            <text:p>2023-01-07 <text:s/>22:00:00</text:p>
          </table:table-cell>
          <table:table-cell office:value-type="string" office:string-value="2023-01-07  00:00:00" table:formula="of:=COM.MICROSOFT.CONCAT([.C289];[.D289];[.F289])" table:style-name="ce1">
            <text:p>2023-01-07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C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3:50:00</text:p>
          </table:table-cell>
          <table:table-cell office:value-type="string" office:string-value="2023-01-07  20:00:00" table:formula="of:=COM.MICROSOFT.CONCAT([.C290];[.D290];[.E290])" table:style-name="ce1">
            <text:p>2023-01-07 <text:s/>20:00:00</text:p>
          </table:table-cell>
          <table:table-cell office:value-type="string" office:string-value="2023-01-07  23:50:00" table:formula="of:=COM.MICROSOFT.CONCAT([.C290];[.D290];[.F290])" table:style-name="ce1">
            <text:p>2023-01-07 <text:s/>23:5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20:00</text:p>
          </table:table-cell>
          <table:table-cell office:value-type="string" office:string-value="2023-01-07  20:00:00" table:formula="of:=COM.MICROSOFT.CONCAT([.C291];[.D291];[.E291])" table:style-name="ce1">
            <text:p>2023-01-07 <text:s/>20:00:00</text:p>
          </table:table-cell>
          <table:table-cell office:value-type="string" office:string-value="2023-01-07  22:20:00" table:formula="of:=COM.MICROSOFT.CONCAT([.C291];[.D291];[.F291])" table:style-name="ce1">
            <text:p>2023-01-07 <text:s/>22:2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50:00</text:p>
          </table:table-cell>
          <table:table-cell office:value-type="string" table:style-name="ce2">
            <text:p>20:00:00</text:p>
          </table:table-cell>
          <table:table-cell office:value-type="string" office:string-value="2023-01-07  17:50:00" table:formula="of:=COM.MICROSOFT.CONCAT([.C292];[.D292];[.E292])" table:style-name="ce1">
            <text:p>2023-01-07 <text:s/>17:50:00</text:p>
          </table:table-cell>
          <table:table-cell office:value-type="string" office:string-value="2023-01-07  20:00:00" table:formula="of:=COM.MICROSOFT.CONCAT([.C292];[.D292];[.F292])" table:style-name="ce1">
            <text:p>2023-01-07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5:00</text:p>
          </table:table-cell>
          <table:table-cell office:value-type="string" table:style-name="ce2">
            <text:p>21:05:00</text:p>
          </table:table-cell>
          <table:table-cell office:value-type="string" office:string-value="2023-01-08  18:55:00" table:formula="of:=COM.MICROSOFT.CONCAT([.C293];[.D293];[.E293])" table:style-name="ce1">
            <text:p>2023-01-08 <text:s/>18:55:00</text:p>
          </table:table-cell>
          <table:table-cell office:value-type="string" office:string-value="2023-01-08  21:05:00" table:formula="of:=COM.MICROSOFT.CONCAT([.C293];[.D293];[.F293])" table:style-name="ce1">
            <text:p>2023-01-08 <text:s/>21:0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30:00</text:p>
          </table:table-cell>
          <table:table-cell office:value-type="string" office:string-value="2023-01-08  20:00:00" table:formula="of:=COM.MICROSOFT.CONCAT([.C294];[.D294];[.E294])" table:style-name="ce1">
            <text:p>2023-01-08 <text:s/>20:00:00</text:p>
          </table:table-cell>
          <table:table-cell office:value-type="string" office:string-value="2023-01-08  22:30:00" table:formula="of:=COM.MICROSOFT.CONCAT([.C294];[.D294];[.F294])" table:style-name="ce1">
            <text:p>2023-01-0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C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30:00</text:p>
          </table:table-cell>
          <table:table-cell office:value-type="string" table:style-name="ce2">
            <text:p>20:00:00</text:p>
          </table:table-cell>
          <table:table-cell office:value-type="string" office:string-value="2023-01-08  10:30:00" table:formula="of:=COM.MICROSOFT.CONCAT([.C295];[.D295];[.E295])" table:style-name="ce1">
            <text:p>2023-01-08 <text:s/>10:30:00</text:p>
          </table:table-cell>
          <table:table-cell office:value-type="string" office:string-value="2023-01-08  20:00:00" table:formula="of:=COM.MICROSOFT.CONCAT([.C295];[.D295];[.F295])" table:style-name="ce1">
            <text:p>2023-01-0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7:00:00</text:p>
          </table:table-cell>
          <table:table-cell office:value-type="string" office:string-value="2023-01-08  12:00:00" table:formula="of:=COM.MICROSOFT.CONCAT([.C296];[.D296];[.E296])" table:style-name="ce1">
            <text:p>2023-01-08 <text:s/>12:00:00</text:p>
          </table:table-cell>
          <table:table-cell office:value-type="string" office:string-value="2023-01-08  17:00:00" table:formula="of:=COM.MICROSOFT.CONCAT([.C296];[.D296];[.F296])" table:style-name="ce1">
            <text:p>2023-01-0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00:00</text:p>
          </table:table-cell>
          <table:table-cell office:value-type="string" table:style-name="ce2">
            <text:p>23:44:00</text:p>
          </table:table-cell>
          <table:table-cell office:value-type="string" office:string-value="2023-01-08  10:00:00" table:formula="of:=COM.MICROSOFT.CONCAT([.C297];[.D297];[.E297])" table:style-name="ce1">
            <text:p>2023-01-08 <text:s/>10:00:00</text:p>
          </table:table-cell>
          <table:table-cell office:value-type="string" office:string-value="2023-01-08  23:44:00" table:formula="of:=COM.MICROSOFT.CONCAT([.C297];[.D297];[.F297])" table:style-name="ce1">
            <text:p>2023-01-08 <text:s/>23:44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08  20:00:00" table:formula="of:=COM.MICROSOFT.CONCAT([.C298];[.D298];[.E298])" table:style-name="ce1">
            <text:p>2023-01-08 <text:s/>20:00:00</text:p>
          </table:table-cell>
          <table:table-cell office:value-type="string" office:string-value="2023-01-08  22:00:00" table:formula="of:=COM.MICROSOFT.CONCAT([.C298];[.D298];[.F298])" table:style-name="ce1">
            <text:p>2023-01-0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NAMERICANA TELEVSIO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00:00</text:p>
          </table:table-cell>
          <table:table-cell office:value-type="string" office:string-value="2023-01-08  19:50:00" table:formula="of:=COM.MICROSOFT.CONCAT([.C299];[.D299];[.E299])" table:style-name="ce1">
            <text:p>2023-01-08 <text:s/>19:50:00</text:p>
          </table:table-cell>
          <table:table-cell office:value-type="string" office:string-value="2023-01-08  22:00:00" table:formula="of:=COM.MICROSOFT.CONCAT([.C299];[.D299];[.F299])" table:style-name="ce1">
            <text:p>2023-01-08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00];[.D300];[.E300])" table:style-name="ce1">
            <text:p><text:s text:c="2"/></text:p>
          </table:table-cell>
          <table:table-cell office:value-type="string" office:string-value="  " table:formula="of:=COM.MICROSOFT.CONCAT([.C300];[.D300];[.F300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01];[.D301];[.E301])" table:style-name="ce1">
            <text:p><text:s text:c="2"/></text:p>
          </table:table-cell>
          <table:table-cell office:value-type="string" office:string-value="  " table:formula="of:=COM.MICROSOFT.CONCAT([.C301];[.D301];[.F301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10  15:00:00" table:formula="of:=COM.MICROSOFT.CONCAT([.C302];[.D302];[.E302])" table:style-name="ce1">
            <text:p>2023-01-10 <text:s/>15:00:00</text:p>
          </table:table-cell>
          <table:table-cell office:value-type="string" office:string-value="2023-01-10  17:00:00" table:formula="of:=COM.MICROSOFT.CONCAT([.C302];[.D302];[.F302])" table:style-name="ce1">
            <text:p>2023-01-10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12  15:00:00" table:formula="of:=COM.MICROSOFT.CONCAT([.C303];[.D303];[.E303])" table:style-name="ce1">
            <text:p>2023-01-12 <text:s/>15:00:00</text:p>
          </table:table-cell>
          <table:table-cell office:value-type="string" office:string-value="2023-01-12  17:00:00" table:formula="of:=COM.MICROSOFT.CONCAT([.C303];[.D303];[.F303])" table:style-name="ce1">
            <text:p>2023-01-12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1-14  07:30:00" table:formula="of:=COM.MICROSOFT.CONCAT([.C304];[.D304];[.E304])" table:style-name="ce1">
            <text:p>2023-01-14 <text:s/>07:30:00</text:p>
          </table:table-cell>
          <table:table-cell office:value-type="string" office:string-value="2023-01-14  09:30:00" table:formula="of:=COM.MICROSOFT.CONCAT([.C304];[.D304];[.F304])" table:style-name="ce1">
            <text:p>2023-01-14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4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2:00:00</text:p>
          </table:table-cell>
          <table:table-cell office:value-type="string" office:string-value="2023-01-14  19:00:00" table:formula="of:=COM.MICROSOFT.CONCAT([.C305];[.D305];[.E305])" table:style-name="ce1">
            <text:p>2023-01-14 <text:s/>19:00:00</text:p>
          </table:table-cell>
          <table:table-cell office:value-type="string" office:string-value="2023-01-14  22:00:00" table:formula="of:=COM.MICROSOFT.CONCAT([.C305];[.D305];[.F305])" table:style-name="ce1">
            <text:p>2023-01-14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1-15  11:30:00" table:formula="of:=COM.MICROSOFT.CONCAT([.C306];[.D306];[.E306])" table:style-name="ce1">
            <text:p>2023-01-15 <text:s/>11:30:00</text:p>
          </table:table-cell>
          <table:table-cell office:value-type="string" office:string-value="2023-01-15  13:30:00" table:formula="of:=COM.MICROSOFT.CONCAT([.C306];[.D306];[.F306])" table:style-name="ce1">
            <text:p>2023-01-15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15  14:45:00" table:formula="of:=COM.MICROSOFT.CONCAT([.C307];[.D307];[.E307])" table:style-name="ce1">
            <text:p>2023-01-15 <text:s/>14:45:00</text:p>
          </table:table-cell>
          <table:table-cell office:value-type="string" office:string-value="2023-01-15  16:45:00" table:formula="of:=COM.MICROSOFT.CONCAT([.C307];[.D307];[.F307])" table:style-name="ce1">
            <text:p>2023-01-15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09  05:00:00" table:formula="of:=COM.MICROSOFT.CONCAT([.C308];[.D308];[.E308])" table:style-name="ce1">
            <text:p>2023-01-09 <text:s/>05:00:00</text:p>
          </table:table-cell>
          <table:table-cell office:value-type="string" office:string-value="2023-01-09  09:30:00" table:formula="of:=COM.MICROSOFT.CONCAT([.C308];[.D308];[.F308])" table:style-name="ce1">
            <text:p>2023-01-09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9  12:00:00" table:formula="of:=COM.MICROSOFT.CONCAT([.C309];[.D309];[.E309])" table:style-name="ce1">
            <text:p>2023-01-09 <text:s/>12:00:00</text:p>
          </table:table-cell>
          <table:table-cell office:value-type="string" office:string-value="2023-01-09  19:00:00" table:formula="of:=COM.MICROSOFT.CONCAT([.C309];[.D309];[.F309])" table:style-name="ce1">
            <text:p>2023-01-09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0  12:00:00" table:formula="of:=COM.MICROSOFT.CONCAT([.C310];[.D310];[.E310])" table:style-name="ce1">
            <text:p>2023-01-10 <text:s/>12:00:00</text:p>
          </table:table-cell>
          <table:table-cell office:value-type="string" office:string-value="2023-01-10  19:00:00" table:formula="of:=COM.MICROSOFT.CONCAT([.C310];[.D310];[.F310])" table:style-name="ce1">
            <text:p>2023-01-10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1  12:00:00" table:formula="of:=COM.MICROSOFT.CONCAT([.C311];[.D311];[.E311])" table:style-name="ce1">
            <text:p>2023-01-11 <text:s/>12:00:00</text:p>
          </table:table-cell>
          <table:table-cell office:value-type="string" office:string-value="2023-01-11  19:00:00" table:formula="of:=COM.MICROSOFT.CONCAT([.C311];[.D311];[.F311])" table:style-name="ce1">
            <text:p>2023-01-11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2  12:00:00" table:formula="of:=COM.MICROSOFT.CONCAT([.C312];[.D312];[.E312])" table:style-name="ce1">
            <text:p>2023-01-12 <text:s/>12:00:00</text:p>
          </table:table-cell>
          <table:table-cell office:value-type="string" office:string-value="2023-01-12  19:00:00" table:formula="of:=COM.MICROSOFT.CONCAT([.C312];[.D312];[.F312])" table:style-name="ce1">
            <text:p>2023-01-12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3  12:00:00" table:formula="of:=COM.MICROSOFT.CONCAT([.C313];[.D313];[.E313])" table:style-name="ce1">
            <text:p>2023-01-13 <text:s/>12:00:00</text:p>
          </table:table-cell>
          <table:table-cell office:value-type="string" office:string-value="2023-01-13  19:00:00" table:formula="of:=COM.MICROSOFT.CONCAT([.C313];[.D313];[.F313])" table:style-name="ce1">
            <text:p>2023-01-13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9  20:30:00" table:formula="of:=COM.MICROSOFT.CONCAT([.C314];[.D314];[.E314])" table:style-name="ce1">
            <text:p>2023-01-09 <text:s/>20:30:00</text:p>
          </table:table-cell>
          <table:table-cell office:value-type="string" office:string-value="2023-01-09  22:30:00" table:formula="of:=COM.MICROSOFT.CONCAT([.C314];[.D314];[.F314])" table:style-name="ce1">
            <text:p>2023-01-0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0  20:30:00" table:formula="of:=COM.MICROSOFT.CONCAT([.C315];[.D315];[.E315])" table:style-name="ce1">
            <text:p>2023-01-10 <text:s/>20:30:00</text:p>
          </table:table-cell>
          <table:table-cell office:value-type="string" office:string-value="2023-01-10  22:30:00" table:formula="of:=COM.MICROSOFT.CONCAT([.C315];[.D315];[.F315])" table:style-name="ce1">
            <text:p>2023-01-1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1  20:30:00" table:formula="of:=COM.MICROSOFT.CONCAT([.C316];[.D316];[.E316])" table:style-name="ce1">
            <text:p>2023-01-11 <text:s/>20:30:00</text:p>
          </table:table-cell>
          <table:table-cell office:value-type="string" office:string-value="2023-01-11  22:30:00" table:formula="of:=COM.MICROSOFT.CONCAT([.C316];[.D316];[.F316])" table:style-name="ce1">
            <text:p>2023-01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2  20:30:00" table:formula="of:=COM.MICROSOFT.CONCAT([.C317];[.D317];[.E317])" table:style-name="ce1">
            <text:p>2023-01-12 <text:s/>20:30:00</text:p>
          </table:table-cell>
          <table:table-cell office:value-type="string" office:string-value="2023-01-12  22:30:00" table:formula="of:=COM.MICROSOFT.CONCAT([.C317];[.D317];[.F317])" table:style-name="ce1">
            <text:p>2023-01-1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3  20:30:00" table:formula="of:=COM.MICROSOFT.CONCAT([.C318];[.D318];[.E318])" table:style-name="ce1">
            <text:p>2023-01-13 <text:s/>20:30:00</text:p>
          </table:table-cell>
          <table:table-cell office:value-type="string" office:string-value="2023-01-13  22:30:00" table:formula="of:=COM.MICROSOFT.CONCAT([.C318];[.D318];[.F318])" table:style-name="ce1">
            <text:p>2023-01-1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9  21:45:00" table:formula="of:=COM.MICROSOFT.CONCAT([.C319];[.D319];[.E319])" table:style-name="ce1">
            <text:p>2023-01-09 <text:s/>21:45:00</text:p>
          </table:table-cell>
          <table:table-cell office:value-type="string" office:string-value="2023-01-09  23:00:00" table:formula="of:=COM.MICROSOFT.CONCAT([.C319];[.D319];[.F319])" table:style-name="ce1">
            <text:p>2023-01-0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0  21:45:00" table:formula="of:=COM.MICROSOFT.CONCAT([.C320];[.D320];[.E320])" table:style-name="ce1">
            <text:p>2023-01-10 <text:s/>21:45:00</text:p>
          </table:table-cell>
          <table:table-cell office:value-type="string" office:string-value="2023-01-10  23:00:00" table:formula="of:=COM.MICROSOFT.CONCAT([.C320];[.D320];[.F320])" table:style-name="ce1">
            <text:p>2023-01-1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1  21:45:00" table:formula="of:=COM.MICROSOFT.CONCAT([.C321];[.D321];[.E321])" table:style-name="ce1">
            <text:p>2023-01-11 <text:s/>21:45:00</text:p>
          </table:table-cell>
          <table:table-cell office:value-type="string" office:string-value="2023-01-11  23:00:00" table:formula="of:=COM.MICROSOFT.CONCAT([.C321];[.D321];[.F321])" table:style-name="ce1">
            <text:p>2023-01-1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2  21:45:00" table:formula="of:=COM.MICROSOFT.CONCAT([.C322];[.D322];[.E322])" table:style-name="ce1">
            <text:p>2023-01-12 <text:s/>21:45:00</text:p>
          </table:table-cell>
          <table:table-cell office:value-type="string" office:string-value="2023-01-12  23:00:00" table:formula="of:=COM.MICROSOFT.CONCAT([.C322];[.D322];[.F322])" table:style-name="ce1">
            <text:p>2023-01-1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3  21:45:00" table:formula="of:=COM.MICROSOFT.CONCAT([.C323];[.D323];[.E323])" table:style-name="ce1">
            <text:p>2023-01-13 <text:s/>21:45:00</text:p>
          </table:table-cell>
          <table:table-cell office:value-type="string" office:string-value="2023-01-13  23:00:00" table:formula="of:=COM.MICROSOFT.CONCAT([.C323];[.D323];[.F323])" table:style-name="ce1">
            <text:p>2023-01-1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9  21:40:00" table:formula="of:=COM.MICROSOFT.CONCAT([.C324];[.D324];[.E324])" table:style-name="ce1">
            <text:p>2023-01-09 <text:s/>21:40:00</text:p>
          </table:table-cell>
          <table:table-cell office:value-type="string" office:string-value="2023-01-09  22:30:00" table:formula="of:=COM.MICROSOFT.CONCAT([.C324];[.D324];[.F324])" table:style-name="ce1">
            <text:p>2023-01-0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0  21:40:00" table:formula="of:=COM.MICROSOFT.CONCAT([.C325];[.D325];[.E325])" table:style-name="ce1">
            <text:p>2023-01-10 <text:s/>21:40:00</text:p>
          </table:table-cell>
          <table:table-cell office:value-type="string" office:string-value="2023-01-10  22:30:00" table:formula="of:=COM.MICROSOFT.CONCAT([.C325];[.D325];[.F325])" table:style-name="ce1">
            <text:p>2023-01-1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1  21:40:00" table:formula="of:=COM.MICROSOFT.CONCAT([.C326];[.D326];[.E326])" table:style-name="ce1">
            <text:p>2023-01-11 <text:s/>21:40:00</text:p>
          </table:table-cell>
          <table:table-cell office:value-type="string" office:string-value="2023-01-11  22:30:00" table:formula="of:=COM.MICROSOFT.CONCAT([.C326];[.D326];[.F326])" table:style-name="ce1">
            <text:p>2023-01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2  21:40:00" table:formula="of:=COM.MICROSOFT.CONCAT([.C327];[.D327];[.E327])" table:style-name="ce1">
            <text:p>2023-01-12 <text:s/>21:40:00</text:p>
          </table:table-cell>
          <table:table-cell office:value-type="string" office:string-value="2023-01-12  22:30:00" table:formula="of:=COM.MICROSOFT.CONCAT([.C327];[.D327];[.F327])" table:style-name="ce1">
            <text:p>2023-01-1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3  21:40:00" table:formula="of:=COM.MICROSOFT.CONCAT([.C328];[.D328];[.E328])" table:style-name="ce1">
            <text:p>2023-01-13 <text:s/>21:40:00</text:p>
          </table:table-cell>
          <table:table-cell office:value-type="string" office:string-value="2023-01-13  22:30:00" table:formula="of:=COM.MICROSOFT.CONCAT([.C328];[.D328];[.F328])" table:style-name="ce1">
            <text:p>2023-01-1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9  09:00:00" table:formula="of:=COM.MICROSOFT.CONCAT([.C329];[.D329];[.E329])" table:style-name="ce1">
            <text:p>2023-01-09 <text:s/>09:00:00</text:p>
          </table:table-cell>
          <table:table-cell office:value-type="string" office:string-value="2023-01-09  12:00:00" table:formula="of:=COM.MICROSOFT.CONCAT([.C329];[.D329];[.F329])" table:style-name="ce1">
            <text:p>2023-01-09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0  09:00:00" table:formula="of:=COM.MICROSOFT.CONCAT([.C330];[.D330];[.E330])" table:style-name="ce1">
            <text:p>2023-01-10 <text:s/>09:00:00</text:p>
          </table:table-cell>
          <table:table-cell office:value-type="string" office:string-value="2023-01-10  12:00:00" table:formula="of:=COM.MICROSOFT.CONCAT([.C330];[.D330];[.F330])" table:style-name="ce1">
            <text:p>2023-01-10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1  09:00:00" table:formula="of:=COM.MICROSOFT.CONCAT([.C331];[.D331];[.E331])" table:style-name="ce1">
            <text:p>2023-01-11 <text:s/>09:00:00</text:p>
          </table:table-cell>
          <table:table-cell office:value-type="string" office:string-value="2023-01-11  12:00:00" table:formula="of:=COM.MICROSOFT.CONCAT([.C331];[.D331];[.F331])" table:style-name="ce1">
            <text:p>2023-01-11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2  09:00:00" table:formula="of:=COM.MICROSOFT.CONCAT([.C332];[.D332];[.E332])" table:style-name="ce1">
            <text:p>2023-01-12 <text:s/>09:00:00</text:p>
          </table:table-cell>
          <table:table-cell office:value-type="string" office:string-value="2023-01-12  12:00:00" table:formula="of:=COM.MICROSOFT.CONCAT([.C332];[.D332];[.F332])" table:style-name="ce1">
            <text:p>2023-01-12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3  09:00:00" table:formula="of:=COM.MICROSOFT.CONCAT([.C333];[.D333];[.E333])" table:style-name="ce1">
            <text:p>2023-01-13 <text:s/>09:00:00</text:p>
          </table:table-cell>
          <table:table-cell office:value-type="string" office:string-value="2023-01-13  12:00:00" table:formula="of:=COM.MICROSOFT.CONCAT([.C333];[.D333];[.F333])" table:style-name="ce1">
            <text:p>2023-01-13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14  22:00:00" table:formula="of:=COM.MICROSOFT.CONCAT([.C334];[.D334];[.E334])" table:style-name="ce1">
            <text:p>2023-01-14 <text:s/>22:00:00</text:p>
          </table:table-cell>
          <table:table-cell office:value-type="string" office:string-value="2023-01-14  23:59:59" table:formula="of:=COM.MICROSOFT.CONCAT([.C334];[.D334];[.F334])" table:style-name="ce1">
            <text:p>2023-01-14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4  20:30:00" table:formula="of:=COM.MICROSOFT.CONCAT([.C335];[.D335];[.E335])" table:style-name="ce1">
            <text:p>2023-01-14 <text:s/>20:30:00</text:p>
          </table:table-cell>
          <table:table-cell office:value-type="string" office:string-value="2023-01-14  22:30:00" table:formula="of:=COM.MICROSOFT.CONCAT([.C335];[.D335];[.F335])" table:style-name="ce1">
            <text:p>2023-01-1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1-14  11:00:00" table:formula="of:=COM.MICROSOFT.CONCAT([.C336];[.D336];[.E336])" table:style-name="ce1">
            <text:p>2023-01-14 <text:s/>11:00:00</text:p>
          </table:table-cell>
          <table:table-cell office:value-type="string" office:string-value="2023-01-14  12:00:00" table:formula="of:=COM.MICROSOFT.CONCAT([.C336];[.D336];[.F336])" table:style-name="ce1">
            <text:p>2023-01-14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9:20:00</text:p>
          </table:table-cell>
          <table:table-cell office:value-type="string" office:string-value="2023-01-14  15:30:00" table:formula="of:=COM.MICROSOFT.CONCAT([.C337];[.D337];[.E337])" table:style-name="ce1">
            <text:p>2023-01-14 <text:s/>15:30:00</text:p>
          </table:table-cell>
          <table:table-cell office:value-type="string" office:string-value="2023-01-14  19:20:00" table:formula="of:=COM.MICROSOFT.CONCAT([.C337];[.D337];[.F337])" table:style-name="ce1">
            <text:p>2023-01-14 <text:s/>19:2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1-14  22:00:00" table:formula="of:=COM.MICROSOFT.CONCAT([.C338];[.D338];[.E338])" table:style-name="ce1">
            <text:p>2023-01-14 <text:s/>22:00:00</text:p>
          </table:table-cell>
          <table:table-cell office:value-type="string" office:string-value="2023-01-14  23:59:00" table:formula="of:=COM.MICROSOFT.CONCAT([.C338];[.D338];[.F338])" table:style-name="ce1">
            <text:p>2023-01-14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15:00</text:p>
          </table:table-cell>
          <table:table-cell office:value-type="string" table:style-name="ce2">
            <text:p>21:00:00</text:p>
          </table:table-cell>
          <table:table-cell office:value-type="string" office:string-value="2023-01-14  19:15:00" table:formula="of:=COM.MICROSOFT.CONCAT([.C339];[.D339];[.E339])" table:style-name="ce1">
            <text:p>2023-01-14 <text:s/>19:15:00</text:p>
          </table:table-cell>
          <table:table-cell office:value-type="string" office:string-value="2023-01-14  21:00:00" table:formula="of:=COM.MICROSOFT.CONCAT([.C339];[.D339];[.F339])" table:style-name="ce1">
            <text:p>2023-01-1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0:00</text:p>
          </table:table-cell>
          <table:table-cell office:value-type="string" table:style-name="ce2">
            <text:p>18:00:00</text:p>
          </table:table-cell>
          <table:table-cell office:value-type="string" office:string-value="2023-01-14  16:00:00" table:formula="of:=COM.MICROSOFT.CONCAT([.C340];[.D340];[.E340])" table:style-name="ce1">
            <text:p>2023-01-14 <text:s/>16:00:00</text:p>
          </table:table-cell>
          <table:table-cell office:value-type="string" office:string-value="2023-01-14  18:00:00" table:formula="of:=COM.MICROSOFT.CONCAT([.C340];[.D340];[.F340])" table:style-name="ce1">
            <text:p>2023-01-14 <text:s/>18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2:00:00</text:p>
          </table:table-cell>
          <table:table-cell office:value-type="string" office:string-value="2023-01-15  19:00:00" table:formula="of:=COM.MICROSOFT.CONCAT([.C341];[.D341];[.E341])" table:style-name="ce1">
            <text:p>2023-01-15 <text:s/>19:00:00</text:p>
          </table:table-cell>
          <table:table-cell office:value-type="string" office:string-value="2023-01-15  22:00:00" table:formula="of:=COM.MICROSOFT.CONCAT([.C341];[.D341];[.F341])" table:style-name="ce1">
            <text:p>2023-01-1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1-15  18:30:00" table:formula="of:=COM.MICROSOFT.CONCAT([.C342];[.D342];[.E342])" table:style-name="ce1">
            <text:p>2023-01-15 <text:s/>18:30:00</text:p>
          </table:table-cell>
          <table:table-cell office:value-type="string" office:string-value="2023-01-15  20:30:00" table:formula="of:=COM.MICROSOFT.CONCAT([.C342];[.D342];[.F342])" table:style-name="ce1">
            <text:p>2023-01-15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15  20:00:00" table:formula="of:=COM.MICROSOFT.CONCAT([.C343];[.D343];[.E343])" table:style-name="ce1">
            <text:p>2023-01-15 <text:s/>20:00:00</text:p>
          </table:table-cell>
          <table:table-cell office:value-type="string" office:string-value="2023-01-15  22:00:00" table:formula="of:=COM.MICROSOFT.CONCAT([.C343];[.D343];[.F343])" table:style-name="ce1">
            <text:p>2023-01-1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5:00</text:p>
          </table:table-cell>
          <table:table-cell office:value-type="string" table:style-name="ce2">
            <text:p>21:07:00</text:p>
          </table:table-cell>
          <table:table-cell office:value-type="string" office:string-value="2023-01-15  18:35:00" table:formula="of:=COM.MICROSOFT.CONCAT([.C344];[.D344];[.E344])" table:style-name="ce1">
            <text:p>2023-01-15 <text:s/>18:35:00</text:p>
          </table:table-cell>
          <table:table-cell office:value-type="string" office:string-value="2023-01-15  21:07:00" table:formula="of:=COM.MICROSOFT.CONCAT([.C344];[.D344];[.F344])" table:style-name="ce1">
            <text:p>2023-01-15 <text:s/>21:0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30:00</text:p>
          </table:table-cell>
          <table:table-cell office:value-type="string" table:style-name="ce2">
            <text:p>19:00:00</text:p>
          </table:table-cell>
          <table:table-cell office:value-type="string" office:string-value="2023-01-15  17:30:00" table:formula="of:=COM.MICROSOFT.CONCAT([.C345];[.D345];[.E345])" table:style-name="ce1">
            <text:p>2023-01-15 <text:s/>17:30:00</text:p>
          </table:table-cell>
          <table:table-cell office:value-type="string" office:string-value="2023-01-15  19:00:00" table:formula="of:=COM.MICROSOFT.CONCAT([.C345];[.D345];[.F345])" table:style-name="ce1">
            <text:p>2023-01-15 <text:s/>19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46];[.D346];[.E346])" table:style-name="ce1">
            <text:p><text:s text:c="2"/></text:p>
          </table:table-cell>
          <table:table-cell office:value-type="string" office:string-value="  " table:formula="of:=COM.MICROSOFT.CONCAT([.C346];[.D346];[.F346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47];[.D347];[.E347])" table:style-name="ce1">
            <text:p><text:s text:c="2"/></text:p>
          </table:table-cell>
          <table:table-cell office:value-type="string" office:string-value="  " table:formula="of:=COM.MICROSOFT.CONCAT([.C347];[.D347];[.F347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1-18  14:00:00" table:formula="of:=COM.MICROSOFT.CONCAT([.C348];[.D348];[.E348])" table:style-name="ce1">
            <text:p>2023-01-18 <text:s/>14:00:00</text:p>
          </table:table-cell>
          <table:table-cell office:value-type="string" office:string-value="2023-01-18  16:00:00" table:formula="of:=COM.MICROSOFT.CONCAT([.C348];[.D348];[.F348])" table:style-name="ce1">
            <text:p>2023-01-18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50:00</text:p>
          </table:table-cell>
          <table:table-cell office:value-type="string" table:style-name="ce2">
            <text:p>14:00:00</text:p>
          </table:table-cell>
          <table:table-cell office:value-type="string" office:string-value="2023-01-19  11:50:00" table:formula="of:=COM.MICROSOFT.CONCAT([.C349];[.D349];[.E349])" table:style-name="ce1">
            <text:p>2023-01-19 <text:s/>11:50:00</text:p>
          </table:table-cell>
          <table:table-cell office:value-type="string" office:string-value="2023-01-19  14:00:00" table:formula="of:=COM.MICROSOFT.CONCAT([.C349];[.D349];[.F349])" table:style-name="ce1">
            <text:p>2023-01-19 <text:s/>14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19  15:00:00" table:formula="of:=COM.MICROSOFT.CONCAT([.C350];[.D350];[.E350])" table:style-name="ce1">
            <text:p>2023-01-19 <text:s/>15:00:00</text:p>
          </table:table-cell>
          <table:table-cell office:value-type="string" office:string-value="2023-01-19  17:00:00" table:formula="of:=COM.MICROSOFT.CONCAT([.C350];[.D350];[.F350])" table:style-name="ce1">
            <text:p>2023-01-19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16:30:00</text:p>
          </table:table-cell>
          <table:table-cell office:value-type="string" office:string-value="2023-01-20  14:30:00" table:formula="of:=COM.MICROSOFT.CONCAT([.C351];[.D351];[.E351])" table:style-name="ce1">
            <text:p>2023-01-20 <text:s/>14:30:00</text:p>
          </table:table-cell>
          <table:table-cell office:value-type="string" office:string-value="2023-01-20  16:30:00" table:formula="of:=COM.MICROSOFT.CONCAT([.C351];[.D351];[.F351])" table:style-name="ce1">
            <text:p>2023-01-20 <text:s/>16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1-21  07:30:00" table:formula="of:=COM.MICROSOFT.CONCAT([.C352];[.D352];[.E352])" table:style-name="ce1">
            <text:p>2023-01-21 <text:s/>07:30:00</text:p>
          </table:table-cell>
          <table:table-cell office:value-type="string" office:string-value="2023-01-21  09:30:00" table:formula="of:=COM.MICROSOFT.CONCAT([.C352];[.D352];[.F352])" table:style-name="ce1">
            <text:p>2023-01-21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1-22  12:30:00" table:formula="of:=COM.MICROSOFT.CONCAT([.C353];[.D353];[.E353])" table:style-name="ce1">
            <text:p>2023-01-22 <text:s/>12:30:00</text:p>
          </table:table-cell>
          <table:table-cell office:value-type="string" office:string-value="2023-01-22  14:30:00" table:formula="of:=COM.MICROSOFT.CONCAT([.C353];[.D353];[.F353])" table:style-name="ce1">
            <text:p>2023-01-22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16  05:00:00" table:formula="of:=COM.MICROSOFT.CONCAT([.C354];[.D354];[.E354])" table:style-name="ce1">
            <text:p>2023-01-16 <text:s/>05:00:00</text:p>
          </table:table-cell>
          <table:table-cell office:value-type="string" office:string-value="2023-01-16  09:30:00" table:formula="of:=COM.MICROSOFT.CONCAT([.C354];[.D354];[.F354])" table:style-name="ce1">
            <text:p>2023-01-16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6  22:00:00" table:formula="of:=COM.MICROSOFT.CONCAT([.C355];[.D355];[.E355])" table:style-name="ce1">
            <text:p>2023-01-16 <text:s/>22:00:00</text:p>
          </table:table-cell>
          <table:table-cell office:value-type="string" office:string-value="2023-01-16  23:30:00" table:formula="of:=COM.MICROSOFT.CONCAT([.C355];[.D355];[.F355])" table:style-name="ce1">
            <text:p>2023-01-16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7  22:00:00" table:formula="of:=COM.MICROSOFT.CONCAT([.C356];[.D356];[.E356])" table:style-name="ce1">
            <text:p>2023-01-17 <text:s/>22:00:00</text:p>
          </table:table-cell>
          <table:table-cell office:value-type="string" office:string-value="2023-01-17  23:30:00" table:formula="of:=COM.MICROSOFT.CONCAT([.C356];[.D356];[.F356])" table:style-name="ce1">
            <text:p>2023-01-17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8  22:00:00" table:formula="of:=COM.MICROSOFT.CONCAT([.C357];[.D357];[.E357])" table:style-name="ce1">
            <text:p>2023-01-18 <text:s/>22:00:00</text:p>
          </table:table-cell>
          <table:table-cell office:value-type="string" office:string-value="2023-01-18  23:30:00" table:formula="of:=COM.MICROSOFT.CONCAT([.C357];[.D357];[.F357])" table:style-name="ce1">
            <text:p>2023-01-18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9  22:00:00" table:formula="of:=COM.MICROSOFT.CONCAT([.C358];[.D358];[.E358])" table:style-name="ce1">
            <text:p>2023-01-19 <text:s/>22:00:00</text:p>
          </table:table-cell>
          <table:table-cell office:value-type="string" office:string-value="2023-01-19  23:30:00" table:formula="of:=COM.MICROSOFT.CONCAT([.C358];[.D358];[.F358])" table:style-name="ce1">
            <text:p>2023-01-19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0  22:00:00" table:formula="of:=COM.MICROSOFT.CONCAT([.C359];[.D359];[.E359])" table:style-name="ce1">
            <text:p>2023-01-20 <text:s/>22:00:00</text:p>
          </table:table-cell>
          <table:table-cell office:value-type="string" office:string-value="2023-01-20  23:30:00" table:formula="of:=COM.MICROSOFT.CONCAT([.C359];[.D359];[.F359])" table:style-name="ce1">
            <text:p>2023-01-2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6  20:40:00" table:formula="of:=COM.MICROSOFT.CONCAT([.C360];[.D360];[.E360])" table:style-name="ce1">
            <text:p>2023-01-16 <text:s/>20:40:00</text:p>
          </table:table-cell>
          <table:table-cell office:value-type="string" office:string-value="2023-01-16  21:40:00" table:formula="of:=COM.MICROSOFT.CONCAT([.C360];[.D360];[.F360])" table:style-name="ce1">
            <text:p>2023-01-16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7  20:40:00" table:formula="of:=COM.MICROSOFT.CONCAT([.C361];[.D361];[.E361])" table:style-name="ce1">
            <text:p>2023-01-17 <text:s/>20:40:00</text:p>
          </table:table-cell>
          <table:table-cell office:value-type="string" office:string-value="2023-01-17  21:40:00" table:formula="of:=COM.MICROSOFT.CONCAT([.C361];[.D361];[.F361])" table:style-name="ce1">
            <text:p>2023-01-17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8  20:40:00" table:formula="of:=COM.MICROSOFT.CONCAT([.C362];[.D362];[.E362])" table:style-name="ce1">
            <text:p>2023-01-18 <text:s/>20:40:00</text:p>
          </table:table-cell>
          <table:table-cell office:value-type="string" office:string-value="2023-01-18  21:40:00" table:formula="of:=COM.MICROSOFT.CONCAT([.C362];[.D362];[.F362])" table:style-name="ce1">
            <text:p>2023-01-18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9  20:40:00" table:formula="of:=COM.MICROSOFT.CONCAT([.C363];[.D363];[.E363])" table:style-name="ce1">
            <text:p>2023-01-19 <text:s/>20:40:00</text:p>
          </table:table-cell>
          <table:table-cell office:value-type="string" office:string-value="2023-01-19  21:40:00" table:formula="of:=COM.MICROSOFT.CONCAT([.C363];[.D363];[.F363])" table:style-name="ce1">
            <text:p>2023-01-19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0  20:40:00" table:formula="of:=COM.MICROSOFT.CONCAT([.C364];[.D364];[.E364])" table:style-name="ce1">
            <text:p>2023-01-20 <text:s/>20:40:00</text:p>
          </table:table-cell>
          <table:table-cell office:value-type="string" office:string-value="2023-01-20  21:40:00" table:formula="of:=COM.MICROSOFT.CONCAT([.C364];[.D364];[.F364])" table:style-name="ce1">
            <text:p>2023-01-20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6  20:00:00" table:formula="of:=COM.MICROSOFT.CONCAT([.C365];[.D365];[.E365])" table:style-name="ce1">
            <text:p>2023-01-16 <text:s/>20:00:00</text:p>
          </table:table-cell>
          <table:table-cell office:value-type="string" office:string-value="2023-01-16  21:00:00" table:formula="of:=COM.MICROSOFT.CONCAT([.C365];[.D365];[.F365])" table:style-name="ce1">
            <text:p>2023-01-16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7  20:00:00" table:formula="of:=COM.MICROSOFT.CONCAT([.C366];[.D366];[.E366])" table:style-name="ce1">
            <text:p>2023-01-17 <text:s/>20:00:00</text:p>
          </table:table-cell>
          <table:table-cell office:value-type="string" office:string-value="2023-01-17  21:00:00" table:formula="of:=COM.MICROSOFT.CONCAT([.C366];[.D366];[.F366])" table:style-name="ce1">
            <text:p>2023-01-17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8  20:00:00" table:formula="of:=COM.MICROSOFT.CONCAT([.C367];[.D367];[.E367])" table:style-name="ce1">
            <text:p>2023-01-18 <text:s/>20:00:00</text:p>
          </table:table-cell>
          <table:table-cell office:value-type="string" office:string-value="2023-01-18  21:00:00" table:formula="of:=COM.MICROSOFT.CONCAT([.C367];[.D367];[.F367])" table:style-name="ce1">
            <text:p>2023-01-18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9  20:00:00" table:formula="of:=COM.MICROSOFT.CONCAT([.C368];[.D368];[.E368])" table:style-name="ce1">
            <text:p>2023-01-19 <text:s/>20:00:00</text:p>
          </table:table-cell>
          <table:table-cell office:value-type="string" office:string-value="2023-01-19  21:00:00" table:formula="of:=COM.MICROSOFT.CONCAT([.C368];[.D368];[.F368])" table:style-name="ce1">
            <text:p>2023-01-19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20  20:00:00" table:formula="of:=COM.MICROSOFT.CONCAT([.C369];[.D369];[.E369])" table:style-name="ce1">
            <text:p>2023-01-20 <text:s/>20:00:00</text:p>
          </table:table-cell>
          <table:table-cell office:value-type="string" office:string-value="2023-01-20  21:00:00" table:formula="of:=COM.MICROSOFT.CONCAT([.C369];[.D369];[.F369])" table:style-name="ce1">
            <text:p>2023-01-2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6  20:30:00" table:formula="of:=COM.MICROSOFT.CONCAT([.C370];[.D370];[.E370])" table:style-name="ce1">
            <text:p>2023-01-16 <text:s/>20:30:00</text:p>
          </table:table-cell>
          <table:table-cell office:value-type="string" office:string-value="2023-01-16  22:30:00" table:formula="of:=COM.MICROSOFT.CONCAT([.C370];[.D370];[.F370])" table:style-name="ce1">
            <text:p>2023-01-1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7  20:30:00" table:formula="of:=COM.MICROSOFT.CONCAT([.C371];[.D371];[.E371])" table:style-name="ce1">
            <text:p>2023-01-17 <text:s/>20:30:00</text:p>
          </table:table-cell>
          <table:table-cell office:value-type="string" office:string-value="2023-01-17  22:30:00" table:formula="of:=COM.MICROSOFT.CONCAT([.C371];[.D371];[.F371])" table:style-name="ce1">
            <text:p>2023-01-1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8  20:30:00" table:formula="of:=COM.MICROSOFT.CONCAT([.C372];[.D372];[.E372])" table:style-name="ce1">
            <text:p>2023-01-18 <text:s/>20:30:00</text:p>
          </table:table-cell>
          <table:table-cell office:value-type="string" office:string-value="2023-01-18  22:30:00" table:formula="of:=COM.MICROSOFT.CONCAT([.C372];[.D372];[.F372])" table:style-name="ce1">
            <text:p>2023-01-1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9  20:30:00" table:formula="of:=COM.MICROSOFT.CONCAT([.C373];[.D373];[.E373])" table:style-name="ce1">
            <text:p>2023-01-19 <text:s/>20:30:00</text:p>
          </table:table-cell>
          <table:table-cell office:value-type="string" office:string-value="2023-01-19  22:30:00" table:formula="of:=COM.MICROSOFT.CONCAT([.C373];[.D373];[.F373])" table:style-name="ce1">
            <text:p>2023-01-1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0  20:30:00" table:formula="of:=COM.MICROSOFT.CONCAT([.C374];[.D374];[.E374])" table:style-name="ce1">
            <text:p>2023-01-20 <text:s/>20:30:00</text:p>
          </table:table-cell>
          <table:table-cell office:value-type="string" office:string-value="2023-01-20  22:30:00" table:formula="of:=COM.MICROSOFT.CONCAT([.C374];[.D374];[.F374])" table:style-name="ce1">
            <text:p>2023-01-2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6  21:45:00" table:formula="of:=COM.MICROSOFT.CONCAT([.C375];[.D375];[.E375])" table:style-name="ce1">
            <text:p>2023-01-16 <text:s/>21:45:00</text:p>
          </table:table-cell>
          <table:table-cell office:value-type="string" office:string-value="2023-01-16  23:00:00" table:formula="of:=COM.MICROSOFT.CONCAT([.C375];[.D375];[.F375])" table:style-name="ce1">
            <text:p>2023-01-1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7  21:45:00" table:formula="of:=COM.MICROSOFT.CONCAT([.C376];[.D376];[.E376])" table:style-name="ce1">
            <text:p>2023-01-17 <text:s/>21:45:00</text:p>
          </table:table-cell>
          <table:table-cell office:value-type="string" office:string-value="2023-01-17  23:00:00" table:formula="of:=COM.MICROSOFT.CONCAT([.C376];[.D376];[.F376])" table:style-name="ce1">
            <text:p>2023-01-1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8  21:45:00" table:formula="of:=COM.MICROSOFT.CONCAT([.C377];[.D377];[.E377])" table:style-name="ce1">
            <text:p>2023-01-18 <text:s/>21:45:00</text:p>
          </table:table-cell>
          <table:table-cell office:value-type="string" office:string-value="2023-01-18  23:00:00" table:formula="of:=COM.MICROSOFT.CONCAT([.C377];[.D377];[.F377])" table:style-name="ce1">
            <text:p>2023-01-18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9  21:45:00" table:formula="of:=COM.MICROSOFT.CONCAT([.C378];[.D378];[.E378])" table:style-name="ce1">
            <text:p>2023-01-19 <text:s/>21:45:00</text:p>
          </table:table-cell>
          <table:table-cell office:value-type="string" office:string-value="2023-01-19  23:00:00" table:formula="of:=COM.MICROSOFT.CONCAT([.C378];[.D378];[.F378])" table:style-name="ce1">
            <text:p>2023-01-1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0  21:45:00" table:formula="of:=COM.MICROSOFT.CONCAT([.C379];[.D379];[.E379])" table:style-name="ce1">
            <text:p>2023-01-20 <text:s/>21:45:00</text:p>
          </table:table-cell>
          <table:table-cell office:value-type="string" office:string-value="2023-01-20  23:00:00" table:formula="of:=COM.MICROSOFT.CONCAT([.C379];[.D379];[.F379])" table:style-name="ce1">
            <text:p>2023-01-2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17  19:00:00" table:formula="of:=COM.MICROSOFT.CONCAT([.C380];[.D380];[.E380])" table:style-name="ce1">
            <text:p>2023-01-17 <text:s/>19:00:00</text:p>
          </table:table-cell>
          <table:table-cell office:value-type="string" office:string-value="2023-01-17  20:40:00" table:formula="of:=COM.MICROSOFT.CONCAT([.C380];[.D380];[.F380])" table:style-name="ce1">
            <text:p>2023-01-17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18  19:00:00" table:formula="of:=COM.MICROSOFT.CONCAT([.C381];[.D381];[.E381])" table:style-name="ce1">
            <text:p>2023-01-18 <text:s/>19:00:00</text:p>
          </table:table-cell>
          <table:table-cell office:value-type="string" office:string-value="2023-01-18  20:40:00" table:formula="of:=COM.MICROSOFT.CONCAT([.C381];[.D381];[.F381])" table:style-name="ce1">
            <text:p>2023-01-18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19  19:00:00" table:formula="of:=COM.MICROSOFT.CONCAT([.C382];[.D382];[.E382])" table:style-name="ce1">
            <text:p>2023-01-19 <text:s/>19:00:00</text:p>
          </table:table-cell>
          <table:table-cell office:value-type="string" office:string-value="2023-01-19  20:40:00" table:formula="of:=COM.MICROSOFT.CONCAT([.C382];[.D382];[.F382])" table:style-name="ce1">
            <text:p>2023-01-19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0  19:00:00" table:formula="of:=COM.MICROSOFT.CONCAT([.C383];[.D383];[.E383])" table:style-name="ce1">
            <text:p>2023-01-20 <text:s/>19:00:00</text:p>
          </table:table-cell>
          <table:table-cell office:value-type="string" office:string-value="2023-01-20  20:40:00" table:formula="of:=COM.MICROSOFT.CONCAT([.C383];[.D383];[.F383])" table:style-name="ce1">
            <text:p>2023-01-20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1  22:00:00" table:formula="of:=COM.MICROSOFT.CONCAT([.C384];[.D384];[.E384])" table:style-name="ce1">
            <text:p>2023-01-21 <text:s/>22:00:00</text:p>
          </table:table-cell>
          <table:table-cell office:value-type="string" office:string-value="2023-01-21  00:00:00" table:formula="of:=COM.MICROSOFT.CONCAT([.C384];[.D384];[.F384])" table:style-name="ce1">
            <text:p>2023-01-21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1-21  11:00:00" table:formula="of:=COM.MICROSOFT.CONCAT([.C385];[.D385];[.E385])" table:style-name="ce1">
            <text:p>2023-01-21 <text:s/>11:00:00</text:p>
          </table:table-cell>
          <table:table-cell office:value-type="string" office:string-value="2023-01-21  12:00:00" table:formula="of:=COM.MICROSOFT.CONCAT([.C385];[.D385];[.F385])" table:style-name="ce1">
            <text:p>2023-01-21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1  20:00:00" table:formula="of:=COM.MICROSOFT.CONCAT([.C386];[.D386];[.E386])" table:style-name="ce1">
            <text:p>2023-01-21 <text:s/>20:00:00</text:p>
          </table:table-cell>
          <table:table-cell office:value-type="string" office:string-value="2023-01-21  22:00:00" table:formula="of:=COM.MICROSOFT.CONCAT([.C386];[.D386];[.F386])" table:style-name="ce1">
            <text:p>2023-01-2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7:37:00</text:p>
          </table:table-cell>
          <table:table-cell office:value-type="string" office:string-value="2023-01-21  11:00:00" table:formula="of:=COM.MICROSOFT.CONCAT([.C387];[.D387];[.E387])" table:style-name="ce1">
            <text:p>2023-01-21 <text:s/>11:00:00</text:p>
          </table:table-cell>
          <table:table-cell office:value-type="string" office:string-value="2023-01-21  17:37:00" table:formula="of:=COM.MICROSOFT.CONCAT([.C387];[.D387];[.F387])" table:style-name="ce1">
            <text:p>2023-01-21 <text:s/>17:3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1  22:00:00" table:formula="of:=COM.MICROSOFT.CONCAT([.C388];[.D388];[.E388])" table:style-name="ce1">
            <text:p>2023-01-21 <text:s/>22:00:00</text:p>
          </table:table-cell>
          <table:table-cell office:value-type="string" office:string-value="2023-01-21  00:00:00" table:formula="of:=COM.MICROSOFT.CONCAT([.C388];[.D388];[.F388])" table:style-name="ce1">
            <text:p>2023-01-21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50:00</text:p>
          </table:table-cell>
          <table:table-cell office:value-type="string" table:style-name="ce2">
            <text:p>22:00:00</text:p>
          </table:table-cell>
          <table:table-cell office:value-type="string" office:string-value="2023-01-21  17:50:00" table:formula="of:=COM.MICROSOFT.CONCAT([.C389];[.D389];[.E389])" table:style-name="ce1">
            <text:p>2023-01-21 <text:s/>17:50:00</text:p>
          </table:table-cell>
          <table:table-cell office:value-type="string" office:string-value="2023-01-21  22:00:00" table:formula="of:=COM.MICROSOFT.CONCAT([.C389];[.D389];[.F389])" table:style-name="ce1">
            <text:p>2023-01-2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1  20:30:00" table:formula="of:=COM.MICROSOFT.CONCAT([.C390];[.D390];[.E390])" table:style-name="ce1">
            <text:p>2023-01-21 <text:s/>20:30:00</text:p>
          </table:table-cell>
          <table:table-cell office:value-type="string" office:string-value="2023-01-21  22:30:00" table:formula="of:=COM.MICROSOFT.CONCAT([.C390];[.D390];[.F390])" table:style-name="ce1">
            <text:p>2023-01-2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1  22:00:00" table:formula="of:=COM.MICROSOFT.CONCAT([.C391];[.D391];[.E391])" table:style-name="ce1">
            <text:p>2023-01-21 <text:s/>22:00:00</text:p>
          </table:table-cell>
          <table:table-cell office:value-type="string" office:string-value="2023-01-21  00:00:00" table:formula="of:=COM.MICROSOFT.CONCAT([.C391];[.D391];[.F391])" table:style-name="ce1">
            <text:p>2023-01-21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55:00</text:p>
          </table:table-cell>
          <table:table-cell office:value-type="string" table:style-name="ce2">
            <text:p>19:45:00</text:p>
          </table:table-cell>
          <table:table-cell office:value-type="string" office:string-value="2023-01-21  17:55:00" table:formula="of:=COM.MICROSOFT.CONCAT([.C392];[.D392];[.E392])" table:style-name="ce1">
            <text:p>2023-01-21 <text:s/>17:55:00</text:p>
          </table:table-cell>
          <table:table-cell office:value-type="string" office:string-value="2023-01-21  19:45:00" table:formula="of:=COM.MICROSOFT.CONCAT([.C392];[.D392];[.F392])" table:style-name="ce1">
            <text:p>2023-01-21 <text:s/>19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text:s/>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27:00</text:p>
          </table:table-cell>
          <table:table-cell office:value-type="string" table:style-name="ce2">
            <text:p>00:33:00</text:p>
          </table:table-cell>
          <table:table-cell office:value-type="string" office:string-value="2023-01-22  22:27:00" table:formula="of:=COM.MICROSOFT.CONCAT([.C393];[.D393];[.E393])" table:style-name="ce1">
            <text:p>2023-01-22 <text:s/>22:27:00</text:p>
          </table:table-cell>
          <table:table-cell office:value-type="string" office:string-value="2023-01-22  00:33:00" table:formula="of:=COM.MICROSOFT.CONCAT([.C393];[.D393];[.F393])" table:style-name="ce1">
            <text:p>2023-01-22 <text:s/>00:33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0:00</text:p>
          </table:table-cell>
          <table:table-cell office:value-type="string" table:style-name="ce2">
            <text:p>20:30:00</text:p>
          </table:table-cell>
          <table:table-cell office:value-type="string" office:string-value="2023-01-22  16:00:00" table:formula="of:=COM.MICROSOFT.CONCAT([.C394];[.D394];[.E394])" table:style-name="ce1">
            <text:p>2023-01-22 <text:s/>16:00:00</text:p>
          </table:table-cell>
          <table:table-cell office:value-type="string" office:string-value="2023-01-22  20:30:00" table:formula="of:=COM.MICROSOFT.CONCAT([.C394];[.D394];[.F394])" table:style-name="ce1">
            <text:p>2023-01-22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15:00</text:p>
          </table:table-cell>
          <table:table-cell office:value-type="string" office:string-value="2023-01-22  20:30:00" table:formula="of:=COM.MICROSOFT.CONCAT([.C395];[.D395];[.E395])" table:style-name="ce1">
            <text:p>2023-01-22 <text:s/>20:30:00</text:p>
          </table:table-cell>
          <table:table-cell office:value-type="string" office:string-value="2023-01-22  22:15:00" table:formula="of:=COM.MICROSOFT.CONCAT([.C395];[.D395];[.F395])" table:style-name="ce1">
            <text:p>2023-01-22 <text:s/>22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30:00</text:p>
          </table:table-cell>
          <table:table-cell office:value-type="string" table:style-name="ce2">
            <text:p>18:30:00</text:p>
          </table:table-cell>
          <table:table-cell office:value-type="string" office:string-value="2023-01-22  16:30:00" table:formula="of:=COM.MICROSOFT.CONCAT([.C396];[.D396];[.E396])" table:style-name="ce1">
            <text:p>2023-01-22 <text:s/>16:30:00</text:p>
          </table:table-cell>
          <table:table-cell office:value-type="string" office:string-value="2023-01-22  18:30:00" table:formula="of:=COM.MICROSOFT.CONCAT([.C396];[.D396];[.F396])" table:style-name="ce1">
            <text:p>2023-01-22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2  22:00:00" table:formula="of:=COM.MICROSOFT.CONCAT([.C397];[.D397];[.E397])" table:style-name="ce1">
            <text:p>2023-01-22 <text:s/>22:00:00</text:p>
          </table:table-cell>
          <table:table-cell office:value-type="string" office:string-value="2023-01-22  00:00:00" table:formula="of:=COM.MICROSOFT.CONCAT([.C397];[.D397];[.F397])" table:style-name="ce1">
            <text:p>2023-01-22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20:00:00</text:p>
          </table:table-cell>
          <table:table-cell office:value-type="string" office:string-value="2023-01-22  18:00:00" table:formula="of:=COM.MICROSOFT.CONCAT([.C398];[.D398];[.E398])" table:style-name="ce1">
            <text:p>2023-01-22 <text:s/>18:00:00</text:p>
          </table:table-cell>
          <table:table-cell office:value-type="string" office:string-value="2023-01-22  20:00:00" table:formula="of:=COM.MICROSOFT.CONCAT([.C398];[.D398];[.F398])" table:style-name="ce1">
            <text:p>2023-01-2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2  20:00:00" table:formula="of:=COM.MICROSOFT.CONCAT([.C399];[.D399];[.E399])" table:style-name="ce1">
            <text:p>2023-01-22 <text:s/>20:00:00</text:p>
          </table:table-cell>
          <table:table-cell office:value-type="string" office:string-value="2023-01-22  22:00:00" table:formula="of:=COM.MICROSOFT.CONCAT([.C399];[.D399];[.F399])" table:style-name="ce1">
            <text:p>2023-01-22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400];[.D400];[.E400])" table:style-name="ce1">
            <text:p><text:s text:c="2"/></text:p>
          </table:table-cell>
          <table:table-cell office:value-type="string" office:string-value="  " table:formula="of:=COM.MICROSOFT.CONCAT([.C400];[.D400];[.F400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401];[.D401];[.E401])" table:style-name="ce1">
            <text:p><text:s text:c="2"/></text:p>
          </table:table-cell>
          <table:table-cell office:value-type="string" office:string-value="  " table:formula="of:=COM.MICROSOFT.CONCAT([.C401];[.D401];[.F401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23  14:45:00" table:formula="of:=COM.MICROSOFT.CONCAT([.C402];[.D402];[.E402])" table:style-name="ce1">
            <text:p>2023-01-23 <text:s/>14:45:00</text:p>
          </table:table-cell>
          <table:table-cell office:value-type="string" office:string-value="2023-01-23  16:45:00" table:formula="of:=COM.MICROSOFT.CONCAT([.C402];[.D402];[.F402])" table:style-name="ce1">
            <text:p>2023-01-23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24  14:45:00" table:formula="of:=COM.MICROSOFT.CONCAT([.C403];[.D403];[.E403])" table:style-name="ce1">
            <text:p>2023-01-24 <text:s/>14:45:00</text:p>
          </table:table-cell>
          <table:table-cell office:value-type="string" office:string-value="2023-01-24  16:45:00" table:formula="of:=COM.MICROSOFT.CONCAT([.C403];[.D403];[.F403])" table:style-name="ce1">
            <text:p>2023-01-24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27  15:00:00" table:formula="of:=COM.MICROSOFT.CONCAT([.C404];[.D404];[.E404])" table:style-name="ce1">
            <text:p>2023-01-27 <text:s/>15:00:00</text:p>
          </table:table-cell>
          <table:table-cell office:value-type="string" office:string-value="2023-01-27  17:00:00" table:formula="of:=COM.MICROSOFT.CONCAT([.C404];[.D404];[.F404])" table:style-name="ce1">
            <text:p>2023-01-27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15:00</text:p>
          </table:table-cell>
          <table:table-cell office:value-type="string" table:style-name="ce2">
            <text:p>12:15:00</text:p>
          </table:table-cell>
          <table:table-cell office:value-type="string" office:string-value="2023-01-28  10:15:00" table:formula="of:=COM.MICROSOFT.CONCAT([.C405];[.D405];[.E405])" table:style-name="ce1">
            <text:p>2023-01-28 <text:s/>10:15:00</text:p>
          </table:table-cell>
          <table:table-cell office:value-type="string" office:string-value="2023-01-28  12:15:00" table:formula="of:=COM.MICROSOFT.CONCAT([.C405];[.D405];[.F405])" table:style-name="ce1">
            <text:p>2023-01-28 <text:s/>12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28  15:00:00" table:formula="of:=COM.MICROSOFT.CONCAT([.C406];[.D406];[.E406])" table:style-name="ce1">
            <text:p>2023-01-28 <text:s/>15:00:00</text:p>
          </table:table-cell>
          <table:table-cell office:value-type="string" office:string-value="2023-01-28  17:00:00" table:formula="of:=COM.MICROSOFT.CONCAT([.C406];[.D406];[.F406])" table:style-name="ce1">
            <text:p>2023-01-2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15:00</text:p>
          </table:table-cell>
          <table:table-cell office:value-type="string" table:style-name="ce2">
            <text:p>12:15:00</text:p>
          </table:table-cell>
          <table:table-cell office:value-type="string" office:string-value="2023-01-29  10:15:00" table:formula="of:=COM.MICROSOFT.CONCAT([.C407];[.D407];[.E407])" table:style-name="ce1">
            <text:p>2023-01-29 <text:s/>10:15:00</text:p>
          </table:table-cell>
          <table:table-cell office:value-type="string" office:string-value="2023-01-29  12:15:00" table:formula="of:=COM.MICROSOFT.CONCAT([.C407];[.D407];[.F407])" table:style-name="ce1">
            <text:p>2023-01-29 <text:s/>12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1-29  19:30:00" table:formula="of:=COM.MICROSOFT.CONCAT([.C408];[.D408];[.E408])" table:style-name="ce1">
            <text:p>2023-01-29 <text:s/>19:30:00</text:p>
          </table:table-cell>
          <table:table-cell office:value-type="string" office:string-value="2023-01-29  21:30:00" table:formula="of:=COM.MICROSOFT.CONCAT([.C408];[.D408];[.F408])" table:style-name="ce1">
            <text:p>2023-01-29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3  05:00:00" table:formula="of:=COM.MICROSOFT.CONCAT([.C409];[.D409];[.E409])" table:style-name="ce1">
            <text:p>2023-01-23 <text:s/>05:00:00</text:p>
          </table:table-cell>
          <table:table-cell office:value-type="string" office:string-value="2023-01-23  09:30:00" table:formula="of:=COM.MICROSOFT.CONCAT([.C409];[.D409];[.F409])" table:style-name="ce1">
            <text:p>2023-01-23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3  22:00:00" table:formula="of:=COM.MICROSOFT.CONCAT([.C410];[.D410];[.E410])" table:style-name="ce1">
            <text:p>2023-01-23 <text:s/>22:00:00</text:p>
          </table:table-cell>
          <table:table-cell office:value-type="string" office:string-value="2023-01-23  23:30:00" table:formula="of:=COM.MICROSOFT.CONCAT([.C410];[.D410];[.F410])" table:style-name="ce1">
            <text:p>2023-01-23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4  22:00:00" table:formula="of:=COM.MICROSOFT.CONCAT([.C411];[.D411];[.E411])" table:style-name="ce1">
            <text:p>2023-01-24 <text:s/>22:00:00</text:p>
          </table:table-cell>
          <table:table-cell office:value-type="string" office:string-value="2023-01-24  23:30:00" table:formula="of:=COM.MICROSOFT.CONCAT([.C411];[.D411];[.F411])" table:style-name="ce1">
            <text:p>2023-01-24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5  22:00:00" table:formula="of:=COM.MICROSOFT.CONCAT([.C412];[.D412];[.E412])" table:style-name="ce1">
            <text:p>2023-01-25 <text:s/>22:00:00</text:p>
          </table:table-cell>
          <table:table-cell office:value-type="string" office:string-value="2023-01-25  23:30:00" table:formula="of:=COM.MICROSOFT.CONCAT([.C412];[.D412];[.F412])" table:style-name="ce1">
            <text:p>2023-01-25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6  22:00:00" table:formula="of:=COM.MICROSOFT.CONCAT([.C413];[.D413];[.E413])" table:style-name="ce1">
            <text:p>2023-01-26 <text:s/>22:00:00</text:p>
          </table:table-cell>
          <table:table-cell office:value-type="string" office:string-value="2023-01-26  23:30:00" table:formula="of:=COM.MICROSOFT.CONCAT([.C413];[.D413];[.F413])" table:style-name="ce1">
            <text:p>2023-01-26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7  22:00:00" table:formula="of:=COM.MICROSOFT.CONCAT([.C414];[.D414];[.E414])" table:style-name="ce1">
            <text:p>2023-01-27 <text:s/>22:00:00</text:p>
          </table:table-cell>
          <table:table-cell office:value-type="string" office:string-value="2023-01-27  23:30:00" table:formula="of:=COM.MICROSOFT.CONCAT([.C414];[.D414];[.F414])" table:style-name="ce1">
            <text:p>2023-01-27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3  21:40:00" table:formula="of:=COM.MICROSOFT.CONCAT([.C415];[.D415];[.E415])" table:style-name="ce1">
            <text:p>2023-01-23 <text:s/>21:40:00</text:p>
          </table:table-cell>
          <table:table-cell office:value-type="string" office:string-value="2023-01-23  22:30:00" table:formula="of:=COM.MICROSOFT.CONCAT([.C415];[.D415];[.F415])" table:style-name="ce1">
            <text:p>2023-01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4  21:40:00" table:formula="of:=COM.MICROSOFT.CONCAT([.C416];[.D416];[.E416])" table:style-name="ce1">
            <text:p>2023-01-24 <text:s/>21:40:00</text:p>
          </table:table-cell>
          <table:table-cell office:value-type="string" office:string-value="2023-01-24  22:30:00" table:formula="of:=COM.MICROSOFT.CONCAT([.C416];[.D416];[.F416])" table:style-name="ce1">
            <text:p>2023-01-2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5  21:40:00" table:formula="of:=COM.MICROSOFT.CONCAT([.C417];[.D417];[.E417])" table:style-name="ce1">
            <text:p>2023-01-25 <text:s/>21:40:00</text:p>
          </table:table-cell>
          <table:table-cell office:value-type="string" office:string-value="2023-01-25  22:30:00" table:formula="of:=COM.MICROSOFT.CONCAT([.C417];[.D417];[.F417])" table:style-name="ce1">
            <text:p>2023-01-2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6  21:40:00" table:formula="of:=COM.MICROSOFT.CONCAT([.C418];[.D418];[.E418])" table:style-name="ce1">
            <text:p>2023-01-26 <text:s/>21:40:00</text:p>
          </table:table-cell>
          <table:table-cell office:value-type="string" office:string-value="2023-01-26  22:30:00" table:formula="of:=COM.MICROSOFT.CONCAT([.C418];[.D418];[.F418])" table:style-name="ce1">
            <text:p>2023-01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7  21:40:00" table:formula="of:=COM.MICROSOFT.CONCAT([.C419];[.D419];[.E419])" table:style-name="ce1">
            <text:p>2023-01-27 <text:s/>21:40:00</text:p>
          </table:table-cell>
          <table:table-cell office:value-type="string" office:string-value="2023-01-27  22:30:00" table:formula="of:=COM.MICROSOFT.CONCAT([.C419];[.D419];[.F419])" table:style-name="ce1">
            <text:p>2023-01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3  20:30:00" table:formula="of:=COM.MICROSOFT.CONCAT([.C420];[.D420];[.E420])" table:style-name="ce1">
            <text:p>2023-01-23 <text:s/>20:30:00</text:p>
          </table:table-cell>
          <table:table-cell office:value-type="string" office:string-value="2023-01-23  22:30:00" table:formula="of:=COM.MICROSOFT.CONCAT([.C420];[.D420];[.F420])" table:style-name="ce1">
            <text:p>2023-01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4  20:30:00" table:formula="of:=COM.MICROSOFT.CONCAT([.C421];[.D421];[.E421])" table:style-name="ce1">
            <text:p>2023-01-24 <text:s/>20:30:00</text:p>
          </table:table-cell>
          <table:table-cell office:value-type="string" office:string-value="2023-01-24  22:30:00" table:formula="of:=COM.MICROSOFT.CONCAT([.C421];[.D421];[.F421])" table:style-name="ce1">
            <text:p>2023-01-2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5  20:30:00" table:formula="of:=COM.MICROSOFT.CONCAT([.C422];[.D422];[.E422])" table:style-name="ce1">
            <text:p>2023-01-25 <text:s/>20:30:00</text:p>
          </table:table-cell>
          <table:table-cell office:value-type="string" office:string-value="2023-01-25  22:30:00" table:formula="of:=COM.MICROSOFT.CONCAT([.C422];[.D422];[.F422])" table:style-name="ce1">
            <text:p>2023-01-2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6  20:30:00" table:formula="of:=COM.MICROSOFT.CONCAT([.C423];[.D423];[.E423])" table:style-name="ce1">
            <text:p>2023-01-26 <text:s/>20:30:00</text:p>
          </table:table-cell>
          <table:table-cell office:value-type="string" office:string-value="2023-01-26  22:30:00" table:formula="of:=COM.MICROSOFT.CONCAT([.C423];[.D423];[.F423])" table:style-name="ce1">
            <text:p>2023-01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7  20:30:00" table:formula="of:=COM.MICROSOFT.CONCAT([.C424];[.D424];[.E424])" table:style-name="ce1">
            <text:p>2023-01-27 <text:s/>20:30:00</text:p>
          </table:table-cell>
          <table:table-cell office:value-type="string" office:string-value="2023-01-27  22:30:00" table:formula="of:=COM.MICROSOFT.CONCAT([.C424];[.D424];[.F424])" table:style-name="ce1">
            <text:p>2023-01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3  12:00:00" table:formula="of:=COM.MICROSOFT.CONCAT([.C425];[.D425];[.E425])" table:style-name="ce1">
            <text:p>2023-01-23 <text:s/>12:00:00</text:p>
          </table:table-cell>
          <table:table-cell office:value-type="string" office:string-value="2023-01-23  19:30:00" table:formula="of:=COM.MICROSOFT.CONCAT([.C425];[.D425];[.F425])" table:style-name="ce1">
            <text:p>2023-01-23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4  12:00:00" table:formula="of:=COM.MICROSOFT.CONCAT([.C426];[.D426];[.E426])" table:style-name="ce1">
            <text:p>2023-01-24 <text:s/>12:00:00</text:p>
          </table:table-cell>
          <table:table-cell office:value-type="string" office:string-value="2023-01-24  19:30:00" table:formula="of:=COM.MICROSOFT.CONCAT([.C426];[.D426];[.F426])" table:style-name="ce1">
            <text:p>2023-01-24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5  12:00:00" table:formula="of:=COM.MICROSOFT.CONCAT([.C427];[.D427];[.E427])" table:style-name="ce1">
            <text:p>2023-01-25 <text:s/>12:00:00</text:p>
          </table:table-cell>
          <table:table-cell office:value-type="string" office:string-value="2023-01-25  19:30:00" table:formula="of:=COM.MICROSOFT.CONCAT([.C427];[.D427];[.F427])" table:style-name="ce1">
            <text:p>2023-01-25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6  12:00:00" table:formula="of:=COM.MICROSOFT.CONCAT([.C428];[.D428];[.E428])" table:style-name="ce1">
            <text:p>2023-01-26 <text:s/>12:00:00</text:p>
          </table:table-cell>
          <table:table-cell office:value-type="string" office:string-value="2023-01-26  19:30:00" table:formula="of:=COM.MICROSOFT.CONCAT([.C428];[.D428];[.F428])" table:style-name="ce1">
            <text:p>2023-01-2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7  12:00:00" table:formula="of:=COM.MICROSOFT.CONCAT([.C429];[.D429];[.E429])" table:style-name="ce1">
            <text:p>2023-01-27 <text:s/>12:00:00</text:p>
          </table:table-cell>
          <table:table-cell office:value-type="string" office:string-value="2023-01-27  19:30:00" table:formula="of:=COM.MICROSOFT.CONCAT([.C429];[.D429];[.F429])" table:style-name="ce1">
            <text:p>2023-01-27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3  20:40:00" table:formula="of:=COM.MICROSOFT.CONCAT([.C430];[.D430];[.E430])" table:style-name="ce1">
            <text:p>2023-01-23 <text:s/>20:40:00</text:p>
          </table:table-cell>
          <table:table-cell office:value-type="string" office:string-value="2023-01-23  21:40:00" table:formula="of:=COM.MICROSOFT.CONCAT([.C430];[.D430];[.F430])" table:style-name="ce1">
            <text:p>2023-01-23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4  20:40:00" table:formula="of:=COM.MICROSOFT.CONCAT([.C431];[.D431];[.E431])" table:style-name="ce1">
            <text:p>2023-01-24 <text:s/>20:40:00</text:p>
          </table:table-cell>
          <table:table-cell office:value-type="string" office:string-value="2023-01-24  21:40:00" table:formula="of:=COM.MICROSOFT.CONCAT([.C431];[.D431];[.F431])" table:style-name="ce1">
            <text:p>2023-01-24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5  20:40:00" table:formula="of:=COM.MICROSOFT.CONCAT([.C432];[.D432];[.E432])" table:style-name="ce1">
            <text:p>2023-01-25 <text:s/>20:40:00</text:p>
          </table:table-cell>
          <table:table-cell office:value-type="string" office:string-value="2023-01-25  21:40:00" table:formula="of:=COM.MICROSOFT.CONCAT([.C432];[.D432];[.F432])" table:style-name="ce1">
            <text:p>2023-01-25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6  20:40:00" table:formula="of:=COM.MICROSOFT.CONCAT([.C433];[.D433];[.E433])" table:style-name="ce1">
            <text:p>2023-01-26 <text:s/>20:40:00</text:p>
          </table:table-cell>
          <table:table-cell office:value-type="string" office:string-value="2023-01-26  21:40:00" table:formula="of:=COM.MICROSOFT.CONCAT([.C433];[.D433];[.F433])" table:style-name="ce1">
            <text:p>2023-01-26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7  20:40:00" table:formula="of:=COM.MICROSOFT.CONCAT([.C434];[.D434];[.E434])" table:style-name="ce1">
            <text:p>2023-01-27 <text:s/>20:40:00</text:p>
          </table:table-cell>
          <table:table-cell office:value-type="string" office:string-value="2023-01-27  21:40:00" table:formula="of:=COM.MICROSOFT.CONCAT([.C434];[.D434];[.F434])" table:style-name="ce1">
            <text:p>2023-01-27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0:00</text:p>
          </table:table-cell>
          <table:table-cell office:value-type="string" table:style-name="ce2">
            <text:p>20:00:00</text:p>
          </table:table-cell>
          <table:table-cell office:value-type="string" office:string-value="2023-01-28  18:20:00" table:formula="of:=COM.MICROSOFT.CONCAT([.C435];[.D435];[.E435])" table:style-name="ce1">
            <text:p>2023-01-28 <text:s/>18:20:00</text:p>
          </table:table-cell>
          <table:table-cell office:value-type="string" office:string-value="2023-01-28  20:00:00" table:formula="of:=COM.MICROSOFT.CONCAT([.C435];[.D435];[.F435])" table:style-name="ce1">
            <text:p>2023-01-2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20:00</text:p>
          </table:table-cell>
          <table:table-cell office:value-type="string" table:style-name="ce2">
            <text:p>19:23:00</text:p>
          </table:table-cell>
          <table:table-cell office:value-type="string" office:string-value="2023-01-28  15:20:00" table:formula="of:=COM.MICROSOFT.CONCAT([.C436];[.D436];[.E436])" table:style-name="ce1">
            <text:p>2023-01-28 <text:s/>15:20:00</text:p>
          </table:table-cell>
          <table:table-cell office:value-type="string" office:string-value="2023-01-28  19:23:00" table:formula="of:=COM.MICROSOFT.CONCAT([.C436];[.D436];[.F436])" table:style-name="ce1">
            <text:p>2023-01-28 <text:s/>19:23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 22:00:00" table:formula="of:=COM.MICROSOFT.CONCAT([.C437];[.D437];[.E437])" table:style-name="ce1">
            <text:p>2023-01-28 <text:s/>22:00:00</text:p>
          </table:table-cell>
          <table:table-cell office:value-type="string" office:string-value="2023-01-28  23:59:59" table:formula="of:=COM.MICROSOFT.CONCAT([.C437];[.D437];[.F437])" table:style-name="ce1">
            <text:p>2023-01-28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 22:00:00" table:formula="of:=COM.MICROSOFT.CONCAT([.C438];[.D438];[.E438])" table:style-name="ce1">
            <text:p>2023-01-28 <text:s/>22:00:00</text:p>
          </table:table-cell>
          <table:table-cell office:value-type="string" office:string-value="2023-01-28  23:59:59" table:formula="of:=COM.MICROSOFT.CONCAT([.C438];[.D438];[.F438])" table:style-name="ce1">
            <text:p>2023-01-28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1-28  18:30:00" table:formula="of:=COM.MICROSOFT.CONCAT([.C439];[.D439];[.E439])" table:style-name="ce1">
            <text:p>2023-01-28 <text:s/>18:30:00</text:p>
          </table:table-cell>
          <table:table-cell office:value-type="string" office:string-value="2023-01-28  20:30:00" table:formula="of:=COM.MICROSOFT.CONCAT([.C439];[.D439];[.F439])" table:style-name="ce1">
            <text:p>2023-01-28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0:00</text:p>
          </table:table-cell>
          <table:table-cell office:value-type="string" table:style-name="ce2">
            <text:p>21:00:00</text:p>
          </table:table-cell>
          <table:table-cell office:value-type="string" office:string-value="2023-01-28  18:20:00" table:formula="of:=COM.MICROSOFT.CONCAT([.C440];[.D440];[.E440])" table:style-name="ce1">
            <text:p>2023-01-28 <text:s/>18:20:00</text:p>
          </table:table-cell>
          <table:table-cell office:value-type="string" office:string-value="2023-01-28  21:00:00" table:formula="of:=COM.MICROSOFT.CONCAT([.C440];[.D440];[.F440])" table:style-name="ce1">
            <text:p>2023-01-28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1-29  21:00:00" table:formula="of:=COM.MICROSOFT.CONCAT([.C441];[.D441];[.E441])" table:style-name="ce1">
            <text:p>2023-01-29 <text:s/>21:00:00</text:p>
          </table:table-cell>
          <table:table-cell office:value-type="string" office:string-value="2023-01-29  23:00:00" table:formula="of:=COM.MICROSOFT.CONCAT([.C441];[.D441];[.F441])" table:style-name="ce1">
            <text:p>2023-01-2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7:45:00</text:p>
          </table:table-cell>
          <table:table-cell office:value-type="string" office:string-value="2023-01-29  11:00:00" table:formula="of:=COM.MICROSOFT.CONCAT([.C442];[.D442];[.E442])" table:style-name="ce1">
            <text:p>2023-01-29 <text:s/>11:00:00</text:p>
          </table:table-cell>
          <table:table-cell office:value-type="string" office:string-value="2023-01-29  17:45:00" table:formula="of:=COM.MICROSOFT.CONCAT([.C442];[.D442];[.F442])" table:style-name="ce1">
            <text:p>2023-01-29 <text:s/>17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30:00</text:p>
          </table:table-cell>
          <table:table-cell office:value-type="string" office:string-value="2023-01-29  19:50:00" table:formula="of:=COM.MICROSOFT.CONCAT([.C443];[.D443];[.E443])" table:style-name="ce1">
            <text:p>2023-01-29 <text:s/>19:50:00</text:p>
          </table:table-cell>
          <table:table-cell office:value-type="string" office:string-value="2023-01-29  22:30:00" table:formula="of:=COM.MICROSOFT.CONCAT([.C443];[.D443];[.F443])" table:style-name="ce1">
            <text:p>2023-01-2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 22:00:00" table:formula="of:=COM.MICROSOFT.CONCAT([.C444];[.D444];[.E444])" table:style-name="ce1">
            <text:p>2023-01-29 <text:s/>22:00:00</text:p>
          </table:table-cell>
          <table:table-cell office:value-type="string" office:string-value="2023-01-29  23:59:59" table:formula="of:=COM.MICROSOFT.CONCAT([.C444];[.D444];[.F444])" table:style-name="ce1">
            <text:p>2023-01-29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10:00</text:p>
          </table:table-cell>
          <table:table-cell office:value-type="string" table:style-name="ce2">
            <text:p>23:59:59</text:p>
          </table:table-cell>
          <table:table-cell office:value-type="string" office:string-value="2023-01-29  21:10:00" table:formula="of:=COM.MICROSOFT.CONCAT([.C445];[.D445];[.E445])" table:style-name="ce1">
            <text:p>2023-01-29 <text:s/>21:10:00</text:p>
          </table:table-cell>
          <table:table-cell office:value-type="string" office:string-value="2023-01-29  23:59:59" table:formula="of:=COM.MICROSOFT.CONCAT([.C445];[.D445];[.F445])" table:style-name="ce1">
            <text:p>2023-01-29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9  20:00:00" table:formula="of:=COM.MICROSOFT.CONCAT([.C446];[.D446];[.E446])" table:style-name="ce1">
            <text:p>2023-01-29 <text:s/>20:00:00</text:p>
          </table:table-cell>
          <table:table-cell office:value-type="string" office:string-value="2023-01-29  22:00:00" table:formula="of:=COM.MICROSOFT.CONCAT([.C446];[.D446];[.F446])" table:style-name="ce1">
            <text:p>2023-01-29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447];[.D447];[.E447])" table:style-name="ce1">
            <text:p><text:s text:c="2"/></text:p>
          </table:table-cell>
          <table:table-cell office:value-type="string" office:string-value="  " table:formula="of:=COM.MICROSOFT.CONCAT([.C447];[.D447];[.F447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3-0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2-01  15:00:00" table:formula="of:=COM.MICROSOFT.CONCAT([.C448];[.D448];[.E448])" table:style-name="ce1">
            <text:p>2023-02-01 <text:s/>15:00:00</text:p>
          </table:table-cell>
          <table:table-cell office:value-type="string" office:string-value="2023-02-01  17:00:00" table:formula="of:=COM.MICROSOFT.CONCAT([.C448];[.D448];[.F448])" table:style-name="ce1">
            <text:p>2023-02-01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2-03  15:00:00" table:formula="of:=COM.MICROSOFT.CONCAT([.C449];[.D449];[.E449])" table:style-name="ce1">
            <text:p>2023-02-03 <text:s/>15:00:00</text:p>
          </table:table-cell>
          <table:table-cell office:value-type="string" office:string-value="2023-02-03  17:00:00" table:formula="of:=COM.MICROSOFT.CONCAT([.C449];[.D449];[.F449])" table:style-name="ce1">
            <text:p>2023-02-03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2-04  07:30:00" table:formula="of:=COM.MICROSOFT.CONCAT([.C450];[.D450];[.E450])" table:style-name="ce1">
            <text:p>2023-02-04 <text:s/>07:30:00</text:p>
          </table:table-cell>
          <table:table-cell office:value-type="string" office:string-value="2023-02-04  09:30:00" table:formula="of:=COM.MICROSOFT.CONCAT([.C450];[.D450];[.F450])" table:style-name="ce1">
            <text:p>2023-02-04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15:00</text:p>
          </table:table-cell>
          <table:table-cell office:value-type="string" table:style-name="ce2">
            <text:p>19:15:00</text:p>
          </table:table-cell>
          <table:table-cell office:value-type="string" office:string-value="2023-02-04  17:15:00" table:formula="of:=COM.MICROSOFT.CONCAT([.C451];[.D451];[.E451])" table:style-name="ce1">
            <text:p>2023-02-04 <text:s/>17:15:00</text:p>
          </table:table-cell>
          <table:table-cell office:value-type="string" office:string-value="2023-02-04  19:15:00" table:formula="of:=COM.MICROSOFT.CONCAT([.C451];[.D451];[.F451])" table:style-name="ce1">
            <text:p>2023-02-04 <text:s/>19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2-05  11:30:00" table:formula="of:=COM.MICROSOFT.CONCAT([.C452];[.D452];[.E452])" table:style-name="ce1">
            <text:p>2023-02-05 <text:s/>11:30:00</text:p>
          </table:table-cell>
          <table:table-cell office:value-type="string" office:string-value="2023-02-05  13:30:00" table:formula="of:=COM.MICROSOFT.CONCAT([.C452];[.D452];[.F452])" table:style-name="ce1">
            <text:p>2023-02-05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15:00</text:p>
          </table:table-cell>
          <table:table-cell office:value-type="string" table:style-name="ce2">
            <text:p>19:15:00</text:p>
          </table:table-cell>
          <table:table-cell office:value-type="string" office:string-value="2023-02-05  17:15:00" table:formula="of:=COM.MICROSOFT.CONCAT([.C453];[.D453];[.E453])" table:style-name="ce1">
            <text:p>2023-02-05 <text:s/>17:15:00</text:p>
          </table:table-cell>
          <table:table-cell office:value-type="string" office:string-value="2023-02-05  19:15:00" table:formula="of:=COM.MICROSOFT.CONCAT([.C453];[.D453];[.F453])" table:style-name="ce1">
            <text:p>2023-02-05 <text:s/>19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30  05:00:00" table:formula="of:=COM.MICROSOFT.CONCAT([.C454];[.D454];[.E454])" table:style-name="ce1">
            <text:p>2023-01-30 <text:s/>05:00:00</text:p>
          </table:table-cell>
          <table:table-cell office:value-type="string" office:string-value="2023-01-30  09:30:00" table:formula="of:=COM.MICROSOFT.CONCAT([.C454];[.D454];[.F454])" table:style-name="ce1">
            <text:p>2023-01-30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30  22:00:00" table:formula="of:=COM.MICROSOFT.CONCAT([.C455];[.D455];[.E455])" table:style-name="ce1">
            <text:p>2023-01-30 <text:s/>22:00:00</text:p>
          </table:table-cell>
          <table:table-cell office:value-type="string" office:string-value="2023-01-30  23:30:00" table:formula="of:=COM.MICROSOFT.CONCAT([.C455];[.D455];[.F455])" table:style-name="ce1">
            <text:p>2023-01-3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31  22:00:00" table:formula="of:=COM.MICROSOFT.CONCAT([.C456];[.D456];[.E456])" table:style-name="ce1">
            <text:p>2023-01-31 <text:s/>22:00:00</text:p>
          </table:table-cell>
          <table:table-cell office:value-type="string" office:string-value="2023-01-31  23:30:00" table:formula="of:=COM.MICROSOFT.CONCAT([.C456];[.D456];[.F456])" table:style-name="ce1">
            <text:p>2023-01-31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1  22:00:00" table:formula="of:=COM.MICROSOFT.CONCAT([.C457];[.D457];[.E457])" table:style-name="ce1">
            <text:p>2023-02-01 <text:s/>22:00:00</text:p>
          </table:table-cell>
          <table:table-cell office:value-type="string" office:string-value="2023-02-01  23:30:00" table:formula="of:=COM.MICROSOFT.CONCAT([.C457];[.D457];[.F457])" table:style-name="ce1">
            <text:p>2023-02-01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2  22:00:00" table:formula="of:=COM.MICROSOFT.CONCAT([.C458];[.D458];[.E458])" table:style-name="ce1">
            <text:p>2023-02-02 <text:s/>22:00:00</text:p>
          </table:table-cell>
          <table:table-cell office:value-type="string" office:string-value="2023-02-02  23:30:00" table:formula="of:=COM.MICROSOFT.CONCAT([.C458];[.D458];[.F458])" table:style-name="ce1">
            <text:p>2023-02-02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2-03  22:00:00" table:formula="of:=COM.MICROSOFT.CONCAT([.C459];[.D459];[.E459])" table:style-name="ce1">
            <text:p>2023-02-03 <text:s/>22:00:00</text:p>
          </table:table-cell>
          <table:table-cell office:value-type="string" office:string-value="2023-02-03  23:30:00" table:formula="of:=COM.MICROSOFT.CONCAT([.C459];[.D459];[.F459])" table:style-name="ce1">
            <text:p>2023-02-03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30  20:40:00" table:formula="of:=COM.MICROSOFT.CONCAT([.C460];[.D460];[.E460])" table:style-name="ce1">
            <text:p>2023-01-30 <text:s/>20:40:00</text:p>
          </table:table-cell>
          <table:table-cell office:value-type="string" office:string-value="2023-01-30  21:40:00" table:formula="of:=COM.MICROSOFT.CONCAT([.C460];[.D460];[.F460])" table:style-name="ce1">
            <text:p>2023-01-30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31  20:40:00" table:formula="of:=COM.MICROSOFT.CONCAT([.C461];[.D461];[.E461])" table:style-name="ce1">
            <text:p>2023-01-31 <text:s/>20:40:00</text:p>
          </table:table-cell>
          <table:table-cell office:value-type="string" office:string-value="2023-01-31  21:40:00" table:formula="of:=COM.MICROSOFT.CONCAT([.C461];[.D461];[.F461])" table:style-name="ce1">
            <text:p>2023-01-31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1  20:40:00" table:formula="of:=COM.MICROSOFT.CONCAT([.C462];[.D462];[.E462])" table:style-name="ce1">
            <text:p>2023-02-01 <text:s/>20:40:00</text:p>
          </table:table-cell>
          <table:table-cell office:value-type="string" office:string-value="2023-02-01  21:40:00" table:formula="of:=COM.MICROSOFT.CONCAT([.C462];[.D462];[.F462])" table:style-name="ce1">
            <text:p>2023-02-01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2  20:40:00" table:formula="of:=COM.MICROSOFT.CONCAT([.C463];[.D463];[.E463])" table:style-name="ce1">
            <text:p>2023-02-02 <text:s/>20:40:00</text:p>
          </table:table-cell>
          <table:table-cell office:value-type="string" office:string-value="2023-02-02  21:40:00" table:formula="of:=COM.MICROSOFT.CONCAT([.C463];[.D463];[.F463])" table:style-name="ce1">
            <text:p>2023-02-02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3  20:40:00" table:formula="of:=COM.MICROSOFT.CONCAT([.C464];[.D464];[.E464])" table:style-name="ce1">
            <text:p>2023-02-03 <text:s/>20:40:00</text:p>
          </table:table-cell>
          <table:table-cell office:value-type="string" office:string-value="2023-02-03  21:40:00" table:formula="of:=COM.MICROSOFT.CONCAT([.C464];[.D464];[.F464])" table:style-name="ce1">
            <text:p>2023-02-03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30  20:30:00" table:formula="of:=COM.MICROSOFT.CONCAT([.C465];[.D465];[.E465])" table:style-name="ce1">
            <text:p>2023-01-30 <text:s/>20:30:00</text:p>
          </table:table-cell>
          <table:table-cell office:value-type="string" office:string-value="2023-01-30  22:30:00" table:formula="of:=COM.MICROSOFT.CONCAT([.C465];[.D465];[.F465])" table:style-name="ce1">
            <text:p>2023-01-3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31  20:30:00" table:formula="of:=COM.MICROSOFT.CONCAT([.C466];[.D466];[.E466])" table:style-name="ce1">
            <text:p>2023-01-31 <text:s/>20:30:00</text:p>
          </table:table-cell>
          <table:table-cell office:value-type="string" office:string-value="2023-01-31  22:30:00" table:formula="of:=COM.MICROSOFT.CONCAT([.C466];[.D466];[.F466])" table:style-name="ce1">
            <text:p>2023-01-3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01  20:30:00" table:formula="of:=COM.MICROSOFT.CONCAT([.C467];[.D467];[.E467])" table:style-name="ce1">
            <text:p>2023-02-01 <text:s/>20:30:00</text:p>
          </table:table-cell>
          <table:table-cell office:value-type="string" office:string-value="2023-02-01  22:30:00" table:formula="of:=COM.MICROSOFT.CONCAT([.C467];[.D467];[.F467])" table:style-name="ce1">
            <text:p>2023-02-0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02  20:30:00" table:formula="of:=COM.MICROSOFT.CONCAT([.C468];[.D468];[.E468])" table:style-name="ce1">
            <text:p>2023-02-02 <text:s/>20:30:00</text:p>
          </table:table-cell>
          <table:table-cell office:value-type="string" office:string-value="2023-02-02  22:30:00" table:formula="of:=COM.MICROSOFT.CONCAT([.C468];[.D468];[.F468])" table:style-name="ce1">
            <text:p>2023-02-0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03  20:30:00" table:formula="of:=COM.MICROSOFT.CONCAT([.C469];[.D469];[.E469])" table:style-name="ce1">
            <text:p>2023-02-03 <text:s/>20:30:00</text:p>
          </table:table-cell>
          <table:table-cell office:value-type="string" office:string-value="2023-02-03  22:30:00" table:formula="of:=COM.MICROSOFT.CONCAT([.C469];[.D469];[.F469])" table:style-name="ce1">
            <text:p>2023-02-0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1-30  14:30:00" table:formula="of:=COM.MICROSOFT.CONCAT([.C470];[.D470];[.E470])" table:style-name="ce1">
            <text:p>2023-01-30 <text:s/>14:30:00</text:p>
          </table:table-cell>
          <table:table-cell office:value-type="string" office:string-value="2023-01-30  20:00:00" table:formula="of:=COM.MICROSOFT.CONCAT([.C470];[.D470];[.F470])" table:style-name="ce1">
            <text:p>2023-01-3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1-31  14:30:00" table:formula="of:=COM.MICROSOFT.CONCAT([.C471];[.D471];[.E471])" table:style-name="ce1">
            <text:p>2023-01-31 <text:s/>14:30:00</text:p>
          </table:table-cell>
          <table:table-cell office:value-type="string" office:string-value="2023-01-31  20:00:00" table:formula="of:=COM.MICROSOFT.CONCAT([.C471];[.D471];[.F471])" table:style-name="ce1">
            <text:p>2023-01-3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01  14:30:00" table:formula="of:=COM.MICROSOFT.CONCAT([.C472];[.D472];[.E472])" table:style-name="ce1">
            <text:p>2023-02-01 <text:s/>14:30:00</text:p>
          </table:table-cell>
          <table:table-cell office:value-type="string" office:string-value="2023-02-01  20:00:00" table:formula="of:=COM.MICROSOFT.CONCAT([.C472];[.D472];[.F472])" table:style-name="ce1">
            <text:p>2023-02-0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02  14:30:00" table:formula="of:=COM.MICROSOFT.CONCAT([.C473];[.D473];[.E473])" table:style-name="ce1">
            <text:p>2023-02-02 <text:s/>14:30:00</text:p>
          </table:table-cell>
          <table:table-cell office:value-type="string" office:string-value="2023-02-02  20:00:00" table:formula="of:=COM.MICROSOFT.CONCAT([.C473];[.D473];[.F473])" table:style-name="ce1">
            <text:p>2023-02-0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03  14:30:00" table:formula="of:=COM.MICROSOFT.CONCAT([.C474];[.D474];[.E474])" table:style-name="ce1">
            <text:p>2023-02-03 <text:s/>14:30:00</text:p>
          </table:table-cell>
          <table:table-cell office:value-type="string" office:string-value="2023-02-03  20:00:00" table:formula="of:=COM.MICROSOFT.CONCAT([.C474];[.D474];[.F474])" table:style-name="ce1">
            <text:p>2023-02-03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30  21:45:00" table:formula="of:=COM.MICROSOFT.CONCAT([.C475];[.D475];[.E475])" table:style-name="ce1">
            <text:p>2023-01-30 <text:s/>21:45:00</text:p>
          </table:table-cell>
          <table:table-cell office:value-type="string" office:string-value="2023-01-30  23:00:00" table:formula="of:=COM.MICROSOFT.CONCAT([.C475];[.D475];[.F475])" table:style-name="ce1">
            <text:p>2023-01-3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31  21:45:00" table:formula="of:=COM.MICROSOFT.CONCAT([.C476];[.D476];[.E476])" table:style-name="ce1">
            <text:p>2023-01-31 <text:s/>21:45:00</text:p>
          </table:table-cell>
          <table:table-cell office:value-type="string" office:string-value="2023-01-31  23:00:00" table:formula="of:=COM.MICROSOFT.CONCAT([.C476];[.D476];[.F476])" table:style-name="ce1">
            <text:p>2023-01-3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1  21:45:00" table:formula="of:=COM.MICROSOFT.CONCAT([.C477];[.D477];[.E477])" table:style-name="ce1">
            <text:p>2023-02-01 <text:s/>21:45:00</text:p>
          </table:table-cell>
          <table:table-cell office:value-type="string" office:string-value="2023-02-01  23:00:00" table:formula="of:=COM.MICROSOFT.CONCAT([.C477];[.D477];[.F477])" table:style-name="ce1">
            <text:p>2023-02-0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2  21:45:00" table:formula="of:=COM.MICROSOFT.CONCAT([.C478];[.D478];[.E478])" table:style-name="ce1">
            <text:p>2023-02-02 <text:s/>21:45:00</text:p>
          </table:table-cell>
          <table:table-cell office:value-type="string" office:string-value="2023-02-02  23:00:00" table:formula="of:=COM.MICROSOFT.CONCAT([.C478];[.D478];[.F478])" table:style-name="ce1">
            <text:p>2023-02-0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03  21:45:00" table:formula="of:=COM.MICROSOFT.CONCAT([.C479];[.D479];[.E479])" table:style-name="ce1">
            <text:p>2023-02-03 <text:s/>21:45:00</text:p>
          </table:table-cell>
          <table:table-cell office:value-type="string" office:string-value="2023-02-03  23:00:00" table:formula="of:=COM.MICROSOFT.CONCAT([.C479];[.D479];[.F479])" table:style-name="ce1">
            <text:p>2023-02-0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00:00</text:p>
          </table:table-cell>
          <table:table-cell office:value-type="string" office:string-value="2023-02-04  19:50:00" table:formula="of:=COM.MICROSOFT.CONCAT([.C480];[.D480];[.E480])" table:style-name="ce1">
            <text:p>2023-02-04 <text:s/>19:50:00</text:p>
          </table:table-cell>
          <table:table-cell office:value-type="string" office:string-value="2023-02-04  22:00:00" table:formula="of:=COM.MICROSOFT.CONCAT([.C480];[.D480];[.F480])" table:style-name="ce1">
            <text:p>2023-02-04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3:59:59</text:p>
          </table:table-cell>
          <table:table-cell office:value-type="string" office:string-value="2023-02-04  19:30:00" table:formula="of:=COM.MICROSOFT.CONCAT([.C481];[.D481];[.E481])" table:style-name="ce1">
            <text:p>2023-02-04 <text:s/>19:30:00</text:p>
          </table:table-cell>
          <table:table-cell office:value-type="string" office:string-value="2023-02-04  23:59:59" table:formula="of:=COM.MICROSOFT.CONCAT([.C481];[.D481];[.F481])" table:style-name="ce1">
            <text:p>2023-02-04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2-04  19:00:00" table:formula="of:=COM.MICROSOFT.CONCAT([.C482];[.D482];[.E482])" table:style-name="ce1">
            <text:p>2023-02-04 <text:s/>19:00:00</text:p>
          </table:table-cell>
          <table:table-cell office:value-type="string" office:string-value="2023-02-04  21:00:00" table:formula="of:=COM.MICROSOFT.CONCAT([.C482];[.D482];[.F482])" table:style-name="ce1">
            <text:p>2023-02-0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3-0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45:00</text:p>
          </table:table-cell>
          <table:table-cell office:value-type="string" table:style-name="ce2">
            <text:p>00:45:00</text:p>
          </table:table-cell>
          <table:table-cell office:value-type="string" office:string-value="2023-02-04  22:45:00" table:formula="of:=COM.MICROSOFT.CONCAT([.C483];[.D483];[.E483])" table:style-name="ce1">
            <text:p>2023-02-04 <text:s/>22:45:00</text:p>
          </table:table-cell>
          <table:table-cell office:value-type="string" office:string-value="2023-02-04  00:45:00" table:formula="of:=COM.MICROSOFT.CONCAT([.C483];[.D483];[.F483])" table:style-name="ce1">
            <text:p>2023-02-04 <text:s/>00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3-0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25:00</text:p>
          </table:table-cell>
          <table:table-cell office:value-type="string" table:style-name="ce2">
            <text:p>23:30:00</text:p>
          </table:table-cell>
          <table:table-cell office:value-type="string" office:string-value="2023-02-05  21:25:00" table:formula="of:=COM.MICROSOFT.CONCAT([.C484];[.D484];[.E484])" table:style-name="ce1">
            <text:p>2023-02-05 <text:s/>21:25:00</text:p>
          </table:table-cell>
          <table:table-cell office:value-type="string" office:string-value="2023-02-05  23:30:00" table:formula="of:=COM.MICROSOFT.CONCAT([.C484];[.D484];[.F484])" table:style-name="ce1">
            <text:p>2023-02-05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</text:p>
          </table:table-cell>
          <table:table-cell office:value-type="string" table:style-name="ce2">
            <text:p>2023-0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05  20:00:00" table:formula="of:=COM.MICROSOFT.CONCAT([.C485];[.D485];[.E485])" table:style-name="ce1">
            <text:p>2023-02-05 <text:s/>20:00:00</text:p>
          </table:table-cell>
          <table:table-cell office:value-type="string" office:string-value="2023-02-05  22:00:00" table:formula="of:=COM.MICROSOFT.CONCAT([.C485];[.D485];[.F485])" table:style-name="ce1">
            <text:p>2023-02-0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8:00</text:p>
          </table:table-cell>
          <table:table-cell office:value-type="string" office:string-value="2023-02-05  22:00:00" table:formula="of:=COM.MICROSOFT.CONCAT([.C486];[.D486];[.E486])" table:style-name="ce1">
            <text:p>2023-02-05 <text:s/>22:00:00</text:p>
          </table:table-cell>
          <table:table-cell office:value-type="string" office:string-value="2023-02-05  23:38:00" table:formula="of:=COM.MICROSOFT.CONCAT([.C486];[.D486];[.F486])" table:style-name="ce1">
            <text:p>2023-02-05 <text:s/>23:38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49:00</text:p>
          </table:table-cell>
          <table:table-cell office:value-type="string" office:string-value="2023-02-05  20:00:00" table:formula="of:=COM.MICROSOFT.CONCAT([.C487];[.D487];[.E487])" table:style-name="ce1">
            <text:p>2023-02-05 <text:s/>20:00:00</text:p>
          </table:table-cell>
          <table:table-cell office:value-type="string" office:string-value="2023-02-05  21:49:00" table:formula="of:=COM.MICROSOFT.CONCAT([.C487];[.D487];[.F487])" table:style-name="ce1">
            <text:p>2023-02-05 <text:s/>21:4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05  20:00:00" table:formula="of:=COM.MICROSOFT.CONCAT([.C488];[.D488];[.E488])" table:style-name="ce1">
            <text:p>2023-02-05 <text:s/>20:00:00</text:p>
          </table:table-cell>
          <table:table-cell office:value-type="string" office:string-value="2023-02-05  22:00:00" table:formula="of:=COM.MICROSOFT.CONCAT([.C488];[.D488];[.F488])" table:style-name="ce1">
            <text:p>2023-02-05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489];[.D489];[.E489])" table:style-name="ce1">
            <text:p><text:s text:c="2"/></text:p>
          </table:table-cell>
          <table:table-cell office:value-type="string" office:string-value="  " table:formula="of:=COM.MICROSOFT.CONCAT([.C489];[.D489];[.F489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490];[.D490];[.E490])" table:style-name="ce1">
            <text:p><text:s text:c="2"/></text:p>
          </table:table-cell>
          <table:table-cell office:value-type="string" office:string-value="  " table:formula="of:=COM.MICROSOFT.CONCAT([.C490];[.D490];[.F490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2-07  19:00:00" table:formula="of:=COM.MICROSOFT.CONCAT([.C491];[.D491];[.E491])" table:style-name="ce1">
            <text:p>2023-02-07 <text:s/>19:00:00</text:p>
          </table:table-cell>
          <table:table-cell office:value-type="string" office:string-value="2023-02-07  21:00:00" table:formula="of:=COM.MICROSOFT.CONCAT([.C491];[.D491];[.F491])" table:style-name="ce1">
            <text:p>2023-02-07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00:00</text:p>
          </table:table-cell>
          <table:table-cell office:value-type="string" table:style-name="ce2">
            <text:p>12:00:00</text:p>
          </table:table-cell>
          <table:table-cell office:value-type="string" office:string-value="2023-02-11  10:00:00" table:formula="of:=COM.MICROSOFT.CONCAT([.C492];[.D492];[.E492])" table:style-name="ce1">
            <text:p>2023-02-11 <text:s/>10:00:00</text:p>
          </table:table-cell>
          <table:table-cell office:value-type="string" office:string-value="2023-02-11  12:00:00" table:formula="of:=COM.MICROSOFT.CONCAT([.C492];[.D492];[.F492])" table:style-name="ce1">
            <text:p>2023-02-11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9:00:00</text:p>
          </table:table-cell>
          <table:table-cell office:value-type="string" table:style-name="ce2">
            <text:p>11:00:00</text:p>
          </table:table-cell>
          <table:table-cell office:value-type="string" office:string-value="2023-02-12  9:00:00" table:formula="of:=COM.MICROSOFT.CONCAT([.C493];[.D493];[.E493])" table:style-name="ce1">
            <text:p>2023-02-12 <text:s/>9:00:00</text:p>
          </table:table-cell>
          <table:table-cell office:value-type="string" office:string-value="2023-02-12  11:00:00" table:formula="of:=COM.MICROSOFT.CONCAT([.C493];[.D493];[.F493])" table:style-name="ce1">
            <text:p>2023-02-12 <text:s/>1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3-0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22:30:00</text:p>
          </table:table-cell>
          <table:table-cell office:value-type="string" office:string-value="2023-02-12  17:00:00" table:formula="of:=COM.MICROSOFT.CONCAT([.C494];[.D494];[.E494])" table:style-name="ce1">
            <text:p>2023-02-12 <text:s/>17:00:00</text:p>
          </table:table-cell>
          <table:table-cell office:value-type="string" office:string-value="2023-02-12  22:30:00" table:formula="of:=COM.MICROSOFT.CONCAT([.C494];[.D494];[.F494])" table:style-name="ce1">
            <text:p>2023-02-1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30:00</text:p>
          </table:table-cell>
          <table:table-cell office:value-type="string" office:string-value="2023-02-06  5:00:00" table:formula="of:=COM.MICROSOFT.CONCAT([.C495];[.D495];[.E495])" table:style-name="ce1">
            <text:p>2023-02-06 <text:s/>5:00:00</text:p>
          </table:table-cell>
          <table:table-cell office:value-type="string" office:string-value="2023-02-06  9:30:00" table:formula="of:=COM.MICROSOFT.CONCAT([.C495];[.D495];[.F495])" table:style-name="ce1">
            <text:p>2023-02-06 <text:s/>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9:30:00</text:p>
          </table:table-cell>
          <table:table-cell office:value-type="string" table:style-name="ce2">
            <text:p>23:30:00</text:p>
          </table:table-cell>
          <table:table-cell office:value-type="string" office:string-value="2023-02-06  9:30:00" table:formula="of:=COM.MICROSOFT.CONCAT([.C496];[.D496];[.E496])" table:style-name="ce1">
            <text:p>2023-02-06 <text:s/>9:30:00</text:p>
          </table:table-cell>
          <table:table-cell office:value-type="string" office:string-value="2023-02-06  23:30:00" table:formula="of:=COM.MICROSOFT.CONCAT([.C496];[.D496];[.F496])" table:style-name="ce1">
            <text:p>2023-02-06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07  13:30:00" table:formula="of:=COM.MICROSOFT.CONCAT([.C497];[.D497];[.E497])" table:style-name="ce1">
            <text:p>2023-02-07 <text:s/>13:30:00</text:p>
          </table:table-cell>
          <table:table-cell office:value-type="string" office:string-value="2023-02-07  15:00:00" table:formula="of:=COM.MICROSOFT.CONCAT([.C497];[.D497];[.F497])" table:style-name="ce1">
            <text:p>2023-02-07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08  13:30:00" table:formula="of:=COM.MICROSOFT.CONCAT([.C498];[.D498];[.E498])" table:style-name="ce1">
            <text:p>2023-02-08 <text:s/>13:30:00</text:p>
          </table:table-cell>
          <table:table-cell office:value-type="string" office:string-value="2023-02-08  15:00:00" table:formula="of:=COM.MICROSOFT.CONCAT([.C498];[.D498];[.F498])" table:style-name="ce1">
            <text:p>2023-02-08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09  13:30:00" table:formula="of:=COM.MICROSOFT.CONCAT([.C499];[.D499];[.E499])" table:style-name="ce1">
            <text:p>2023-02-09 <text:s/>13:30:00</text:p>
          </table:table-cell>
          <table:table-cell office:value-type="string" office:string-value="2023-02-09  15:00:00" table:formula="of:=COM.MICROSOFT.CONCAT([.C499];[.D499];[.F499])" table:style-name="ce1">
            <text:p>2023-02-09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10  13:30:00" table:formula="of:=COM.MICROSOFT.CONCAT([.C500];[.D500];[.E500])" table:style-name="ce1">
            <text:p>2023-02-10 <text:s/>13:30:00</text:p>
          </table:table-cell>
          <table:table-cell office:value-type="string" office:string-value="2023-02-10  15:00:00" table:formula="of:=COM.MICROSOFT.CONCAT([.C500];[.D500];[.F500])" table:style-name="ce1">
            <text:p>2023-02-10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6  20:40:00" table:formula="of:=COM.MICROSOFT.CONCAT([.C501];[.D501];[.E501])" table:style-name="ce1">
            <text:p>2023-02-06 <text:s/>20:40:00</text:p>
          </table:table-cell>
          <table:table-cell office:value-type="string" office:string-value="2023-02-06  21:40:00" table:formula="of:=COM.MICROSOFT.CONCAT([.C501];[.D501];[.F501])" table:style-name="ce1">
            <text:p>2023-02-06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7  20:40:00" table:formula="of:=COM.MICROSOFT.CONCAT([.C502];[.D502];[.E502])" table:style-name="ce1">
            <text:p>2023-02-07 <text:s/>20:40:00</text:p>
          </table:table-cell>
          <table:table-cell office:value-type="string" office:string-value="2023-02-07  21:40:00" table:formula="of:=COM.MICROSOFT.CONCAT([.C502];[.D502];[.F502])" table:style-name="ce1">
            <text:p>2023-02-07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8  20:40:00" table:formula="of:=COM.MICROSOFT.CONCAT([.C503];[.D503];[.E503])" table:style-name="ce1">
            <text:p>2023-02-08 <text:s/>20:40:00</text:p>
          </table:table-cell>
          <table:table-cell office:value-type="string" office:string-value="2023-02-08  21:40:00" table:formula="of:=COM.MICROSOFT.CONCAT([.C503];[.D503];[.F503])" table:style-name="ce1">
            <text:p>2023-02-08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09  20:40:00" table:formula="of:=COM.MICROSOFT.CONCAT([.C504];[.D504];[.E504])" table:style-name="ce1">
            <text:p>2023-02-09 <text:s/>20:40:00</text:p>
          </table:table-cell>
          <table:table-cell office:value-type="string" office:string-value="2023-02-09  21:40:00" table:formula="of:=COM.MICROSOFT.CONCAT([.C504];[.D504];[.F504])" table:style-name="ce1">
            <text:p>2023-02-09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10  20:40:00" table:formula="of:=COM.MICROSOFT.CONCAT([.C505];[.D505];[.E505])" table:style-name="ce1">
            <text:p>2023-02-10 <text:s/>20:40:00</text:p>
          </table:table-cell>
          <table:table-cell office:value-type="string" office:string-value="2023-02-10  21:40:00" table:formula="of:=COM.MICROSOFT.CONCAT([.C505];[.D505];[.F505])" table:style-name="ce1">
            <text:p>2023-02-10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06  20:30:00" table:formula="of:=COM.MICROSOFT.CONCAT([.C506];[.D506];[.E506])" table:style-name="ce1">
            <text:p>2023-02-06 <text:s/>20:30:00</text:p>
          </table:table-cell>
          <table:table-cell office:value-type="string" office:string-value="2023-02-06  22:30:00" table:formula="of:=COM.MICROSOFT.CONCAT([.C506];[.D506];[.F506])" table:style-name="ce1">
            <text:p>2023-02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07  20:30:00" table:formula="of:=COM.MICROSOFT.CONCAT([.C507];[.D507];[.E507])" table:style-name="ce1">
            <text:p>2023-02-07 <text:s/>20:30:00</text:p>
          </table:table-cell>
          <table:table-cell office:value-type="string" office:string-value="2023-02-07  22:30:00" table:formula="of:=COM.MICROSOFT.CONCAT([.C507];[.D507];[.F507])" table:style-name="ce1">
            <text:p>2023-02-0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08  20:30:00" table:formula="of:=COM.MICROSOFT.CONCAT([.C508];[.D508];[.E508])" table:style-name="ce1">
            <text:p>2023-02-08 <text:s/>20:30:00</text:p>
          </table:table-cell>
          <table:table-cell office:value-type="string" office:string-value="2023-02-08  22:30:00" table:formula="of:=COM.MICROSOFT.CONCAT([.C508];[.D508];[.F508])" table:style-name="ce1">
            <text:p>2023-02-0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09  20:30:00" table:formula="of:=COM.MICROSOFT.CONCAT([.C509];[.D509];[.E509])" table:style-name="ce1">
            <text:p>2023-02-09 <text:s/>20:30:00</text:p>
          </table:table-cell>
          <table:table-cell office:value-type="string" office:string-value="2023-02-09  22:30:00" table:formula="of:=COM.MICROSOFT.CONCAT([.C509];[.D509];[.F509])" table:style-name="ce1">
            <text:p>2023-02-0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10  20:30:00" table:formula="of:=COM.MICROSOFT.CONCAT([.C510];[.D510];[.E510])" table:style-name="ce1">
            <text:p>2023-02-10 <text:s/>20:30:00</text:p>
          </table:table-cell>
          <table:table-cell office:value-type="string" office:string-value="2023-02-10  22:30:00" table:formula="of:=COM.MICROSOFT.CONCAT([.C510];[.D510];[.F510])" table:style-name="ce1">
            <text:p>2023-02-1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10  21:45:00" table:formula="of:=COM.MICROSOFT.CONCAT([.C511];[.D511];[.E511])" table:style-name="ce1">
            <text:p>2023-02-10 <text:s/>21:45:00</text:p>
          </table:table-cell>
          <table:table-cell office:value-type="string" office:string-value="2023-02-10  23:00:00" table:formula="of:=COM.MICROSOFT.CONCAT([.C511];[.D511];[.F511])" table:style-name="ce1">
            <text:p>2023-02-1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06  14:30:00" table:formula="of:=COM.MICROSOFT.CONCAT([.C512];[.D512];[.E512])" table:style-name="ce1">
            <text:p>2023-02-06 <text:s/>14:30:00</text:p>
          </table:table-cell>
          <table:table-cell office:value-type="string" office:string-value="2023-02-06  20:00:00" table:formula="of:=COM.MICROSOFT.CONCAT([.C512];[.D512];[.F512])" table:style-name="ce1">
            <text:p>2023-02-06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07  14:30:00" table:formula="of:=COM.MICROSOFT.CONCAT([.C513];[.D513];[.E513])" table:style-name="ce1">
            <text:p>2023-02-07 <text:s/>14:30:00</text:p>
          </table:table-cell>
          <table:table-cell office:value-type="string" office:string-value="2023-02-07  20:00:00" table:formula="of:=COM.MICROSOFT.CONCAT([.C513];[.D513];[.F513])" table:style-name="ce1">
            <text:p>2023-02-07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08  14:30:00" table:formula="of:=COM.MICROSOFT.CONCAT([.C514];[.D514];[.E514])" table:style-name="ce1">
            <text:p>2023-02-08 <text:s/>14:30:00</text:p>
          </table:table-cell>
          <table:table-cell office:value-type="string" office:string-value="2023-02-08  20:00:00" table:formula="of:=COM.MICROSOFT.CONCAT([.C514];[.D514];[.F514])" table:style-name="ce1">
            <text:p>2023-02-0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09  14:30:00" table:formula="of:=COM.MICROSOFT.CONCAT([.C515];[.D515];[.E515])" table:style-name="ce1">
            <text:p>2023-02-09 <text:s/>14:30:00</text:p>
          </table:table-cell>
          <table:table-cell office:value-type="string" office:string-value="2023-02-09  20:00:00" table:formula="of:=COM.MICROSOFT.CONCAT([.C515];[.D515];[.F515])" table:style-name="ce1">
            <text:p>2023-02-09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10  14:30:00" table:formula="of:=COM.MICROSOFT.CONCAT([.C516];[.D516];[.E516])" table:style-name="ce1">
            <text:p>2023-02-10 <text:s/>14:30:00</text:p>
          </table:table-cell>
          <table:table-cell office:value-type="string" office:string-value="2023-02-10  20:00:00" table:formula="of:=COM.MICROSOFT.CONCAT([.C516];[.D516];[.F516])" table:style-name="ce1">
            <text:p>2023-02-1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2-11  22:00:00" table:formula="of:=COM.MICROSOFT.CONCAT([.C517];[.D517];[.E517])" table:style-name="ce1">
            <text:p>2023-02-11 <text:s/>22:00:00</text:p>
          </table:table-cell>
          <table:table-cell office:value-type="string" office:string-value="2023-02-11  23:59:59" table:formula="of:=COM.MICROSOFT.CONCAT([.C517];[.D517];[.F517])" table:style-name="ce1">
            <text:p>2023-02-11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48:00</text:p>
          </table:table-cell>
          <table:table-cell office:value-type="string" table:style-name="ce2">
            <text:p>22:00:00</text:p>
          </table:table-cell>
          <table:table-cell office:value-type="string" office:string-value="2023-02-11  10:48:00" table:formula="of:=COM.MICROSOFT.CONCAT([.C518];[.D518];[.E518])" table:style-name="ce1">
            <text:p>2023-02-11 <text:s/>10:48:00</text:p>
          </table:table-cell>
          <table:table-cell office:value-type="string" office:string-value="2023-02-11  22:00:00" table:formula="of:=COM.MICROSOFT.CONCAT([.C518];[.D518];[.F518])" table:style-name="ce1">
            <text:p>2023-02-1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20:00</text:p>
          </table:table-cell>
          <table:table-cell office:value-type="string" table:style-name="ce2">
            <text:p>21:00:00</text:p>
          </table:table-cell>
          <table:table-cell office:value-type="string" office:string-value="2023-02-11  19:20:00" table:formula="of:=COM.MICROSOFT.CONCAT([.C519];[.D519];[.E519])" table:style-name="ce1">
            <text:p>2023-02-11 <text:s/>19:20:00</text:p>
          </table:table-cell>
          <table:table-cell office:value-type="string" office:string-value="2023-02-11  21:00:00" table:formula="of:=COM.MICROSOFT.CONCAT([.C519];[.D519];[.F519])" table:style-name="ce1">
            <text:p>2023-02-11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2-11  22:00:00" table:formula="of:=COM.MICROSOFT.CONCAT([.C520];[.D520];[.E520])" table:style-name="ce1">
            <text:p>2023-02-11 <text:s/>22:00:00</text:p>
          </table:table-cell>
          <table:table-cell office:value-type="string" office:string-value="2023-02-11  23:59:59" table:formula="of:=COM.MICROSOFT.CONCAT([.C520];[.D520];[.F520])" table:style-name="ce1">
            <text:p>2023-02-11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2-11  20:30:00" table:formula="of:=COM.MICROSOFT.CONCAT([.C521];[.D521];[.E521])" table:style-name="ce1">
            <text:p>2023-02-11 <text:s/>20:30:00</text:p>
          </table:table-cell>
          <table:table-cell office:value-type="string" office:string-value="2023-02-11  22:30:00" table:formula="of:=COM.MICROSOFT.CONCAT([.C521];[.D521];[.F521])" table:style-name="ce1">
            <text:p>2023-02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2-11  22:00:00" table:formula="of:=COM.MICROSOFT.CONCAT([.C522];[.D522];[.E522])" table:style-name="ce1">
            <text:p>2023-02-11 <text:s/>22:00:00</text:p>
          </table:table-cell>
          <table:table-cell office:value-type="string" office:string-value="2023-02-11  23:59:59" table:formula="of:=COM.MICROSOFT.CONCAT([.C522];[.D522];[.F522])" table:style-name="ce1">
            <text:p>2023-02-11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3-0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10:00</text:p>
          </table:table-cell>
          <table:table-cell office:value-type="string" office:string-value="2023-02-11  21:00:00" table:formula="of:=COM.MICROSOFT.CONCAT([.C523];[.D523];[.E523])" table:style-name="ce1">
            <text:p>2023-02-11 <text:s/>21:00:00</text:p>
          </table:table-cell>
          <table:table-cell office:value-type="string" office:string-value="2023-02-11  23:10:00" table:formula="of:=COM.MICROSOFT.CONCAT([.C523];[.D523];[.F523])" table:style-name="ce1">
            <text:p>2023-02-11 <text:s/>23:1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35:00</text:p>
          </table:table-cell>
          <table:table-cell office:value-type="string" office:string-value="2023-02-12  20:00:00" table:formula="of:=COM.MICROSOFT.CONCAT([.C524];[.D524];[.E524])" table:style-name="ce1">
            <text:p>2023-02-12 <text:s/>20:00:00</text:p>
          </table:table-cell>
          <table:table-cell office:value-type="string" office:string-value="2023-02-12  22:35:00" table:formula="of:=COM.MICROSOFT.CONCAT([.C524];[.D524];[.F524])" table:style-name="ce1">
            <text:p>2023-02-12 <text:s/>22:3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7:00</text:p>
          </table:table-cell>
          <table:table-cell office:value-type="string" office:string-value="2023-02-12  22:00:00" table:formula="of:=COM.MICROSOFT.CONCAT([.C525];[.D525];[.E525])" table:style-name="ce1">
            <text:p>2023-02-12 <text:s/>22:00:00</text:p>
          </table:table-cell>
          <table:table-cell office:value-type="string" office:string-value="2023-02-12  23:57:00" table:formula="of:=COM.MICROSOFT.CONCAT([.C525];[.D525];[.F525])" table:style-name="ce1">
            <text:p>2023-02-12 <text:s/>23:5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2-12  21:00:00" table:formula="of:=COM.MICROSOFT.CONCAT([.C526];[.D526];[.E526])" table:style-name="ce1">
            <text:p>2023-02-12 <text:s/>21:00:00</text:p>
          </table:table-cell>
          <table:table-cell office:value-type="string" office:string-value="2023-02-12  23:00:00" table:formula="of:=COM.MICROSOFT.CONCAT([.C526];[.D526];[.F526])" table:style-name="ce1">
            <text:p>2023-02-1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12  20:00:00" table:formula="of:=COM.MICROSOFT.CONCAT([.C527];[.D527];[.E527])" table:style-name="ce1">
            <text:p>2023-02-12 <text:s/>20:00:00</text:p>
          </table:table-cell>
          <table:table-cell office:value-type="string" office:string-value="2023-02-12  22:00:00" table:formula="of:=COM.MICROSOFT.CONCAT([.C527];[.D527];[.F527])" table:style-name="ce1">
            <text:p>2023-02-12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text:s text:c="2"/></text:p>
          </table:table-cell>
          <table:table-cell office:value-type="string" table:style-name="ce2">
            <text:p>2023-0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25:00</text:p>
          </table:table-cell>
          <table:table-cell office:value-type="string" office:string-value="2023-02-12  20:00:00" table:formula="of:=COM.MICROSOFT.CONCAT([.C528];[.D528];[.E528])" table:style-name="ce1">
            <text:p>2023-02-12 <text:s/>20:00:00</text:p>
          </table:table-cell>
          <table:table-cell office:value-type="string" office:string-value="2023-02-12  22:25:00" table:formula="of:=COM.MICROSOFT.CONCAT([.C528];[.D528];[.F528])" table:style-name="ce1">
            <text:p>2023-02-12 <text:s/>22:25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29];[.D529];[.E529])" table:style-name="ce1">
            <text:p><text:s text:c="2"/></text:p>
          </table:table-cell>
          <table:table-cell office:value-type="string" office:string-value="  " table:formula="of:=COM.MICROSOFT.CONCAT([.C529];[.D529];[.F529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2-13  15:00:00" table:formula="of:=COM.MICROSOFT.CONCAT([.C530];[.D530];[.E530])" table:style-name="ce1">
            <text:p>2023-02-13 <text:s/>15:00:00</text:p>
          </table:table-cell>
          <table:table-cell office:value-type="string" office:string-value="2023-02-13  17:00:00" table:formula="of:=COM.MICROSOFT.CONCAT([.C530];[.D530];[.F530])" table:style-name="ce1">
            <text:p>2023-02-13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2-14  19:00:00" table:formula="of:=COM.MICROSOFT.CONCAT([.C531];[.D531];[.E531])" table:style-name="ce1">
            <text:p>2023-02-14 <text:s/>19:00:00</text:p>
          </table:table-cell>
          <table:table-cell office:value-type="string" office:string-value="2023-02-14  21:00:00" table:formula="of:=COM.MICROSOFT.CONCAT([.C531];[.D531];[.F531])" table:style-name="ce1">
            <text:p>2023-02-1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3</text:p>
          </table:table-cell>
          <table:table-cell office:value-type="string" table:style-name="ce2">
            <text:p>2023-0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2-15  15:00:00" table:formula="of:=COM.MICROSOFT.CONCAT([.C532];[.D532];[.E532])" table:style-name="ce1">
            <text:p>2023-02-15 <text:s/>15:00:00</text:p>
          </table:table-cell>
          <table:table-cell office:value-type="string" office:string-value="2023-02-15  17:00:00" table:formula="of:=COM.MICROSOFT.CONCAT([.C532];[.D532];[.F532])" table:style-name="ce1">
            <text:p>2023-02-15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3</text:p>
          </table:table-cell>
          <table:table-cell office:value-type="string" table:style-name="ce2">
            <text:p>2023-0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2-15  15:00:00" table:formula="of:=COM.MICROSOFT.CONCAT([.C533];[.D533];[.E533])" table:style-name="ce1">
            <text:p>2023-02-15 <text:s/>15:00:00</text:p>
          </table:table-cell>
          <table:table-cell office:value-type="string" office:string-value="2023-02-15  17:00:00" table:formula="of:=COM.MICROSOFT.CONCAT([.C533];[.D533];[.F533])" table:style-name="ce1">
            <text:p>2023-02-15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45:00</text:p>
          </table:table-cell>
          <table:table-cell office:value-type="string" table:style-name="ce2">
            <text:p>14:45:00</text:p>
          </table:table-cell>
          <table:table-cell office:value-type="string" office:string-value="2023-02-16  12:45:00" table:formula="of:=COM.MICROSOFT.CONCAT([.C534];[.D534];[.E534])" table:style-name="ce1">
            <text:p>2023-02-16 <text:s/>12:45:00</text:p>
          </table:table-cell>
          <table:table-cell office:value-type="string" office:string-value="2023-02-16  14:45:00" table:formula="of:=COM.MICROSOFT.CONCAT([.C534];[.D534];[.F534])" table:style-name="ce1">
            <text:p>2023-02-16 <text:s/>14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7:30:00</text:p>
          </table:table-cell>
          <table:table-cell office:value-type="string" table:style-name="ce2">
            <text:p>09:30:00</text:p>
          </table:table-cell>
          <table:table-cell office:value-type="string" office:string-value="2023-02-18  7:30:00" table:formula="of:=COM.MICROSOFT.CONCAT([.C535];[.D535];[.E535])" table:style-name="ce1">
            <text:p>2023-02-18 <text:s/>7:30:00</text:p>
          </table:table-cell>
          <table:table-cell office:value-type="string" office:string-value="2023-02-18  09:30:00" table:formula="of:=COM.MICROSOFT.CONCAT([.C535];[.D535];[.F535])" table:style-name="ce1">
            <text:p>2023-02-18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OLPERU 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2-19  15:30:00" table:formula="of:=COM.MICROSOFT.CONCAT([.C536];[.D536];[.E536])" table:style-name="ce1">
            <text:p>2023-02-19 <text:s/>15:30:00</text:p>
          </table:table-cell>
          <table:table-cell office:value-type="string" office:string-value="2023-02-19  17:30:00" table:formula="of:=COM.MICROSOFT.CONCAT([.C536];[.D536];[.F536])" table:style-name="ce1">
            <text:p>2023-02-19 <text:s/>17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9:00:00</text:p>
          </table:table-cell>
          <table:table-cell office:value-type="string" table:style-name="ce2">
            <text:p>11:00:00</text:p>
          </table:table-cell>
          <table:table-cell office:value-type="string" office:string-value="2023-02-19  9:00:00" table:formula="of:=COM.MICROSOFT.CONCAT([.C537];[.D537];[.E537])" table:style-name="ce1">
            <text:p>2023-02-19 <text:s/>9:00:00</text:p>
          </table:table-cell>
          <table:table-cell office:value-type="string" office:string-value="2023-02-19  11:00:00" table:formula="of:=COM.MICROSOFT.CONCAT([.C537];[.D537];[.F537])" table:style-name="ce1">
            <text:p>2023-02-19 <text:s/>1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2-19  15:00:00" table:formula="of:=COM.MICROSOFT.CONCAT([.C538];[.D538];[.E538])" table:style-name="ce1">
            <text:p>2023-02-19 <text:s/>15:00:00</text:p>
          </table:table-cell>
          <table:table-cell office:value-type="string" office:string-value="2023-02-19  17:00:00" table:formula="of:=COM.MICROSOFT.CONCAT([.C538];[.D538];[.F538])" table:style-name="ce1">
            <text:p>2023-02-19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09:30:00</text:p>
          </table:table-cell>
          <table:table-cell office:value-type="string" office:string-value="2023-02-13  5:00:00" table:formula="of:=COM.MICROSOFT.CONCAT([.C539];[.D539];[.E539])" table:style-name="ce1">
            <text:p>2023-02-13 <text:s/>5:00:00</text:p>
          </table:table-cell>
          <table:table-cell office:value-type="string" office:string-value="2023-02-13  09:30:00" table:formula="of:=COM.MICROSOFT.CONCAT([.C539];[.D539];[.F539])" table:style-name="ce1">
            <text:p>2023-02-13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13  13:30:00" table:formula="of:=COM.MICROSOFT.CONCAT([.C540];[.D540];[.E540])" table:style-name="ce1">
            <text:p>2023-02-13 <text:s/>13:30:00</text:p>
          </table:table-cell>
          <table:table-cell office:value-type="string" office:string-value="2023-02-13  15:00:00" table:formula="of:=COM.MICROSOFT.CONCAT([.C540];[.D540];[.F540])" table:style-name="ce1">
            <text:p>2023-02-13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14  13:30:00" table:formula="of:=COM.MICROSOFT.CONCAT([.C541];[.D541];[.E541])" table:style-name="ce1">
            <text:p>2023-02-14 <text:s/>13:30:00</text:p>
          </table:table-cell>
          <table:table-cell office:value-type="string" office:string-value="2023-02-14  15:00:00" table:formula="of:=COM.MICROSOFT.CONCAT([.C541];[.D541];[.F541])" table:style-name="ce1">
            <text:p>2023-02-14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15  13:30:00" table:formula="of:=COM.MICROSOFT.CONCAT([.C542];[.D542];[.E542])" table:style-name="ce1">
            <text:p>2023-02-15 <text:s/>13:30:00</text:p>
          </table:table-cell>
          <table:table-cell office:value-type="string" office:string-value="2023-02-15  15:00:00" table:formula="of:=COM.MICROSOFT.CONCAT([.C542];[.D542];[.F542])" table:style-name="ce1">
            <text:p>2023-02-15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16  13:30:00" table:formula="of:=COM.MICROSOFT.CONCAT([.C543];[.D543];[.E543])" table:style-name="ce1">
            <text:p>2023-02-16 <text:s/>13:30:00</text:p>
          </table:table-cell>
          <table:table-cell office:value-type="string" office:string-value="2023-02-16  15:00:00" table:formula="of:=COM.MICROSOFT.CONCAT([.C543];[.D543];[.F543])" table:style-name="ce1">
            <text:p>2023-02-16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2-17  13:30:00" table:formula="of:=COM.MICROSOFT.CONCAT([.C544];[.D544];[.E544])" table:style-name="ce1">
            <text:p>2023-02-17 <text:s/>13:30:00</text:p>
          </table:table-cell>
          <table:table-cell office:value-type="string" office:string-value="2023-02-17  15:00:00" table:formula="of:=COM.MICROSOFT.CONCAT([.C544];[.D544];[.F544])" table:style-name="ce1">
            <text:p>2023-02-17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13  20:40:00" table:formula="of:=COM.MICROSOFT.CONCAT([.C545];[.D545];[.E545])" table:style-name="ce1">
            <text:p>2023-02-13 <text:s/>20:40:00</text:p>
          </table:table-cell>
          <table:table-cell office:value-type="string" office:string-value="2023-02-13  21:40:00" table:formula="of:=COM.MICROSOFT.CONCAT([.C545];[.D545];[.F545])" table:style-name="ce1">
            <text:p>2023-02-13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14  20:40:00" table:formula="of:=COM.MICROSOFT.CONCAT([.C546];[.D546];[.E546])" table:style-name="ce1">
            <text:p>2023-02-14 <text:s/>20:40:00</text:p>
          </table:table-cell>
          <table:table-cell office:value-type="string" office:string-value="2023-02-14  21:40:00" table:formula="of:=COM.MICROSOFT.CONCAT([.C546];[.D546];[.F546])" table:style-name="ce1">
            <text:p>2023-02-14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15  20:40:00" table:formula="of:=COM.MICROSOFT.CONCAT([.C547];[.D547];[.E547])" table:style-name="ce1">
            <text:p>2023-02-15 <text:s/>20:40:00</text:p>
          </table:table-cell>
          <table:table-cell office:value-type="string" office:string-value="2023-02-15  21:40:00" table:formula="of:=COM.MICROSOFT.CONCAT([.C547];[.D547];[.F547])" table:style-name="ce1">
            <text:p>2023-02-15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16  20:40:00" table:formula="of:=COM.MICROSOFT.CONCAT([.C548];[.D548];[.E548])" table:style-name="ce1">
            <text:p>2023-02-16 <text:s/>20:40:00</text:p>
          </table:table-cell>
          <table:table-cell office:value-type="string" office:string-value="2023-02-16  21:40:00" table:formula="of:=COM.MICROSOFT.CONCAT([.C548];[.D548];[.F548])" table:style-name="ce1">
            <text:p>2023-02-16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2-17  20:40:00" table:formula="of:=COM.MICROSOFT.CONCAT([.C549];[.D549];[.E549])" table:style-name="ce1">
            <text:p>2023-02-17 <text:s/>20:40:00</text:p>
          </table:table-cell>
          <table:table-cell office:value-type="string" office:string-value="2023-02-17  21:40:00" table:formula="of:=COM.MICROSOFT.CONCAT([.C549];[.D549];[.F549])" table:style-name="ce1">
            <text:p>2023-02-17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2-13  20:00:00" table:formula="of:=COM.MICROSOFT.CONCAT([.C550];[.D550];[.E550])" table:style-name="ce1">
            <text:p>2023-02-13 <text:s/>20:00:00</text:p>
          </table:table-cell>
          <table:table-cell office:value-type="string" office:string-value="2023-02-13  21:30:00" table:formula="of:=COM.MICROSOFT.CONCAT([.C550];[.D550];[.F550])" table:style-name="ce1">
            <text:p>2023-02-13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2-14  20:00:00" table:formula="of:=COM.MICROSOFT.CONCAT([.C551];[.D551];[.E551])" table:style-name="ce1">
            <text:p>2023-02-14 <text:s/>20:00:00</text:p>
          </table:table-cell>
          <table:table-cell office:value-type="string" office:string-value="2023-02-14  21:30:00" table:formula="of:=COM.MICROSOFT.CONCAT([.C551];[.D551];[.F551])" table:style-name="ce1">
            <text:p>2023-02-14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2-15  20:00:00" table:formula="of:=COM.MICROSOFT.CONCAT([.C552];[.D552];[.E552])" table:style-name="ce1">
            <text:p>2023-02-15 <text:s/>20:00:00</text:p>
          </table:table-cell>
          <table:table-cell office:value-type="string" office:string-value="2023-02-15  21:30:00" table:formula="of:=COM.MICROSOFT.CONCAT([.C552];[.D552];[.F552])" table:style-name="ce1">
            <text:p>2023-02-15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2-16  20:00:00" table:formula="of:=COM.MICROSOFT.CONCAT([.C553];[.D553];[.E553])" table:style-name="ce1">
            <text:p>2023-02-16 <text:s/>20:00:00</text:p>
          </table:table-cell>
          <table:table-cell office:value-type="string" office:string-value="2023-02-16  21:30:00" table:formula="of:=COM.MICROSOFT.CONCAT([.C553];[.D553];[.F553])" table:style-name="ce1">
            <text:p>2023-02-16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2-17  20:00:00" table:formula="of:=COM.MICROSOFT.CONCAT([.C554];[.D554];[.E554])" table:style-name="ce1">
            <text:p>2023-02-17 <text:s/>20:00:00</text:p>
          </table:table-cell>
          <table:table-cell office:value-type="string" office:string-value="2023-02-17  21:30:00" table:formula="of:=COM.MICROSOFT.CONCAT([.C554];[.D554];[.F554])" table:style-name="ce1">
            <text:p>2023-02-17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2-13  21:45:00" table:formula="of:=COM.MICROSOFT.CONCAT([.C555];[.D555];[.E555])" table:style-name="ce1">
            <text:p>2023-02-13 <text:s/>21:45:00</text:p>
          </table:table-cell>
          <table:table-cell office:value-type="string" office:string-value="2023-02-13  23:00:00" table:formula="of:=COM.MICROSOFT.CONCAT([.C555];[.D555];[.F555])" table:style-name="ce1">
            <text:p>2023-02-1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13  14:30:00" table:formula="of:=COM.MICROSOFT.CONCAT([.C556];[.D556];[.E556])" table:style-name="ce1">
            <text:p>2023-02-13 <text:s/>14:30:00</text:p>
          </table:table-cell>
          <table:table-cell office:value-type="string" office:string-value="2023-02-13  20:00:00" table:formula="of:=COM.MICROSOFT.CONCAT([.C556];[.D556];[.F556])" table:style-name="ce1">
            <text:p>2023-02-13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14  14:30:00" table:formula="of:=COM.MICROSOFT.CONCAT([.C557];[.D557];[.E557])" table:style-name="ce1">
            <text:p>2023-02-14 <text:s/>14:30:00</text:p>
          </table:table-cell>
          <table:table-cell office:value-type="string" office:string-value="2023-02-14  20:00:00" table:formula="of:=COM.MICROSOFT.CONCAT([.C557];[.D557];[.F557])" table:style-name="ce1">
            <text:p>2023-02-14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15  14:30:00" table:formula="of:=COM.MICROSOFT.CONCAT([.C558];[.D558];[.E558])" table:style-name="ce1">
            <text:p>2023-02-15 <text:s/>14:30:00</text:p>
          </table:table-cell>
          <table:table-cell office:value-type="string" office:string-value="2023-02-15  20:00:00" table:formula="of:=COM.MICROSOFT.CONCAT([.C558];[.D558];[.F558])" table:style-name="ce1">
            <text:p>2023-02-15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16  14:30:00" table:formula="of:=COM.MICROSOFT.CONCAT([.C559];[.D559];[.E559])" table:style-name="ce1">
            <text:p>2023-02-16 <text:s/>14:30:00</text:p>
          </table:table-cell>
          <table:table-cell office:value-type="string" office:string-value="2023-02-16  20:00:00" table:formula="of:=COM.MICROSOFT.CONCAT([.C559];[.D559];[.F559])" table:style-name="ce1">
            <text:p>2023-02-16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2-17  14:30:00" table:formula="of:=COM.MICROSOFT.CONCAT([.C560];[.D560];[.E560])" table:style-name="ce1">
            <text:p>2023-02-17 <text:s/>14:30:00</text:p>
          </table:table-cell>
          <table:table-cell office:value-type="string" office:string-value="2023-02-17  20:00:00" table:formula="of:=COM.MICROSOFT.CONCAT([.C560];[.D560];[.F560])" table:style-name="ce1">
            <text:p>2023-02-17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érica TV</text:p>
          </table:table-cell>
          <table:table-cell office:value-type="string" table:style-name="ce2">
            <text:p>2023-0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2-18  22:00:00" table:formula="of:=COM.MICROSOFT.CONCAT([.C561];[.D561];[.E561])" table:style-name="ce1">
            <text:p>2023-02-18 <text:s/>22:00:00</text:p>
          </table:table-cell>
          <table:table-cell office:value-type="string" office:string-value="2023-02-18  23:59:59" table:formula="of:=COM.MICROSOFT.CONCAT([.C561];[.D561];[.F561])" table:style-name="ce1">
            <text:p>2023-02-18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54:00</text:p>
          </table:table-cell>
          <table:table-cell office:value-type="string" office:string-value="2023-02-18  21:00:00" table:formula="of:=COM.MICROSOFT.CONCAT([.C562];[.D562];[.E562])" table:style-name="ce1">
            <text:p>2023-02-18 <text:s/>21:00:00</text:p>
          </table:table-cell>
          <table:table-cell office:value-type="string" office:string-value="2023-02-18  22:54:00" table:formula="of:=COM.MICROSOFT.CONCAT([.C562];[.D562];[.F562])" table:style-name="ce1">
            <text:p>2023-02-18 <text:s/>22:54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2-18  18:30:00" table:formula="of:=COM.MICROSOFT.CONCAT([.C563];[.D563];[.E563])" table:style-name="ce1">
            <text:p>2023-02-18 <text:s/>18:30:00</text:p>
          </table:table-cell>
          <table:table-cell office:value-type="string" office:string-value="2023-02-18  20:30:00" table:formula="of:=COM.MICROSOFT.CONCAT([.C563];[.D563];[.F563])" table:style-name="ce1">
            <text:p>2023-02-18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</text:p>
          </table:table-cell>
          <table:table-cell office:value-type="string" table:style-name="ce2">
            <text:p>2023-0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3:26:00</text:p>
          </table:table-cell>
          <table:table-cell office:value-type="string" office:string-value="2023-02-18  20:00:00" table:formula="of:=COM.MICROSOFT.CONCAT([.C564];[.D564];[.E564])" table:style-name="ce1">
            <text:p>2023-02-18 <text:s/>20:00:00</text:p>
          </table:table-cell>
          <table:table-cell office:value-type="string" office:string-value="2023-02-18  23:26:00" table:formula="of:=COM.MICROSOFT.CONCAT([.C564];[.D564];[.F564])" table:style-name="ce1">
            <text:p>2023-02-18 <text:s/>23:26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57:00</text:p>
          </table:table-cell>
          <table:table-cell office:value-type="string" office:string-value="2023-02-18  21:00:00" table:formula="of:=COM.MICROSOFT.CONCAT([.C565];[.D565];[.E565])" table:style-name="ce1">
            <text:p>2023-02-18 <text:s/>21:00:00</text:p>
          </table:table-cell>
          <table:table-cell office:value-type="string" office:string-value="2023-02-18  23:57:00" table:formula="of:=COM.MICROSOFT.CONCAT([.C565];[.D565];[.F565])" table:style-name="ce1">
            <text:p>2023-02-18 <text:s/>23:5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3-0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55:00</text:p>
          </table:table-cell>
          <table:table-cell office:value-type="string" office:string-value="2023-02-18  15:30:00" table:formula="of:=COM.MICROSOFT.CONCAT([.C566];[.D566];[.E566])" table:style-name="ce1">
            <text:p>2023-02-18 <text:s/>15:30:00</text:p>
          </table:table-cell>
          <table:table-cell office:value-type="string" office:string-value="2023-02-18  17:55:00" table:formula="of:=COM.MICROSOFT.CONCAT([.C566];[.D566];[.F566])" table:style-name="ce1">
            <text:p>2023-02-18 <text:s/>17:5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9:00</text:p>
          </table:table-cell>
          <table:table-cell office:value-type="string" table:style-name="ce2">
            <text:p>22:00:00</text:p>
          </table:table-cell>
          <table:table-cell office:value-type="string" office:string-value="2023-02-19  19:09:00" table:formula="of:=COM.MICROSOFT.CONCAT([.C567];[.D567];[.E567])" table:style-name="ce1">
            <text:p>2023-02-19 <text:s/>19:09:00</text:p>
          </table:table-cell>
          <table:table-cell office:value-type="string" office:string-value="2023-02-19  22:00:00" table:formula="of:=COM.MICROSOFT.CONCAT([.C567];[.D567];[.F567])" table:style-name="ce1">
            <text:p>2023-02-19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12:00</text:p>
          </table:table-cell>
          <table:table-cell office:value-type="string" table:style-name="ce2">
            <text:p>23:53:00</text:p>
          </table:table-cell>
          <table:table-cell office:value-type="string" office:string-value="2023-02-19  18:12:00" table:formula="of:=COM.MICROSOFT.CONCAT([.C568];[.D568];[.E568])" table:style-name="ce1">
            <text:p>2023-02-19 <text:s/>18:12:00</text:p>
          </table:table-cell>
          <table:table-cell office:value-type="string" office:string-value="2023-02-19  23:53:00" table:formula="of:=COM.MICROSOFT.CONCAT([.C568];[.D568];[.F568])" table:style-name="ce1">
            <text:p>2023-02-19 <text:s/>23:53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38:00</text:p>
          </table:table-cell>
          <table:table-cell office:value-type="string" office:string-value="2023-02-19  20:00:00" table:formula="of:=COM.MICROSOFT.CONCAT([.C569];[.D569];[.E569])" table:style-name="ce1">
            <text:p>2023-02-19 <text:s/>20:00:00</text:p>
          </table:table-cell>
          <table:table-cell office:value-type="string" office:string-value="2023-02-19  22:38:00" table:formula="of:=COM.MICROSOFT.CONCAT([.C569];[.D569];[.F569])" table:style-name="ce1">
            <text:p>2023-02-19 <text:s/>22:38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6:00</text:p>
          </table:table-cell>
          <table:table-cell office:value-type="string" table:style-name="ce2">
            <text:p>21:04:00</text:p>
          </table:table-cell>
          <table:table-cell office:value-type="string" office:string-value="2023-02-19  18:26:00" table:formula="of:=COM.MICROSOFT.CONCAT([.C570];[.D570];[.E570])" table:style-name="ce1">
            <text:p>2023-02-19 <text:s/>18:26:00</text:p>
          </table:table-cell>
          <table:table-cell office:value-type="string" office:string-value="2023-02-19  21:04:00" table:formula="of:=COM.MICROSOFT.CONCAT([.C570];[.D570];[.F570])" table:style-name="ce1">
            <text:p>2023-02-19 <text:s/>21:04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30:00</text:p>
          </table:table-cell>
          <table:table-cell office:value-type="string" office:string-value="2023-02-19  20:00:00" table:formula="of:=COM.MICROSOFT.CONCAT([.C571];[.D571];[.E571])" table:style-name="ce1">
            <text:p>2023-02-19 <text:s/>20:00:00</text:p>
          </table:table-cell>
          <table:table-cell office:value-type="string" office:string-value="2023-02-19  22:30:00" table:formula="of:=COM.MICROSOFT.CONCAT([.C571];[.D571];[.F571])" table:style-name="ce1">
            <text:p>2023-02-1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2-19  20:00:00" table:formula="of:=COM.MICROSOFT.CONCAT([.C572];[.D572];[.E572])" table:style-name="ce1">
            <text:p>2023-02-19 <text:s/>20:00:00</text:p>
          </table:table-cell>
          <table:table-cell office:value-type="string" office:string-value="2023-02-19  22:00:00" table:formula="of:=COM.MICROSOFT.CONCAT([.C572];[.D572];[.F572])" table:style-name="ce1">
            <text:p>2023-02-19 <text:s/>22:00:00</text:p>
          </table:table-cell>
          <table:table-cell table:number-columns-repeated="16376"/>
        </table:table-row>
        <table:table-row table:number-rows-repeated="1048004" table:style-name="ro1">
          <table:table-cell table:number-columns-repeated="16384"/>
        </table:table-row>
      </table:table>
      <table:table table:name="Hoja3" table:style-name="ta1">
        <table:table-column table:style-name="co13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9">
            <text:p>América Cinescape 11 a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1:00:00</text:p>
          </table:table-cell>
          <table:table-cell office:value-type="string" table:style-name="ce10">
            <text:p>13:00:00</text:p>
          </table:table-cell>
          <table:table-cell office:value-type="string" table:style-name="ce10">
            <text:p>2021-09-11 11:00:00</text:p>
          </table:table-cell>
          <table:table-cell office:value-type="string" table:style-name="ce10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El reventonazo de la Chola 7 p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9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19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JB en ATV 8:0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00:00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021-09-11 20:00:00</text:p>
          </table:table-cell>
          <table:table-cell office:value-type="string" table:style-name="ce10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Reinas del Show 9:0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21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Latina HD La Voz Senior 8:30pm</text:p>
          </table:table-cell>
          <table:table-cell office:value-type="string" table:style-name="ce9">
            <text:p>LATINA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1 20:30:00</text:p>
          </table:table-cell>
          <table:table-cell office:value-type="string" table:style-name="ce10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TV Mi mamá cocina mejor que la tuya5:3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7:30:00</text:p>
          </table:table-cell>
          <table:table-cell office:value-type="string" table:style-name="ce10">
            <text:p>19:30:00</text:p>
          </table:table-cell>
          <table:table-cell office:value-type="string" table:style-name="ce10">
            <text:p>2021-09-12 17:30:00</text:p>
          </table:table-cell>
          <table:table-cell office:value-type="string" table:style-name="ce10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El fuera de Lista 8:3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Nunca Más 8:3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plus Jamás Perfectas 9:00 p.m.</text:p>
          </table:table-cell>
          <table:table-cell office:value-type="string" table:style-name="ce9">
            <text:p>M PLU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2 21:00:00</text:p>
          </table:table-cell>
          <table:table-cell office:value-type="string" table:style-name="ce10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Después de Todo 10:0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3:59:59</text:p>
          </table:table-cell>
          <table:table-cell office:value-type="string" table:style-name="ce10">
            <text:p>2021-09-12 22:00:00</text:p>
          </table:table-cell>
          <table:table-cell office:value-type="string" table:style-name="ce10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2-20T17:08:41Z</dc:date>
    <meta:editing-cycles>40</meta:editing-cycles>
    <meta:editing-duration>PT44355S</meta:editing-duration>
  </office:meta>
</office:document-meta>
</file>